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3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7" style:family="table-cell" style:parent-style-name="Default" style:data-style-name="N19"/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0"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4">
            <text:p>telefono</text:p>
          </table:table-cell>
          <table:covered-table-cell/>
          <table:table-cell office:value-type="string" table:number-columns-spanned="2" table:number-rows-spanned="1" table:style-name="ce35">
            <text:p>licencia_manejo</text:p>
          </table:table-cell>
          <table:covered-table-cell/>
          <table:table-cell office:value-type="string" table:number-columns-spanned="6" table:number-rows-spanned="1" table:style-name="ce34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4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4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4">
            <text:p>identificaciones</text:p>
          </table:table-cell>
          <table:covered-table-cell/>
          <table:table-cell office:value-type="string" table:number-columns-spanned="2" table:number-rows-spanned="1" table:style-name="ce34">
            <text:p>Identificaciones 2</text:p>
          </table:table-cell>
          <table:covered-table-cell/>
          <table:table-cell office:value-type="string" table:number-columns-spanned="3" table:number-rows-spanned="1" table:style-name="ce34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4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548282" table:formula="of:=RANDBETWEEN(1000000;9999999)" table:style-name="ce2">
            <text:p>5548282</text:p>
          </table:table-cell>
          <table:table-cell office:value-type="float" office:value="76535175" table:formula="of:=RANDBETWEEN(10000000;99999999)" table:style-name="ce2">
            <text:p>7653517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7197127" table:formula="of:=RANDBETWEEN(1000000;9999999)" table:style-name="ce2">
            <text:p>7197127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8731874" table:formula="of:=RANDBETWEEN(1000000;9999999)" table:style-name="ce2">
            <text:p>8731874</text:p>
          </table:table-cell>
          <table:table-cell office:value-type="float" office:value="88088271" table:formula="of:=RANDBETWEEN(10000000;100000000)" table:style-name="ce2">
            <text:p>88088271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5548282) ,ROW('76535175','Argentina'),ARRAY['inglés','árabe','portugués','francés','null','null']::varchar(50)[], ARRAY[ ROW('Araceli',null,'Alcantara','Candelaria','1960-06-01','tío',ROW(58,4147197127) ), ROW('Calixtrato','Vicente','Quintanilla','Estrada','1960-06-01','hermano',ROW(58,4148731874) )]::familiar_ty[], ARRAY[ ROW('88088271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5548282) ,ROW('76535175','Argentina'),ARRAY['inglés','árabe','portugués','francés','null','null']::varchar(50)[], ARRAY[ ROW('Araceli',null,'Alcantara','Candelaria','1960-06-01','tío',ROW(58,4147197127) ), ROW('Calixtrato','Vicente','Quintanilla','Estrada','1960-06-01','hermano',ROW(58,4148731874) )]::familiar_ty[], ARRAY[ ROW('88088271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357328" table:formula="of:=RANDBETWEEN(1000000;9999999)" table:style-name="ce2">
            <text:p>4357328</text:p>
          </table:table-cell>
          <table:table-cell office:value-type="float" office:value="10361962" table:formula="of:=RANDBETWEEN(10000000;99999999)" table:style-name="ce2">
            <text:p>1036196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966336" table:formula="of:=RANDBETWEEN(1000000;9999999)" table:style-name="ce2">
            <text:p>1966336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2784834" table:formula="of:=RANDBETWEEN(1000000;9999999)" table:style-name="ce2">
            <text:p>2784834</text:p>
          </table:table-cell>
          <table:table-cell office:value-type="float" office:value="63667212" table:formula="of:=RANDBETWEEN(10000000;100000000)" table:style-name="ce2">
            <text:p>63667212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4357328) ,ROW('10361962','Groenlandia'),ARRAY['inglés','árabe','portugués','francés','null','null']::varchar(50)[], ARRAY[ ROW('Cecilio',null,'Maravilla','Soria','1950-05-20','hermano',ROW(58,2341966336) ), ROW('Ramon','Cesar','Soliz','Alvarenga','1950-05-20','madre',ROW(58,2342784834) )]::familiar_ty[], ARRAY[ ROW('63667212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4357328) ,ROW('10361962','Groenlandia'),ARRAY['inglés','árabe','portugués','francés','null','null']::varchar(50)[], ARRAY[ ROW('Cecilio',null,'Maravilla','Soria','1950-05-20','hermano',ROW(58,2341966336) ), ROW('Ramon','Cesar','Soliz','Alvarenga','1950-05-20','madre',ROW(58,2342784834) )]::familiar_ty[], ARRAY[ ROW('63667212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636338" table:formula="of:=RANDBETWEEN(1000000;9999999)" table:style-name="ce2">
            <text:p>3636338</text:p>
          </table:table-cell>
          <table:table-cell office:value-type="float" office:value="83257354" table:formula="of:=RANDBETWEEN(10000000;99999999)" table:style-name="ce2">
            <text:p>8325735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413239" table:formula="of:=RANDBETWEEN(1000000;9999999)" table:style-name="ce2">
            <text:p>7413239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816241" table:formula="of:=RANDBETWEEN(1000000;9999999)" table:style-name="ce2">
            <text:p>8816241</text:p>
          </table:table-cell>
          <table:table-cell office:value-type="float" office:value="97239496" table:formula="of:=RANDBETWEEN(10000000;100000000)" table:style-name="ce2">
            <text:p>97239496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3636338) ,ROW('83257354','Irlanda'),ARRAY['español','inglés','portugués','francés','null','null']::varchar(50)[], ARRAY[ ROW('Jesus','Juliano','Gallegos','Curiel','1949-10-23','padre',ROW(58,2127413239) ), ROW('Fabian','Benjamin','Jara','Arguello','1949-10-23','hermano',ROW(58,2128816241) )]::familiar_ty[], ARRAY[ ROW('97239496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3636338) ,ROW('83257354','Irlanda'),ARRAY['español','inglés','portugués','francés','null','null']::varchar(50)[], ARRAY[ ROW('Jesus','Juliano','Gallegos','Curiel','1949-10-23','padre',ROW(58,2127413239) ), ROW('Fabian','Benjamin','Jara','Arguello','1949-10-23','hermano',ROW(58,2128816241) )]::familiar_ty[], ARRAY[ ROW('97239496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962116" table:formula="of:=RANDBETWEEN(1000000;9999999)" table:style-name="ce2">
            <text:p>6962116</text:p>
          </table:table-cell>
          <table:table-cell office:value-type="float" office:value="79462910" table:formula="of:=RANDBETWEEN(10000000;99999999)" table:style-name="ce2">
            <text:p>7946291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1501344" table:formula="of:=RANDBETWEEN(1000000;9999999)" table:style-name="ce2">
            <text:p>1501344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5798769" table:formula="of:=RANDBETWEEN(1000000;9999999)" table:style-name="ce2">
            <text:p>5798769</text:p>
          </table:table-cell>
          <table:table-cell office:value-type="float" office:value="15808155" table:formula="of:=RANDBETWEEN(10000000;100000000)" table:style-name="ce2">
            <text:p>15808155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6962116) ,ROW('79462910','Uganda'),ARRAY['inglés','árabe','portugués','francés','null','null']::varchar(50)[], ARRAY[ ROW('Fermin',null,'Figueroa','Cordova','1973-11-14','madre',ROW(58,2811501344) ), ROW('Hugo',null,'Serrato','Barrios','1973-11-14','abuelo',ROW(58,2815798769) )]::familiar_ty[], ARRAY[ ROW('15808155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6962116) ,ROW('79462910','Uganda'),ARRAY['inglés','árabe','portugués','francés','null','null']::varchar(50)[], ARRAY[ ROW('Fermin',null,'Figueroa','Cordova','1973-11-14','madre',ROW(58,2811501344) ), ROW('Hugo',null,'Serrato','Barrios','1973-11-14','abuelo',ROW(58,2815798769) )]::familiar_ty[], ARRAY[ ROW('15808155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787510" table:formula="of:=RANDBETWEEN(1000000;9999999)" table:style-name="ce2">
            <text:p>5787510</text:p>
          </table:table-cell>
          <table:table-cell office:value-type="float" office:value="50101314" table:formula="of:=RANDBETWEEN(10000000;99999999)" table:style-name="ce2">
            <text:p>5010131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6351356" table:formula="of:=RANDBETWEEN(1000000;9999999)" table:style-name="ce2">
            <text:p>6351356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624245" table:formula="of:=RANDBETWEEN(1000000;9999999)" table:style-name="ce2">
            <text:p>4624245</text:p>
          </table:table-cell>
          <table:table-cell office:value-type="float" office:value="83661097" table:formula="of:=RANDBETWEEN(10000000;100000000)" table:style-name="ce2">
            <text:p>83661097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5787510) ,ROW('50101314','Argentina'),ARRAY['inglés','árabe','portugués','francés','null','null']::varchar(50)[], ARRAY[ ROW('Bibiana',null,'Monge','Ruano','1962-10-16','padre',ROW(58,4126351356) ), ROW('Brandon','Constantino','Razo','Casillas','1962-10-16','abuelo',ROW(58,4124624245) )]::familiar_ty[], ARRAY[ ROW('83661097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5787510) ,ROW('50101314','Argentina'),ARRAY['inglés','árabe','portugués','francés','null','null']::varchar(50)[], ARRAY[ ROW('Bibiana',null,'Monge','Ruano','1962-10-16','padre',ROW(58,4126351356) ), ROW('Brandon','Constantino','Razo','Casillas','1962-10-16','abuelo',ROW(58,4124624245) )]::familiar_ty[], ARRAY[ ROW('83661097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390057" table:formula="of:=RANDBETWEEN(1000000;9999999)" table:style-name="ce2">
            <text:p>5390057</text:p>
          </table:table-cell>
          <table:table-cell office:value-type="float" office:value="74900839" table:formula="of:=RANDBETWEEN(10000000;99999999)" table:style-name="ce2">
            <text:p>7490083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5239899" table:formula="of:=RANDBETWEEN(1000000;9999999)" table:style-name="ce2">
            <text:p>5239899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9583551" table:formula="of:=RANDBETWEEN(1000000;9999999)" table:style-name="ce2">
            <text:p>9583551</text:p>
          </table:table-cell>
          <table:table-cell office:value-type="float" office:value="61798513" table:formula="of:=RANDBETWEEN(10000000;100000000)" table:style-name="ce2">
            <text:p>61798513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5390057) ,ROW('74900839','Groenlandia'),ARRAY['inglés','árabe','portugués','francés','null','null']::varchar(50)[], ARRAY[ ROW('William',null,'Tellez','Cedillo','1953-04-17','abuelo',ROW(58,2615239899) ), ROW('Margarito','Leopoldo','Araujo','Villarreal','1953-04-17','hermano',ROW(58,2619583551) )]::familiar_ty[], ARRAY[ ROW('61798513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5390057) ,ROW('74900839','Groenlandia'),ARRAY['inglés','árabe','portugués','francés','null','null']::varchar(50)[], ARRAY[ ROW('William',null,'Tellez','Cedillo','1953-04-17','abuelo',ROW(58,2615239899) ), ROW('Margarito','Leopoldo','Araujo','Villarreal','1953-04-17','hermano',ROW(58,2619583551) )]::familiar_ty[], ARRAY[ ROW('61798513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131480" table:formula="of:=RANDBETWEEN(1000000;9999999)" table:style-name="ce2">
            <text:p>5131480</text:p>
          </table:table-cell>
          <table:table-cell office:value-type="float" office:value="75672267" table:formula="of:=RANDBETWEEN(10000000;99999999)" table:style-name="ce2">
            <text:p>7567226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8817133" table:formula="of:=RANDBETWEEN(1000000;9999999)" table:style-name="ce2">
            <text:p>8817133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2108589" table:formula="of:=RANDBETWEEN(1000000;9999999)" table:style-name="ce2">
            <text:p>2108589</text:p>
          </table:table-cell>
          <table:table-cell office:value-type="float" office:value="62293881" table:formula="of:=RANDBETWEEN(10000000;100000000)" table:style-name="ce2">
            <text:p>62293881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5131480) ,ROW('75672267','Irlanda'),ARRAY['español','inglés','portugués','francés','null','null']::varchar(50)[], ARRAY[ ROW('Cecilio','Owen','Alexander','Adams','1950-10-03','madre',ROW(58,4128817133) ), ROW('Juan','Felix','Najera','Echevarria','1950-10-03','abuelo',ROW(58,4122108589) )]::familiar_ty[], ARRAY[ ROW('62293881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5131480) ,ROW('75672267','Irlanda'),ARRAY['español','inglés','portugués','francés','null','null']::varchar(50)[], ARRAY[ ROW('Cecilio','Owen','Alexander','Adams','1950-10-03','madre',ROW(58,4128817133) ), ROW('Juan','Felix','Najera','Echevarria','1950-10-03','abuelo',ROW(58,4122108589) )]::familiar_ty[], ARRAY[ ROW('62293881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578975" table:formula="of:=RANDBETWEEN(1000000;9999999)" table:style-name="ce2">
            <text:p>4578975</text:p>
          </table:table-cell>
          <table:table-cell office:value-type="float" office:value="75951738" table:formula="of:=RANDBETWEEN(10000000;99999999)" table:style-name="ce2">
            <text:p>7595173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7675752" table:formula="of:=RANDBETWEEN(1000000;9999999)" table:style-name="ce2">
            <text:p>7675752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9813544" table:formula="of:=RANDBETWEEN(1000000;9999999)" table:style-name="ce2">
            <text:p>9813544</text:p>
          </table:table-cell>
          <table:table-cell office:value-type="float" office:value="73296875" table:formula="of:=RANDBETWEEN(10000000;100000000)" table:style-name="ce2">
            <text:p>73296875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4578975) ,ROW('75951738','Uganda'),ARRAY['español','inglés','portugués','francés','null','null']::varchar(50)[], ARRAY[ ROW('Felicio',null,'Meneses','Ward','1975-10-18','hermano',ROW(58,2347675752) ), ROW('Luis',null,'Oliva','Arias','1975-10-18','primo',ROW(58,2349813544) )]::familiar_ty[], ARRAY[ ROW('73296875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4578975) ,ROW('75951738','Uganda'),ARRAY['español','inglés','portugués','francés','null','null']::varchar(50)[], ARRAY[ ROW('Felicio',null,'Meneses','Ward','1975-10-18','hermano',ROW(58,2347675752) ), ROW('Luis',null,'Oliva','Arias','1975-10-18','primo',ROW(58,2349813544) )]::familiar_ty[], ARRAY[ ROW('73296875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189361" table:formula="of:=RANDBETWEEN(1000000;9999999)" table:style-name="ce2">
            <text:p>7189361</text:p>
          </table:table-cell>
          <table:table-cell office:value-type="float" office:value="52273413" table:formula="of:=RANDBETWEEN(10000000;99999999)" table:style-name="ce2">
            <text:p>5227341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1072225" table:formula="of:=RANDBETWEEN(1000000;9999999)" table:style-name="ce2">
            <text:p>1072225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013407" table:formula="of:=RANDBETWEEN(1000000;9999999)" table:style-name="ce2">
            <text:p>1013407</text:p>
          </table:table-cell>
          <table:table-cell office:value-type="float" office:value="75942201" table:formula="of:=RANDBETWEEN(10000000;100000000)" table:style-name="ce2">
            <text:p>75942201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7189361) ,ROW('52273413','Argentina'),ARRAY['inglés','árabe','portugués','francés','null','null']::varchar(50)[], ARRAY[ ROW('Gracia',null,'Sanchez','Simon','1963-06-08','madre',ROW(58,2121072225) ), ROW('Anthony','Amilcar','Tafoya','Buenrostro','1963-06-08','primo',ROW(58,2121013407) )]::familiar_ty[], ARRAY[ ROW('75942201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7189361) ,ROW('52273413','Argentina'),ARRAY['inglés','árabe','portugués','francés','null','null']::varchar(50)[], ARRAY[ ROW('Gracia',null,'Sanchez','Simon','1963-06-08','madre',ROW(58,2121072225) ), ROW('Anthony','Amilcar','Tafoya','Buenrostro','1963-06-08','primo',ROW(58,2121013407) )]::familiar_ty[], ARRAY[ ROW('75942201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735907" table:formula="of:=RANDBETWEEN(1000000;9999999)" table:style-name="ce2">
            <text:p>6735907</text:p>
          </table:table-cell>
          <table:table-cell office:value-type="float" office:value="15699826" table:formula="of:=RANDBETWEEN(10000000;99999999)" table:style-name="ce2">
            <text:p>1569982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1063737" table:formula="of:=RANDBETWEEN(1000000;9999999)" table:style-name="ce2">
            <text:p>1063737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921370" table:formula="of:=RANDBETWEEN(1000000;9999999)" table:style-name="ce2">
            <text:p>7921370</text:p>
          </table:table-cell>
          <table:table-cell office:value-type="float" office:value="70834245" table:formula="of:=RANDBETWEEN(10000000;100000000)" table:style-name="ce2">
            <text:p>70834245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6735907) ,ROW('15699826','Groenlandia'),ARRAY['inglés','árabe','portugués','francés','null','null']::varchar(50)[], ARRAY[ ROW('Luisa',null,'Menjivar','Velasquez','1955-08-29','primo',ROW(58,2441063737) ), ROW('Vitalicio','Calixtrato','Medina','Sanabria','1955-08-29','hermano',ROW(58,2447921370) )]::familiar_ty[], ARRAY[ ROW('70834245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6735907) ,ROW('15699826','Groenlandia'),ARRAY['inglés','árabe','portugués','francés','null','null']::varchar(50)[], ARRAY[ ROW('Luisa',null,'Menjivar','Velasquez','1955-08-29','primo',ROW(58,2441063737) ), ROW('Vitalicio','Calixtrato','Medina','Sanabria','1955-08-29','hermano',ROW(58,2447921370) )]::familiar_ty[], ARRAY[ ROW('70834245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847049" table:formula="of:=RANDBETWEEN(1000000;9999999)" table:style-name="ce2">
            <text:p>3847049</text:p>
          </table:table-cell>
          <table:table-cell office:value-type="float" office:value="42397935" table:formula="of:=RANDBETWEEN(10000000;99999999)" table:style-name="ce2">
            <text:p>4239793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110909" table:formula="of:=RANDBETWEEN(1000000;9999999)" table:style-name="ce2">
            <text:p>4110909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7180781" table:formula="of:=RANDBETWEEN(1000000;9999999)" table:style-name="ce2">
            <text:p>7180781</text:p>
          </table:table-cell>
          <table:table-cell office:value-type="float" office:value="92563490" table:formula="of:=RANDBETWEEN(10000000;100000000)" table:style-name="ce2">
            <text:p>92563490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3847049) ,ROW('42397935','Irlanda'),ARRAY['español','inglés','portugués','francés','null','null']::varchar(50)[], ARRAY[ ROW('Consolacion','Maximina','Maciel','Robledo','1953-11-30','hermano',ROW(58,2124110909) ), ROW('Tito','Julian','Vallejo','Pinon','1953-11-30','primo',ROW(58,2127180781) )]::familiar_ty[], ARRAY[ ROW('92563490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3847049) ,ROW('42397935','Irlanda'),ARRAY['español','inglés','portugués','francés','null','null']::varchar(50)[], ARRAY[ ROW('Consolacion','Maximina','Maciel','Robledo','1953-11-30','hermano',ROW(58,2124110909) ), ROW('Tito','Julian','Vallejo','Pinon','1953-11-30','primo',ROW(58,2127180781) )]::familiar_ty[], ARRAY[ ROW('92563490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9681533" table:formula="of:=RANDBETWEEN(1000000;9999999)" table:style-name="ce2">
            <text:p>9681533</text:p>
          </table:table-cell>
          <table:table-cell office:value-type="float" office:value="50297031" table:formula="of:=RANDBETWEEN(10000000;99999999)" table:style-name="ce2">
            <text:p>5029703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7412594" table:formula="of:=RANDBETWEEN(1000000;9999999)" table:style-name="ce2">
            <text:p>7412594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4970220" table:formula="of:=RANDBETWEEN(1000000;9999999)" table:style-name="ce2">
            <text:p>4970220</text:p>
          </table:table-cell>
          <table:table-cell office:value-type="float" office:value="48129702" table:formula="of:=RANDBETWEEN(10000000;100000000)" table:style-name="ce2">
            <text:p>48129702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9681533) ,ROW('50297031','Uganda'),ARRAY['español','inglés','portugués','francés','null','null']::varchar(50)[], ARRAY[ ROW('Irma',null,'Barahona','Maldonado','1976-03-18','hermano',ROW(58,2617412594) ), ROW('Klement',null,'Montiel','Salguero','1976-03-18','hermano',ROW(58,2614970220) )]::familiar_ty[], ARRAY[ ROW('48129702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9681533) ,ROW('50297031','Uganda'),ARRAY['español','inglés','portugués','francés','null','null']::varchar(50)[], ARRAY[ ROW('Irma',null,'Barahona','Maldonado','1976-03-18','hermano',ROW(58,2617412594) ), ROW('Klement',null,'Montiel','Salguero','1976-03-18','hermano',ROW(58,2614970220) )]::familiar_ty[], ARRAY[ ROW('48129702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674703" table:formula="of:=RANDBETWEEN(1000000;9999999)" table:style-name="ce2">
            <text:p>4674703</text:p>
          </table:table-cell>
          <table:table-cell office:value-type="float" office:value="91129591" table:formula="of:=RANDBETWEEN(10000000;99999999)" table:style-name="ce2">
            <text:p>9112959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740518" table:formula="of:=RANDBETWEEN(1000000;9999999)" table:style-name="ce2">
            <text:p>7740518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662018" table:formula="of:=RANDBETWEEN(1000000;9999999)" table:style-name="ce2">
            <text:p>8662018</text:p>
          </table:table-cell>
          <table:table-cell office:value-type="float" office:value="15215096" table:formula="of:=RANDBETWEEN(10000000;100000000)" table:style-name="ce2">
            <text:p>15215096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50634399" table:formula="of:=RANDBETWEEN(10000000;100000000)" table:style-name="ce2">
            <text:p>50634399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4674703) ,ROW('91129591','Argentina'),ARRAY['español','inglés','hindi','ruso','mandarín','null']::varchar(50)[], ARRAY[ ROW('Pablo','Emiliano','Santana','Almeida','1956-04-21','hermano',ROW(58,4127740518) ), ROW('Greta',null,'Valdivia','Cruz','1956-04-21','hermano',ROW(58,4128662018) )]::familiar_ty[], ARRAY[ ROW('15215096','Holanda'),row('50634399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4674703) ,ROW('91129591','Argentina'),ARRAY['español','inglés','hindi','ruso','mandarín','null']::varchar(50)[], ARRAY[ ROW('Pablo','Emiliano','Santana','Almeida','1956-04-21','hermano',ROW(58,4127740518) ), ROW('Greta',null,'Valdivia','Cruz','1956-04-21','hermano',ROW(58,4128662018) )]::familiar_ty[], ARRAY[ ROW('15215096','Holanda'),row('50634399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021047" table:formula="of:=RANDBETWEEN(1000000;9999999)" table:style-name="ce2">
            <text:p>9021047</text:p>
          </table:table-cell>
          <table:table-cell office:value-type="float" office:value="88965018" table:formula="of:=RANDBETWEEN(10000000;99999999)" table:style-name="ce2">
            <text:p>8896501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1879084" table:formula="of:=RANDBETWEEN(1000000;9999999)" table:style-name="ce2">
            <text:p>1879084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4334304" table:formula="of:=RANDBETWEEN(1000000;9999999)" table:style-name="ce2">
            <text:p>4334304</text:p>
          </table:table-cell>
          <table:table-cell office:value-type="float" office:value="99121558" table:formula="of:=RANDBETWEEN(10000000;100000000)" table:style-name="ce2">
            <text:p>99121558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9021047) ,ROW('88965018','Groenlandia'),ARRAY['español','inglés','hindi','ruso','null','null']::varchar(50)[], ARRAY[ ROW('Jorge','Silvester','Rodrigues','Baez','1959-10-09','primo',ROW(58,2811879084) ), ROW('Lincoln',null,'Alvarenga','Elizondo','1959-10-09','hermano',ROW(58,2814334304) )]::familiar_ty[], ARRAY[ ROW('99121558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9021047) ,ROW('88965018','Groenlandia'),ARRAY['español','inglés','hindi','ruso','null','null']::varchar(50)[], ARRAY[ ROW('Jorge','Silvester','Rodrigues','Baez','1959-10-09','primo',ROW(58,2811879084) ), ROW('Lincoln',null,'Alvarenga','Elizondo','1959-10-09','hermano',ROW(58,2814334304) )]::familiar_ty[], ARRAY[ ROW('99121558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151980" table:formula="of:=RANDBETWEEN(1000000;9999999)" table:style-name="ce2">
            <text:p>2151980</text:p>
          </table:table-cell>
          <table:table-cell office:value-type="float" office:value="97367212" table:formula="of:=RANDBETWEEN(10000000;99999999)" table:style-name="ce2">
            <text:p>9736721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3189951" table:formula="of:=RANDBETWEEN(1000000;9999999)" table:style-name="ce2">
            <text:p>318995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367572" table:formula="of:=RANDBETWEEN(1000000;9999999)" table:style-name="ce2">
            <text:p>8367572</text:p>
          </table:table-cell>
          <table:table-cell office:value-type="float" office:value="69626803" table:formula="of:=RANDBETWEEN(10000000;100000000)" table:style-name="ce2">
            <text:p>69626803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2151980) ,ROW('97367212','Malasia'),ARRAY['inglés','árabe','portugués','francés','null','null']::varchar(50)[], ARRAY[ ROW('Marco',null,'Armijo','Jimenez','1970-12-22','primo',ROW(58,4243189951) ), ROW('Emperatriz',null,'Angulo','Valdivia','1970-12-22','hermano',ROW(58,4248367572) )]::familiar_ty[], ARRAY[ ROW('69626803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2151980) ,ROW('97367212','Malasia'),ARRAY['inglés','árabe','portugués','francés','null','null']::varchar(50)[], ARRAY[ ROW('Marco',null,'Armijo','Jimenez','1970-12-22','primo',ROW(58,4243189951) ), ROW('Emperatriz',null,'Angulo','Valdivia','1970-12-22','hermano',ROW(58,4248367572) )]::familiar_ty[], ARRAY[ ROW('69626803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5777206" table:formula="of:=RANDBETWEEN(1000000;9999999)" table:style-name="ce2">
            <text:p>5777206</text:p>
          </table:table-cell>
          <table:table-cell office:value-type="float" office:value="85103996" table:formula="of:=RANDBETWEEN(10000000;99999999)" table:style-name="ce2">
            <text:p>8510399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5809340" table:formula="of:=RANDBETWEEN(1000000;9999999)" table:style-name="ce2">
            <text:p>5809340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3601014" table:formula="of:=RANDBETWEEN(1000000;9999999)" table:style-name="ce2">
            <text:p>3601014</text:p>
          </table:table-cell>
          <table:table-cell office:value-type="float" office:value="67983088" table:formula="of:=RANDBETWEEN(10000000;100000000)" table:style-name="ce2">
            <text:p>67983088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79517068" table:formula="of:=RANDBETWEEN(10000000;100000000)" table:style-name="ce2">
            <text:p>79517068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5777206) ,ROW('85103996','Uganda'),ARRAY['español','inglés','hindi','ruso','mandarín','bengalí']::varchar(50)[], ARRAY[ ROW('Camilo','Margarito','Aguayo','Giraldo','1976-03-16','abuelo',ROW(58,2435809340) ), ROW('Fabian','Melchor','Deltoro','Lucero','1976-03-16','primo',ROW(58,2433601014) )]::familiar_ty[], ARRAY[ ROW('67983088','Holanda'),row('79517068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5777206) ,ROW('85103996','Uganda'),ARRAY['español','inglés','hindi','ruso','mandarín','bengalí']::varchar(50)[], ARRAY[ ROW('Camilo','Margarito','Aguayo','Giraldo','1976-03-16','abuelo',ROW(58,2435809340) ), ROW('Fabian','Melchor','Deltoro','Lucero','1976-03-16','primo',ROW(58,2433601014) )]::familiar_ty[], ARRAY[ ROW('67983088','Holanda'),row('79517068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280932" table:formula="of:=RANDBETWEEN(1000000;9999999)" table:style-name="ce2">
            <text:p>7280932</text:p>
          </table:table-cell>
          <table:table-cell office:value-type="float" office:value="57057753" table:formula="of:=RANDBETWEEN(10000000;99999999)" table:style-name="ce2">
            <text:p>5705775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3283514" table:formula="of:=RANDBETWEEN(1000000;9999999)" table:style-name="ce2">
            <text:p>3283514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1189964" table:formula="of:=RANDBETWEEN(1000000;9999999)" table:style-name="ce2">
            <text:p>1189964</text:p>
          </table:table-cell>
          <table:table-cell office:value-type="float" office:value="22158609" table:formula="of:=RANDBETWEEN(10000000;100000000)" table:style-name="ce2">
            <text:p>22158609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71253824" table:formula="of:=RANDBETWEEN(10000000;100000000)" table:style-name="ce2">
            <text:p>7125382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7280932) ,ROW('57057753','Argentina'),ARRAY['español','inglés','hindi','ruso','mandarín','null']::varchar(50)[], ARRAY[ ROW('Julian','Cornelio','Ceja','Castro','1957-07-10','abuelo',ROW(58,2123283514) ), ROW('Marcela',null,'Galdamez','Rogers','1957-07-10','abuelo',ROW(58,2121189964) )]::familiar_ty[], ARRAY[ ROW('22158609','Holanda'),row('71253824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7280932) ,ROW('57057753','Argentina'),ARRAY['español','inglés','hindi','ruso','mandarín','null']::varchar(50)[], ARRAY[ ROW('Julian','Cornelio','Ceja','Castro','1957-07-10','abuelo',ROW(58,2123283514) ), ROW('Marcela',null,'Galdamez','Rogers','1957-07-10','abuelo',ROW(58,2121189964) )]::familiar_ty[], ARRAY[ ROW('22158609','Holanda'),row('71253824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556771" table:formula="of:=RANDBETWEEN(1000000;9999999)" table:style-name="ce2">
            <text:p>6556771</text:p>
          </table:table-cell>
          <table:table-cell office:value-type="float" office:value="49835935" table:formula="of:=RANDBETWEEN(10000000;99999999)" table:style-name="ce2">
            <text:p>4983593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5010192" table:formula="of:=RANDBETWEEN(1000000;9999999)" table:style-name="ce2">
            <text:p>501019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506395" table:formula="of:=RANDBETWEEN(1000000;9999999)" table:style-name="ce2">
            <text:p>2506395</text:p>
          </table:table-cell>
          <table:table-cell office:value-type="float" office:value="68713714" table:formula="of:=RANDBETWEEN(10000000;100000000)" table:style-name="ce2">
            <text:p>68713714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6556771) ,ROW('49835935','Groenlandia'),ARRAY['español','inglés','hindi','ruso','mandarín','null']::varchar(50)[], ARRAY[ ROW('Constantino','Ciceron','Perez','Manriquez','1960-08-31','tío',ROW(58,2345010192) ), ROW('Alba',null,'Arriola','Duenas','1960-08-31','hermano',ROW(58,2342506395) )]::familiar_ty[], ARRAY[ ROW('68713714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6556771) ,ROW('49835935','Groenlandia'),ARRAY['español','inglés','hindi','ruso','mandarín','null']::varchar(50)[], ARRAY[ ROW('Constantino','Ciceron','Perez','Manriquez','1960-08-31','tío',ROW(58,2345010192) ), ROW('Alba',null,'Arriola','Duenas','1960-08-31','hermano',ROW(58,2342506395) )]::familiar_ty[], ARRAY[ ROW('68713714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1586049" table:formula="of:=RANDBETWEEN(1000000;9999999)" table:style-name="ce2">
            <text:p>1586049</text:p>
          </table:table-cell>
          <table:table-cell office:value-type="float" office:value="87612434" table:formula="of:=RANDBETWEEN(10000000;99999999)" table:style-name="ce2">
            <text:p>8761243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2941584" table:formula="of:=RANDBETWEEN(1000000;9999999)" table:style-name="ce2">
            <text:p>2941584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6694461" table:formula="of:=RANDBETWEEN(1000000;9999999)" table:style-name="ce2">
            <text:p>6694461</text:p>
          </table:table-cell>
          <table:table-cell office:value-type="float" office:value="21696992" table:formula="of:=RANDBETWEEN(10000000;100000000)" table:style-name="ce2">
            <text:p>21696992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1586049) ,ROW('87612434','Malasia'),ARRAY['inglés','árabe','portugués','francés','null','null']::varchar(50)[], ARRAY[ ROW('Cesarino',null,'Delrio','Caldera','1971-06-23','tío',ROW(58,2872941584) ), ROW('Vilma',null,'Monreal','Toscano','1971-06-23','hermano',ROW(58,2876694461) )]::familiar_ty[], ARRAY[ ROW('21696992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1586049) ,ROW('87612434','Malasia'),ARRAY['inglés','árabe','portugués','francés','null','null']::varchar(50)[], ARRAY[ ROW('Cesarino',null,'Delrio','Caldera','1971-06-23','tío',ROW(58,2872941584) ), ROW('Vilma',null,'Monreal','Toscano','1971-06-23','hermano',ROW(58,2876694461) )]::familiar_ty[], ARRAY[ ROW('21696992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336601" table:formula="of:=RANDBETWEEN(1000000;9999999)" table:style-name="ce2">
            <text:p>2336601</text:p>
          </table:table-cell>
          <table:table-cell office:value-type="float" office:value="88773077" table:formula="of:=RANDBETWEEN(10000000;99999999)" table:style-name="ce2">
            <text:p>8877307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3334658" table:formula="of:=RANDBETWEEN(1000000;9999999)" table:style-name="ce2">
            <text:p>3334658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670385" table:formula="of:=RANDBETWEEN(1000000;9999999)" table:style-name="ce2">
            <text:p>1670385</text:p>
          </table:table-cell>
          <table:table-cell office:value-type="float" office:value="93258080" table:formula="of:=RANDBETWEEN(10000000;100000000)" table:style-name="ce2">
            <text:p>93258080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42910907" table:formula="of:=RANDBETWEEN(10000000;100000000)" table:style-name="ce2">
            <text:p>42910907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2336601) ,ROW('88773077','Uganda'),ARRAY['español','inglés','hindi','ruso','mandarín','bengalí']::varchar(50)[], ARRAY[ ROW('Peregrino','William','Reyes','Ruiz','1977-04-02','primo',ROW(58,2813334658) ), ROW('Daniela','Aidana','Avelar','Recinos','1977-04-02','hermano',ROW(58,2811670385) )]::familiar_ty[], ARRAY[ ROW('93258080','Holanda'),row('42910907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2336601) ,ROW('88773077','Uganda'),ARRAY['español','inglés','hindi','ruso','mandarín','bengalí']::varchar(50)[], ARRAY[ ROW('Peregrino','William','Reyes','Ruiz','1977-04-02','primo',ROW(58,2813334658) ), ROW('Daniela','Aidana','Avelar','Recinos','1977-04-02','hermano',ROW(58,2811670385) )]::familiar_ty[], ARRAY[ ROW('93258080','Holanda'),row('42910907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012735" table:formula="of:=RANDBETWEEN(1000000;9999999)" table:style-name="ce2">
            <text:p>2012735</text:p>
          </table:table-cell>
          <table:table-cell office:value-type="float" office:value="31513094" table:formula="of:=RANDBETWEEN(10000000;99999999)" table:style-name="ce2">
            <text:p>3151309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567966" table:formula="of:=RANDBETWEEN(1000000;9999999)" table:style-name="ce2">
            <text:p>3567966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974102" table:formula="of:=RANDBETWEEN(1000000;9999999)" table:style-name="ce2">
            <text:p>1974102</text:p>
          </table:table-cell>
          <table:table-cell office:value-type="float" office:value="26959394" table:formula="of:=RANDBETWEEN(10000000;100000000)" table:style-name="ce2">
            <text:p>26959394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69114813" table:formula="of:=RANDBETWEEN(10000000;100000000)" table:style-name="ce2">
            <text:p>6911481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2012735) ,ROW('31513094','Argentina'),ARRAY['español','inglés','hindi','ruso','mandarín','null']::varchar(50)[], ARRAY[ ROW('Sabina','Perla','Guevara','Morris','1959-09-04','abuelo',ROW(58,4243567966) ), ROW('Pamela','Veronica','Torres','Diaz','1959-09-04','abuelo',ROW(58,4241974102) )]::familiar_ty[], ARRAY[ ROW('26959394','Holanda'),row('69114813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2012735) ,ROW('31513094','Argentina'),ARRAY['español','inglés','hindi','ruso','mandarín','null']::varchar(50)[], ARRAY[ ROW('Sabina','Perla','Guevara','Morris','1959-09-04','abuelo',ROW(58,4243567966) ), ROW('Pamela','Veronica','Torres','Diaz','1959-09-04','abuelo',ROW(58,4241974102) )]::familiar_ty[], ARRAY[ ROW('26959394','Holanda'),row('69114813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882073" table:formula="of:=RANDBETWEEN(1000000;9999999)" table:style-name="ce2">
            <text:p>2882073</text:p>
          </table:table-cell>
          <table:table-cell office:value-type="float" office:value="30442147" table:formula="of:=RANDBETWEEN(10000000;99999999)" table:style-name="ce2">
            <text:p>3044214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2241153" table:formula="of:=RANDBETWEEN(1000000;9999999)" table:style-name="ce2">
            <text:p>2241153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5141970" table:formula="of:=RANDBETWEEN(1000000;9999999)" table:style-name="ce2">
            <text:p>5141970</text:p>
          </table:table-cell>
          <table:table-cell office:value-type="float" office:value="71270116" table:formula="of:=RANDBETWEEN(10000000;100000000)" table:style-name="ce2">
            <text:p>71270116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2882073) ,ROW('30442147','Groenlandia'),ARRAY['español','inglés','hindi','ruso','mandarín','null']::varchar(50)[], ARRAY[ ROW('Miranda','Maximina','Alonso','Zamora','1961-03-27','padre',ROW(58,2612241153) ), ROW('Pilar',null,'Alvarado','Contreras','1961-03-27','abuelo',ROW(58,2615141970) )]::familiar_ty[], ARRAY[ ROW('71270116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2882073) ,ROW('30442147','Groenlandia'),ARRAY['español','inglés','hindi','ruso','mandarín','null']::varchar(50)[], ARRAY[ ROW('Miranda','Maximina','Alonso','Zamora','1961-03-27','padre',ROW(58,2612241153) ), ROW('Pilar',null,'Alvarado','Contreras','1961-03-27','abuelo',ROW(58,2615141970) )]::familiar_ty[], ARRAY[ ROW('71270116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984334" table:formula="of:=RANDBETWEEN(1000000;9999999)" table:style-name="ce2">
            <text:p>4984334</text:p>
          </table:table-cell>
          <table:table-cell office:value-type="float" office:value="62704848" table:formula="of:=RANDBETWEEN(10000000;99999999)" table:style-name="ce2">
            <text:p>6270484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4810157" table:formula="of:=RANDBETWEEN(1000000;9999999)" table:style-name="ce2">
            <text:p>4810157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3780335" table:formula="of:=RANDBETWEEN(1000000;9999999)" table:style-name="ce2">
            <text:p>3780335</text:p>
          </table:table-cell>
          <table:table-cell office:value-type="float" office:value="33792167" table:formula="of:=RANDBETWEEN(10000000;100000000)" table:style-name="ce2">
            <text:p>33792167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4984334) ,ROW('62704848','Malasia'),ARRAY['inglés','árabe','portugués','francés','null','null']::varchar(50)[], ARRAY[ ROW('Luciana',null,'Garibay','Contreras','1973-05-18','padre',ROW(58,2434810157) ), ROW('Luna',null,'Castrejon','Narvaez','1973-05-18','abuelo',ROW(58,2433780335) )]::familiar_ty[], ARRAY[ ROW('33792167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4984334) ,ROW('62704848','Malasia'),ARRAY['inglés','árabe','portugués','francés','null','null']::varchar(50)[], ARRAY[ ROW('Luciana',null,'Garibay','Contreras','1973-05-18','padre',ROW(58,2434810157) ), ROW('Luna',null,'Castrejon','Narvaez','1973-05-18','abuelo',ROW(58,2433780335) )]::familiar_ty[], ARRAY[ ROW('33792167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938149" table:formula="of:=RANDBETWEEN(1000000;9999999)" table:style-name="ce2">
            <text:p>4938149</text:p>
          </table:table-cell>
          <table:table-cell office:value-type="float" office:value="82559225" table:formula="of:=RANDBETWEEN(10000000;99999999)" table:style-name="ce2">
            <text:p>8255922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4658107" table:formula="of:=RANDBETWEEN(1000000;9999999)" table:style-name="ce2">
            <text:p>465810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8530632" table:formula="of:=RANDBETWEEN(1000000;9999999)" table:style-name="ce2">
            <text:p>8530632</text:p>
          </table:table-cell>
          <table:table-cell office:value-type="float" office:value="45401306" table:formula="of:=RANDBETWEEN(10000000;100000000)" table:style-name="ce2">
            <text:p>45401306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4938149) ,ROW('82559225','Uganda'),ARRAY['español','inglés','hindi','ruso','mandarín','bengalí']::varchar(50)[], ARRAY[ ROW('Georgina','Julia','Lazaro','Perales','1979-02-20','primo',ROW(58,2344658107) ), ROW('Pilar','Inocencia','Antonio','Cepeda','1979-02-20','hermano',ROW(58,2348530632) )]::familiar_ty[], ARRAY[ ROW('45401306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4938149) ,ROW('82559225','Uganda'),ARRAY['español','inglés','hindi','ruso','mandarín','bengalí']::varchar(50)[], ARRAY[ ROW('Georgina','Julia','Lazaro','Perales','1979-02-20','primo',ROW(58,2344658107) ), ROW('Pilar','Inocencia','Antonio','Cepeda','1979-02-20','hermano',ROW(58,2348530632) )]::familiar_ty[], ARRAY[ ROW('45401306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873464" table:formula="of:=RANDBETWEEN(1000000;9999999)" table:style-name="ce2">
            <text:p>6873464</text:p>
          </table:table-cell>
          <table:table-cell office:value-type="float" office:value="45668861" table:formula="of:=RANDBETWEEN(10000000;99999999)" table:style-name="ce2">
            <text:p>4566886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9815773" table:formula="of:=RANDBETWEEN(1000000;9999999)" table:style-name="ce2">
            <text:p>9815773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4519343" table:formula="of:=RANDBETWEEN(1000000;9999999)" table:style-name="ce2">
            <text:p>4519343</text:p>
          </table:table-cell>
          <table:table-cell office:value-type="float" office:value="98447859" table:formula="of:=RANDBETWEEN(10000000;100000000)" table:style-name="ce2">
            <text:p>98447859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6873464) ,ROW('45668861','Argentina'),ARRAY['inglés','árabe','portugués','francés','null','null']::varchar(50)[], ARRAY[ ROW('Bertrudis','Lorena','Valerio','Serna','1960-06-20','primo',ROW(58,4149815773) ), ROW('Elba','Amparo','Bejarano','Barboza','1960-06-20','abuelo',ROW(58,4144519343) )]::familiar_ty[], ARRAY[ ROW('98447859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6873464) ,ROW('45668861','Argentina'),ARRAY['inglés','árabe','portugués','francés','null','null']::varchar(50)[], ARRAY[ ROW('Bertrudis','Lorena','Valerio','Serna','1960-06-20','primo',ROW(58,4149815773) ), ROW('Elba','Amparo','Bejarano','Barboza','1960-06-20','abuelo',ROW(58,4144519343) )]::familiar_ty[], ARRAY[ ROW('98447859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525755" table:formula="of:=RANDBETWEEN(1000000;9999999)" table:style-name="ce2">
            <text:p>6525755</text:p>
          </table:table-cell>
          <table:table-cell office:value-type="float" office:value="65080042" table:formula="of:=RANDBETWEEN(10000000;99999999)" table:style-name="ce2">
            <text:p>6508004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9444517" table:formula="of:=RANDBETWEEN(1000000;9999999)" table:style-name="ce2">
            <text:p>9444517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4498731" table:formula="of:=RANDBETWEEN(1000000;9999999)" table:style-name="ce2">
            <text:p>4498731</text:p>
          </table:table-cell>
          <table:table-cell office:value-type="float" office:value="17239018" table:formula="of:=RANDBETWEEN(10000000;100000000)" table:style-name="ce2">
            <text:p>17239018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6525755) ,ROW('65080042','Holanda'),ARRAY['inglés','árabe','portugués','francés','null','null']::varchar(50)[], ARRAY[ ROW('Ignacio','Ulises','Cartagena','Roman','1944-01-18','madre',ROW(58,2879444517) ), ROW('Vivaldo','Tarsicio','Rosas','Jackson','1944-01-18','abuelo',ROW(58,2874498731) )]::familiar_ty[], ARRAY[ ROW('17239018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6525755) ,ROW('65080042','Holanda'),ARRAY['inglés','árabe','portugués','francés','null','null']::varchar(50)[], ARRAY[ ROW('Ignacio','Ulises','Cartagena','Roman','1944-01-18','madre',ROW(58,2879444517) ), ROW('Vivaldo','Tarsicio','Rosas','Jackson','1944-01-18','abuelo',ROW(58,2874498731) )]::familiar_ty[], ARRAY[ ROW('17239018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317334" table:formula="of:=RANDBETWEEN(1000000;9999999)" table:style-name="ce2">
            <text:p>4317334</text:p>
          </table:table-cell>
          <table:table-cell office:value-type="float" office:value="68526900" table:formula="of:=RANDBETWEEN(10000000;99999999)" table:style-name="ce2">
            <text:p>6852690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4598465" table:formula="of:=RANDBETWEEN(1000000;9999999)" table:style-name="ce2">
            <text:p>459846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652889" table:formula="of:=RANDBETWEEN(1000000;9999999)" table:style-name="ce2">
            <text:p>6652889</text:p>
          </table:table-cell>
          <table:table-cell office:value-type="float" office:value="97951848" table:formula="of:=RANDBETWEEN(10000000;100000000)" table:style-name="ce2">
            <text:p>97951848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11600430" table:formula="of:=RANDBETWEEN(10000000;100000000)" table:style-name="ce2">
            <text:p>1160043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4317334) ,ROW('68526900','Malasia'),ARRAY['español','inglés','hindi','ruso','mandarín','bengalí']::varchar(50)[], ARRAY[ ROW('Anastasia','Melina','Pelayo','Veliz','1967-09-23','madre',ROW(58,2124598465) ), ROW('Gloria','Eneida','Duque','Uribe','1967-09-23','hermano',ROW(58,2126652889) )]::familiar_ty[], ARRAY[ ROW('97951848','Groenlandia'),row('11600430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4317334) ,ROW('68526900','Malasia'),ARRAY['español','inglés','hindi','ruso','mandarín','bengalí']::varchar(50)[], ARRAY[ ROW('Anastasia','Melina','Pelayo','Veliz','1967-09-23','madre',ROW(58,2124598465) ), ROW('Gloria','Eneida','Duque','Uribe','1967-09-23','hermano',ROW(58,2126652889) )]::familiar_ty[], ARRAY[ ROW('97951848','Groenlandia'),row('11600430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676722" table:formula="of:=RANDBETWEEN(1000000;9999999)" table:style-name="ce2">
            <text:p>3676722</text:p>
          </table:table-cell>
          <table:table-cell office:value-type="float" office:value="85113244" table:formula="of:=RANDBETWEEN(10000000;99999999)" table:style-name="ce2">
            <text:p>8511324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3731749" table:formula="of:=RANDBETWEEN(1000000;9999999)" table:style-name="ce2">
            <text:p>3731749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4355096" table:formula="of:=RANDBETWEEN(1000000;9999999)" table:style-name="ce2">
            <text:p>4355096</text:p>
          </table:table-cell>
          <table:table-cell office:value-type="float" office:value="34380331" table:formula="of:=RANDBETWEEN(10000000;100000000)" table:style-name="ce2">
            <text:p>34380331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3676722) ,ROW('85113244','Uganda'),ARRAY['inglés','árabe','portugués','francés','null','null']::varchar(50)[], ARRAY[ ROW('Patricia','Victoria','Munguia','Garcia','1978-09-06','tío',ROW(58,2813731749) ), ROW('Pablo','Orosio','Avendano','Marroquin','1978-09-06','hermano',ROW(58,2814355096) )]::familiar_ty[], ARRAY[ ROW('34380331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3676722) ,ROW('85113244','Uganda'),ARRAY['inglés','árabe','portugués','francés','null','null']::varchar(50)[], ARRAY[ ROW('Patricia','Victoria','Munguia','Garcia','1978-09-06','tío',ROW(58,2813731749) ), ROW('Pablo','Orosio','Avendano','Marroquin','1978-09-06','hermano',ROW(58,2814355096) )]::familiar_ty[], ARRAY[ ROW('34380331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735087" table:formula="of:=RANDBETWEEN(1000000;9999999)" table:style-name="ce2">
            <text:p>9735087</text:p>
          </table:table-cell>
          <table:table-cell office:value-type="float" office:value="15008760" table:formula="of:=RANDBETWEEN(10000000;99999999)" table:style-name="ce2">
            <text:p>1500876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1482485" table:formula="of:=RANDBETWEEN(1000000;9999999)" table:style-name="ce2">
            <text:p>1482485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1848936" table:formula="of:=RANDBETWEEN(1000000;9999999)" table:style-name="ce2">
            <text:p>1848936</text:p>
          </table:table-cell>
          <table:table-cell office:value-type="float" office:value="67464617" table:formula="of:=RANDBETWEEN(10000000;100000000)" table:style-name="ce2">
            <text:p>67464617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9735087) ,ROW('15008760','Argentina'),ARRAY['inglés','árabe','portugués','francés','null','null']::varchar(50)[], ARRAY[ ROW('Eliana','Dulcinea','Ocampo','Mitchell','1961-09-09','tío',ROW(58,4121482485) ), ROW('Damaris','Corania','Benavides','Cook','1961-09-09','abuelo',ROW(58,4121848936) )]::familiar_ty[], ARRAY[ ROW('67464617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9735087) ,ROW('15008760','Argentina'),ARRAY['inglés','árabe','portugués','francés','null','null']::varchar(50)[], ARRAY[ ROW('Eliana','Dulcinea','Ocampo','Mitchell','1961-09-09','tío',ROW(58,4121482485) ), ROW('Damaris','Corania','Benavides','Cook','1961-09-09','abuelo',ROW(58,4121848936) )]::familiar_ty[], ARRAY[ ROW('67464617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023657" table:formula="of:=RANDBETWEEN(1000000;9999999)" table:style-name="ce2">
            <text:p>4023657</text:p>
          </table:table-cell>
          <table:table-cell office:value-type="float" office:value="36866565" table:formula="of:=RANDBETWEEN(10000000;99999999)" table:style-name="ce2">
            <text:p>3686656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9363015" table:formula="of:=RANDBETWEEN(1000000;9999999)" table:style-name="ce2">
            <text:p>9363015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740174" table:formula="of:=RANDBETWEEN(1000000;9999999)" table:style-name="ce2">
            <text:p>4740174</text:p>
          </table:table-cell>
          <table:table-cell office:value-type="float" office:value="10796518" table:formula="of:=RANDBETWEEN(10000000;100000000)" table:style-name="ce2">
            <text:p>10796518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4023657) ,ROW('36866565','Holanda'),ARRAY['inglés','árabe','portugués','francés','null','null']::varchar(50)[], ARRAY[ ROW('Orosio','Javier','Delao','Delao','1945-05-04','hermano',ROW(58,2439363015) ), ROW('Gracia','Berenice','Bocanegra','Rizo','1945-05-04','primo',ROW(58,2434740174) )]::familiar_ty[], ARRAY[ ROW('10796518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4023657) ,ROW('36866565','Holanda'),ARRAY['inglés','árabe','portugués','francés','null','null']::varchar(50)[], ARRAY[ ROW('Orosio','Javier','Delao','Delao','1945-05-04','hermano',ROW(58,2439363015) ), ROW('Gracia','Berenice','Bocanegra','Rizo','1945-05-04','primo',ROW(58,2434740174) )]::familiar_ty[], ARRAY[ ROW('10796518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494784" table:formula="of:=RANDBETWEEN(1000000;9999999)" table:style-name="ce2">
            <text:p>8494784</text:p>
          </table:table-cell>
          <table:table-cell office:value-type="float" office:value="73011416" table:formula="of:=RANDBETWEEN(10000000;99999999)" table:style-name="ce2">
            <text:p>73011416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622203" table:formula="of:=RANDBETWEEN(1000000;9999999)" table:style-name="ce2">
            <text:p>8622203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865912" table:formula="of:=RANDBETWEEN(1000000;9999999)" table:style-name="ce2">
            <text:p>8865912</text:p>
          </table:table-cell>
          <table:table-cell office:value-type="float" office:value="40355694" table:formula="of:=RANDBETWEEN(10000000;100000000)" table:style-name="ce2">
            <text:p>40355694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53332147" table:formula="of:=RANDBETWEEN(10000000;100000000)" table:style-name="ce2">
            <text:p>5333214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8494784) ,ROW('73011416','Malasia'),ARRAY['español','inglés','hindi','ruso','mandarín','bengalí']::varchar(50)[], ARRAY[ ROW('Marisol','Trinidad','Escobedo','Pinon','1970-08-26','hermano',ROW(58,4248622203) ), ROW('Jennifer','Valentina','Vigil','Aviles','1970-08-26','abuelo',ROW(58,4248865912) )]::familiar_ty[], ARRAY[ ROW('40355694','Groenlandia'),row('53332147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8494784) ,ROW('73011416','Malasia'),ARRAY['español','inglés','hindi','ruso','mandarín','bengalí']::varchar(50)[], ARRAY[ ROW('Marisol','Trinidad','Escobedo','Pinon','1970-08-26','hermano',ROW(58,4248622203) ), ROW('Jennifer','Valentina','Vigil','Aviles','1970-08-26','abuelo',ROW(58,4248865912) )]::familiar_ty[], ARRAY[ ROW('40355694','Groenlandia'),row('53332147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103022" table:formula="of:=RANDBETWEEN(1000000;9999999)" table:style-name="ce2">
            <text:p>1103022</text:p>
          </table:table-cell>
          <table:table-cell office:value-type="float" office:value="45373034" table:formula="of:=RANDBETWEEN(10000000;99999999)" table:style-name="ce2">
            <text:p>4537303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3179646" table:formula="of:=RANDBETWEEN(1000000;9999999)" table:style-name="ce2">
            <text:p>3179646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7465802" table:formula="of:=RANDBETWEEN(1000000;9999999)" table:style-name="ce2">
            <text:p>7465802</text:p>
          </table:table-cell>
          <table:table-cell office:value-type="float" office:value="12553651" table:formula="of:=RANDBETWEEN(10000000;100000000)" table:style-name="ce2">
            <text:p>12553651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1103022) ,ROW('45373034','Uganda'),ARRAY['inglés','árabe','portugués','francés','null','null']::varchar(50)[], ARRAY[ ROW('Pilar','Nathaly','Olmos','Melo','1979-12-29','padre',ROW(58,2343179646) ), ROW('Andres','Orosio','Pichardo','Castanon','1979-12-29','hermano',ROW(58,2347465802) )]::familiar_ty[], ARRAY[ ROW('12553651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1103022) ,ROW('45373034','Uganda'),ARRAY['inglés','árabe','portugués','francés','null','null']::varchar(50)[], ARRAY[ ROW('Pilar','Nathaly','Olmos','Melo','1979-12-29','padre',ROW(58,2343179646) ), ROW('Andres','Orosio','Pichardo','Castanon','1979-12-29','hermano',ROW(58,2347465802) )]::familiar_ty[], ARRAY[ ROW('12553651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396278" table:formula="of:=RANDBETWEEN(1000000;9999999)" table:style-name="ce2">
            <text:p>8396278</text:p>
          </table:table-cell>
          <table:table-cell office:value-type="float" office:value="66465061" table:formula="of:=RANDBETWEEN(10000000;99999999)" table:style-name="ce2">
            <text:p>6646506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9713074" table:formula="of:=RANDBETWEEN(1000000;9999999)" table:style-name="ce2">
            <text:p>971307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614614" table:formula="of:=RANDBETWEEN(1000000;9999999)" table:style-name="ce2">
            <text:p>8614614</text:p>
          </table:table-cell>
          <table:table-cell office:value-type="float" office:value="27096858" table:formula="of:=RANDBETWEEN(10000000;100000000)" table:style-name="ce2">
            <text:p>27096858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8396278) ,ROW('66465061','Argentina'),ARRAY['inglés','árabe','portugués','francés','null','null']::varchar(50)[], ARRAY[ ROW('Pedro','Dante','Paez','Ramos','1963-10-06','padre',ROW(58,2129713074) ), ROW('Victor','Leon','Sorto','Velasquez','1963-10-06','primo',ROW(58,2128614614) )]::familiar_ty[], ARRAY[ ROW('27096858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8396278) ,ROW('66465061','Argentina'),ARRAY['inglés','árabe','portugués','francés','null','null']::varchar(50)[], ARRAY[ ROW('Pedro','Dante','Paez','Ramos','1963-10-06','padre',ROW(58,2129713074) ), ROW('Victor','Leon','Sorto','Velasquez','1963-10-06','primo',ROW(58,2128614614) )]::familiar_ty[], ARRAY[ ROW('27096858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168389" table:formula="of:=RANDBETWEEN(1000000;9999999)" table:style-name="ce2">
            <text:p>4168389</text:p>
          </table:table-cell>
          <table:table-cell office:value-type="float" office:value="77610113" table:formula="of:=RANDBETWEEN(10000000;99999999)" table:style-name="ce2">
            <text:p>7761011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113009" table:formula="of:=RANDBETWEEN(1000000;9999999)" table:style-name="ce2">
            <text:p>2113009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9269949" table:formula="of:=RANDBETWEEN(1000000;9999999)" table:style-name="ce2">
            <text:p>9269949</text:p>
          </table:table-cell>
          <table:table-cell office:value-type="float" office:value="45139822" table:formula="of:=RANDBETWEEN(10000000;100000000)" table:style-name="ce2">
            <text:p>45139822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4168389) ,ROW('77610113','Holanda'),ARRAY['inglés','árabe','portugués','francés','null','null']::varchar(50)[], ARRAY[ ROW('Emily','Mireya','Tellez','Cabrera','1945-06-24','hermano',ROW(58,2812113009) ), ROW('Esperanza','Ana','Corona','Granados','1945-06-24','tío',ROW(58,2819269949) )]::familiar_ty[], ARRAY[ ROW('45139822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4168389) ,ROW('77610113','Holanda'),ARRAY['inglés','árabe','portugués','francés','null','null']::varchar(50)[], ARRAY[ ROW('Emily','Mireya','Tellez','Cabrera','1945-06-24','hermano',ROW(58,2812113009) ), ROW('Esperanza','Ana','Corona','Granados','1945-06-24','tío',ROW(58,2819269949) )]::familiar_ty[], ARRAY[ ROW('45139822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976154" table:formula="of:=RANDBETWEEN(1000000;9999999)" table:style-name="ce2">
            <text:p>7976154</text:p>
          </table:table-cell>
          <table:table-cell office:value-type="float" office:value="89432189" table:formula="of:=RANDBETWEEN(10000000;99999999)" table:style-name="ce2">
            <text:p>89432189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7877837" table:formula="of:=RANDBETWEEN(1000000;9999999)" table:style-name="ce2">
            <text:p>7877837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8179401" table:formula="of:=RANDBETWEEN(1000000;9999999)" table:style-name="ce2">
            <text:p>8179401</text:p>
          </table:table-cell>
          <table:table-cell office:value-type="float" office:value="81873228" table:formula="of:=RANDBETWEEN(10000000;100000000)" table:style-name="ce2">
            <text:p>81873228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12098724" table:formula="of:=RANDBETWEEN(10000000;100000000)" table:style-name="ce2">
            <text:p>1209872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7976154) ,ROW('89432189','Malasia'),ARRAY['español','inglés','hindi','ruso','mandarín','bengalí']::varchar(50)[], ARRAY[ ROW('Mario','David','Barrientos','Montesdeoca','1975-06-22','hermano',ROW(58,2877877837) ), ROW('Claudio','Lincoln','Sullivan','Tafoya','1975-06-22','abuelo',ROW(58,2878179401) )]::familiar_ty[], ARRAY[ ROW('81873228','Groenlandia'),row('12098724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7976154) ,ROW('89432189','Malasia'),ARRAY['español','inglés','hindi','ruso','mandarín','bengalí']::varchar(50)[], ARRAY[ ROW('Mario','David','Barrientos','Montesdeoca','1975-06-22','hermano',ROW(58,2877877837) ), ROW('Claudio','Lincoln','Sullivan','Tafoya','1975-06-22','abuelo',ROW(58,2878179401) )]::familiar_ty[], ARRAY[ ROW('81873228','Groenlandia'),row('12098724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409956" table:formula="of:=RANDBETWEEN(1000000;9999999)" table:style-name="ce2">
            <text:p>1409956</text:p>
          </table:table-cell>
          <table:table-cell office:value-type="float" office:value="43066817" table:formula="of:=RANDBETWEEN(10000000;99999999)" table:style-name="ce2">
            <text:p>4306681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5091464" table:formula="of:=RANDBETWEEN(1000000;9999999)" table:style-name="ce2">
            <text:p>5091464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105914" table:formula="of:=RANDBETWEEN(1000000;9999999)" table:style-name="ce2">
            <text:p>7105914</text:p>
          </table:table-cell>
          <table:table-cell office:value-type="float" office:value="18061274" table:formula="of:=RANDBETWEEN(10000000;100000000)" table:style-name="ce2">
            <text:p>18061274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1409956) ,ROW('43066817','Uganda'),ARRAY['inglés','árabe','portugués','francés','null','null']::varchar(50)[], ARRAY[ ROW('Maria','Belinda','Angeles','Paniagua','1980-08-09','madre',ROW(58,2615091464) ), ROW('Leonardo','Klement','Bedolla','Bocanegra','1980-08-09','abuelo',ROW(58,2617105914) )]::familiar_ty[], ARRAY[ ROW('18061274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1409956) ,ROW('43066817','Uganda'),ARRAY['inglés','árabe','portugués','francés','null','null']::varchar(50)[], ARRAY[ ROW('Maria','Belinda','Angeles','Paniagua','1980-08-09','madre',ROW(58,2615091464) ), ROW('Leonardo','Klement','Bedolla','Bocanegra','1980-08-09','abuelo',ROW(58,2617105914) )]::familiar_ty[], ARRAY[ ROW('18061274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655797" table:formula="of:=RANDBETWEEN(1000000;9999999)" table:style-name="ce2">
            <text:p>4655797</text:p>
          </table:table-cell>
          <table:table-cell office:value-type="float" office:value="32871358" table:formula="of:=RANDBETWEEN(10000000;99999999)" table:style-name="ce2">
            <text:p>3287135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4359746" table:formula="of:=RANDBETWEEN(1000000;9999999)" table:style-name="ce2">
            <text:p>4359746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7467232" table:formula="of:=RANDBETWEEN(1000000;9999999)" table:style-name="ce2">
            <text:p>7467232</text:p>
          </table:table-cell>
          <table:table-cell office:value-type="float" office:value="40039545" table:formula="of:=RANDBETWEEN(10000000;100000000)" table:style-name="ce2">
            <text:p>40039545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4655797) ,ROW('32871358','Argentina'),ARRAY['español','inglés','hindi','ruso','mandarín','null']::varchar(50)[], ARRAY[ ROW('Romeo','Adrian','Damian','Vallejo','1962-06-17','madre',ROW(58,2444359746) ), ROW('Marina',null,'Elizondo','Nunez','1962-06-17','abuelo',ROW(58,2447467232) )]::familiar_ty[], ARRAY[ ROW('40039545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4655797) ,ROW('32871358','Argentina'),ARRAY['español','inglés','hindi','ruso','mandarín','null']::varchar(50)[], ARRAY[ ROW('Romeo','Adrian','Damian','Vallejo','1962-06-17','madre',ROW(58,2444359746) ), ROW('Marina',null,'Elizondo','Nunez','1962-06-17','abuelo',ROW(58,2447467232) )]::familiar_ty[], ARRAY[ ROW('40039545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1478765" table:formula="of:=RANDBETWEEN(1000000;9999999)" table:style-name="ce2">
            <text:p>1478765</text:p>
          </table:table-cell>
          <table:table-cell office:value-type="float" office:value="79549480" table:formula="of:=RANDBETWEEN(10000000;99999999)" table:style-name="ce2">
            <text:p>7954948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8360130" table:formula="of:=RANDBETWEEN(1000000;9999999)" table:style-name="ce2">
            <text:p>8360130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876529" table:formula="of:=RANDBETWEEN(1000000;9999999)" table:style-name="ce2">
            <text:p>1876529</text:p>
          </table:table-cell>
          <table:table-cell office:value-type="float" office:value="36146259" table:formula="of:=RANDBETWEEN(10000000;100000000)" table:style-name="ce2">
            <text:p>36146259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87393571" table:formula="of:=RANDBETWEEN(10000000;100000000)" table:style-name="ce2">
            <text:p>8739357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1478765) ,ROW('79549480','Holanda'),ARRAY['español','inglés','hindi','ruso','null','null']::varchar(50)[], ARRAY[ ROW('Alma','Moira','Moreno','Batista','1944-06-08','primo',ROW(58,2438360130) ), ROW('Cayetano',null,'Guillen','Miramontes','1944-06-08','abuelo',ROW(58,2431876529) )]::familiar_ty[], ARRAY[ ROW('36146259','Argentina'),row('87393571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1478765) ,ROW('79549480','Holanda'),ARRAY['español','inglés','hindi','ruso','null','null']::varchar(50)[], ARRAY[ ROW('Alma','Moira','Moreno','Batista','1944-06-08','primo',ROW(58,2438360130) ), ROW('Cayetano',null,'Guillen','Miramontes','1944-06-08','abuelo',ROW(58,2431876529) )]::familiar_ty[], ARRAY[ ROW('36146259','Argentina'),row('87393571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977501" table:formula="of:=RANDBETWEEN(1000000;9999999)" table:style-name="ce2">
            <text:p>2977501</text:p>
          </table:table-cell>
          <table:table-cell office:value-type="float" office:value="89757592" table:formula="of:=RANDBETWEEN(10000000;99999999)" table:style-name="ce2">
            <text:p>8975759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928223" table:formula="of:=RANDBETWEEN(1000000;9999999)" table:style-name="ce2">
            <text:p>2928223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7468150" table:formula="of:=RANDBETWEEN(1000000;9999999)" table:style-name="ce2">
            <text:p>7468150</text:p>
          </table:table-cell>
          <table:table-cell office:value-type="float" office:value="82586124" table:formula="of:=RANDBETWEEN(10000000;100000000)" table:style-name="ce2">
            <text:p>82586124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2977501) ,ROW('89757592','Malasia'),ARRAY['inglés','árabe','portugués','francés','null','null']::varchar(50)[], ARRAY[ ROW('Jessica','Brenda','Garcia','Anguiano','1970-11-02','abuelo',ROW(58,4242928223) ), ROW('Ayala','Haydee','Sauceda','Mares','1970-11-02','abuelo',ROW(58,4247468150) )]::familiar_ty[], ARRAY[ ROW('82586124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2977501) ,ROW('89757592','Malasia'),ARRAY['inglés','árabe','portugués','francés','null','null']::varchar(50)[], ARRAY[ ROW('Jessica','Brenda','Garcia','Anguiano','1970-11-02','abuelo',ROW(58,4242928223) ), ROW('Ayala','Haydee','Sauceda','Mares','1970-11-02','abuelo',ROW(58,4247468150) )]::familiar_ty[], ARRAY[ ROW('82586124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401802" table:formula="of:=RANDBETWEEN(1000000;9999999)" table:style-name="ce2">
            <text:p>8401802</text:p>
          </table:table-cell>
          <table:table-cell office:value-type="float" office:value="90748934" table:formula="of:=RANDBETWEEN(10000000;99999999)" table:style-name="ce2">
            <text:p>9074893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3269245" table:formula="of:=RANDBETWEEN(1000000;9999999)" table:style-name="ce2">
            <text:p>3269245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4471449" table:formula="of:=RANDBETWEEN(1000000;9999999)" table:style-name="ce2">
            <text:p>4471449</text:p>
          </table:table-cell>
          <table:table-cell office:value-type="float" office:value="22279984" table:formula="of:=RANDBETWEEN(10000000;100000000)" table:style-name="ce2">
            <text:p>22279984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8401802) ,ROW('90748934','Uganda'),ARRAY['español','inglés','hindi','ruso','mandarín','bengalí']::varchar(50)[], ARRAY[ ROW('Carla',null,'Larios','Mazariegos','1980-12-04','hermano',ROW(58,2433269245) ), ROW('Natividad','Fabiola','Samaniego','Castellanos','1980-12-04','hermano',ROW(58,2434471449) )]::familiar_ty[], ARRAY[ ROW('22279984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8401802) ,ROW('90748934','Uganda'),ARRAY['español','inglés','hindi','ruso','mandarín','bengalí']::varchar(50)[], ARRAY[ ROW('Carla',null,'Larios','Mazariegos','1980-12-04','hermano',ROW(58,2433269245) ), ROW('Natividad','Fabiola','Samaniego','Castellanos','1980-12-04','hermano',ROW(58,2434471449) )]::familiar_ty[], ARRAY[ ROW('22279984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024564" table:formula="of:=RANDBETWEEN(1000000;9999999)" table:style-name="ce2">
            <text:p>9024564</text:p>
          </table:table-cell>
          <table:table-cell office:value-type="float" office:value="85220574" table:formula="of:=RANDBETWEEN(10000000;99999999)" table:style-name="ce2">
            <text:p>8522057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9098481" table:formula="of:=RANDBETWEEN(1000000;9999999)" table:style-name="ce2">
            <text:p>9098481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2576421" table:formula="of:=RANDBETWEEN(1000000;9999999)" table:style-name="ce2">
            <text:p>2576421</text:p>
          </table:table-cell>
          <table:table-cell office:value-type="float" office:value="39334203" table:formula="of:=RANDBETWEEN(10000000;100000000)" table:style-name="ce2">
            <text:p>39334203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9024564) ,ROW('85220574','Argentina'),ARRAY['español','inglés','hindi','ruso','mandarín','null']::varchar(50)[], ARRAY[ ROW('Amanda','Viviana','Delrio','Solorzano','1963-02-19','hermano',ROW(58,4149098481) ), ROW('Justiniano','Foster','Olivares','Ellis','1963-02-19','primo',ROW(58,4142576421) )]::familiar_ty[], ARRAY[ ROW('39334203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9024564) ,ROW('85220574','Argentina'),ARRAY['español','inglés','hindi','ruso','mandarín','null']::varchar(50)[], ARRAY[ ROW('Amanda','Viviana','Delrio','Solorzano','1963-02-19','hermano',ROW(58,4149098481) ), ROW('Justiniano','Foster','Olivares','Ellis','1963-02-19','primo',ROW(58,4142576421) )]::familiar_ty[], ARRAY[ ROW('39334203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203914" table:formula="of:=RANDBETWEEN(1000000;9999999)" table:style-name="ce2">
            <text:p>9203914</text:p>
          </table:table-cell>
          <table:table-cell office:value-type="float" office:value="86312575" table:formula="of:=RANDBETWEEN(10000000;99999999)" table:style-name="ce2">
            <text:p>8631257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6472678" table:formula="of:=RANDBETWEEN(1000000;9999999)" table:style-name="ce2">
            <text:p>647267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4590568" table:formula="of:=RANDBETWEEN(1000000;9999999)" table:style-name="ce2">
            <text:p>4590568</text:p>
          </table:table-cell>
          <table:table-cell office:value-type="float" office:value="94243207" table:formula="of:=RANDBETWEEN(10000000;100000000)" table:style-name="ce2">
            <text:p>94243207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50644911" table:formula="of:=RANDBETWEEN(10000000;100000000)" table:style-name="ce2">
            <text:p>5064491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9203914) ,ROW('86312575','Holanda'),ARRAY['español','inglés','hindi','ruso','null','null']::varchar(50)[], ARRAY[ ROW('Emiliana','Constanza','Renteria','Almaguer','1944-12-12','primo',ROW(58,2816472678) ), ROW('Constantino',null,'Bustos','Lima','1944-12-12','primo',ROW(58,2814590568) )]::familiar_ty[], ARRAY[ ROW('94243207','Argentina'),row('50644911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9203914) ,ROW('86312575','Holanda'),ARRAY['español','inglés','hindi','ruso','null','null']::varchar(50)[], ARRAY[ ROW('Emiliana','Constanza','Renteria','Almaguer','1944-12-12','primo',ROW(58,2816472678) ), ROW('Constantino',null,'Bustos','Lima','1944-12-12','primo',ROW(58,2814590568) )]::familiar_ty[], ARRAY[ ROW('94243207','Argentina'),row('50644911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682284" table:formula="of:=RANDBETWEEN(1000000;9999999)" table:style-name="ce2">
            <text:p>9682284</text:p>
          </table:table-cell>
          <table:table-cell office:value-type="float" office:value="47400738" table:formula="of:=RANDBETWEEN(10000000;99999999)" table:style-name="ce2">
            <text:p>4740073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8675750" table:formula="of:=RANDBETWEEN(1000000;9999999)" table:style-name="ce2">
            <text:p>8675750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4472062" table:formula="of:=RANDBETWEEN(1000000;9999999)" table:style-name="ce2">
            <text:p>4472062</text:p>
          </table:table-cell>
          <table:table-cell office:value-type="float" office:value="50929337" table:formula="of:=RANDBETWEEN(10000000;100000000)" table:style-name="ce2">
            <text:p>50929337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9682284) ,ROW('47400738','Malasia'),ARRAY['inglés','árabe','portugués','francés','null','null']::varchar(50)[], ARRAY[ ROW('Constantino','Leon','Marte','Recinos','1973-02-13','abuelo',ROW(58,2878675750) ), ROW('Salvador','Eleazar','Madrid','Moore','1973-02-13','abuelo',ROW(58,2874472062) )]::familiar_ty[], ARRAY[ ROW('50929337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9682284) ,ROW('47400738','Malasia'),ARRAY['inglés','árabe','portugués','francés','null','null']::varchar(50)[], ARRAY[ ROW('Constantino','Leon','Marte','Recinos','1973-02-13','abuelo',ROW(58,2878675750) ), ROW('Salvador','Eleazar','Madrid','Moore','1973-02-13','abuelo',ROW(58,2874472062) )]::familiar_ty[], ARRAY[ ROW('50929337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8493649" table:formula="of:=RANDBETWEEN(1000000;9999999)" table:style-name="ce2">
            <text:p>8493649</text:p>
          </table:table-cell>
          <table:table-cell office:value-type="float" office:value="51040726" table:formula="of:=RANDBETWEEN(10000000;99999999)" table:style-name="ce2">
            <text:p>5104072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6215060" table:formula="of:=RANDBETWEEN(1000000;9999999)" table:style-name="ce2">
            <text:p>6215060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6697756" table:formula="of:=RANDBETWEEN(1000000;9999999)" table:style-name="ce2">
            <text:p>6697756</text:p>
          </table:table-cell>
          <table:table-cell office:value-type="float" office:value="41776339" table:formula="of:=RANDBETWEEN(10000000;100000000)" table:style-name="ce2">
            <text:p>41776339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8493649) ,ROW('51040726','Uganda'),ARRAY['español','inglés','hindi','ruso','mandarín','bengalí']::varchar(50)[], ARRAY[ ROW('Camila',null,'Garibay','Valle','1936-09-25','hermano',ROW(58,2816215060) ), ROW('Rosa','Mariana','Quiroz','Escobedo','1936-09-25','abuelo',ROW(58,2816697756) )]::familiar_ty[], ARRAY[ ROW('41776339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8493649) ,ROW('51040726','Uganda'),ARRAY['español','inglés','hindi','ruso','mandarín','bengalí']::varchar(50)[], ARRAY[ ROW('Camila',null,'Garibay','Valle','1936-09-25','hermano',ROW(58,2816215060) ), ROW('Rosa','Mariana','Quiroz','Escobedo','1936-09-25','abuelo',ROW(58,2816697756) )]::familiar_ty[], ARRAY[ ROW('41776339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735637" table:formula="of:=RANDBETWEEN(1000000;9999999)" table:style-name="ce2">
            <text:p>5735637</text:p>
          </table:table-cell>
          <table:table-cell office:value-type="float" office:value="79954401" table:formula="of:=RANDBETWEEN(10000000;99999999)" table:style-name="ce2">
            <text:p>7995440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993803" table:formula="of:=RANDBETWEEN(1000000;9999999)" table:style-name="ce2">
            <text:p>299380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3995805" table:formula="of:=RANDBETWEEN(1000000;9999999)" table:style-name="ce2">
            <text:p>3995805</text:p>
          </table:table-cell>
          <table:table-cell office:value-type="float" office:value="43210424" table:formula="of:=RANDBETWEEN(10000000;100000000)" table:style-name="ce2">
            <text:p>43210424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5735637) ,ROW('79954401','Argentina'),ARRAY['español','inglés','hindi','ruso','mandarín','null']::varchar(50)[], ARRAY[ ROW('Maximiliano','Pastor','Candelaria','Oropeza','1966-10-10','hermano',ROW(58,4122993803) ), ROW('Alba','Celia','Salcedo','Machado','1966-10-10','madre',ROW(58,4123995805) )]::familiar_ty[], ARRAY[ ROW('43210424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5735637) ,ROW('79954401','Argentina'),ARRAY['español','inglés','hindi','ruso','mandarín','null']::varchar(50)[], ARRAY[ ROW('Maximiliano','Pastor','Candelaria','Oropeza','1966-10-10','hermano',ROW(58,4122993803) ), ROW('Alba','Celia','Salcedo','Machado','1966-10-10','madre',ROW(58,4123995805) )]::familiar_ty[], ARRAY[ ROW('43210424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7867676" table:formula="of:=RANDBETWEEN(1000000;9999999)" table:style-name="ce2">
            <text:p>7867676</text:p>
          </table:table-cell>
          <table:table-cell office:value-type="float" office:value="29610521" table:formula="of:=RANDBETWEEN(10000000;99999999)" table:style-name="ce2">
            <text:p>2961052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2477204" table:formula="of:=RANDBETWEEN(1000000;9999999)" table:style-name="ce2">
            <text:p>2477204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1159554" table:formula="of:=RANDBETWEEN(1000000;9999999)" table:style-name="ce2">
            <text:p>1159554</text:p>
          </table:table-cell>
          <table:table-cell office:value-type="float" office:value="22336409" table:formula="of:=RANDBETWEEN(10000000;100000000)" table:style-name="ce2">
            <text:p>22336409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39732026" table:formula="of:=RANDBETWEEN(10000000;100000000)" table:style-name="ce2">
            <text:p>3973202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7867676) ,ROW('29610521','Holanda'),ARRAY['español','inglés','hindi','ruso','mandarín','null']::varchar(50)[], ARRAY[ ROW('Fernanda','Amelia','Ruano','Quintanilla','1946-12-07','tío',ROW(58,2342477204) ), ROW('Antonio',null,'Pinto','Cordero','1946-12-07','tío',ROW(58,2341159554) )]::familiar_ty[], ARRAY[ ROW('22336409','Argentina'),row('39732026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7867676) ,ROW('29610521','Holanda'),ARRAY['español','inglés','hindi','ruso','mandarín','null']::varchar(50)[], ARRAY[ ROW('Fernanda','Amelia','Ruano','Quintanilla','1946-12-07','tío',ROW(58,2342477204) ), ROW('Antonio',null,'Pinto','Cordero','1946-12-07','tío',ROW(58,2341159554) )]::familiar_ty[], ARRAY[ ROW('22336409','Argentina'),row('39732026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871912" table:formula="of:=RANDBETWEEN(1000000;9999999)" table:style-name="ce2">
            <text:p>1871912</text:p>
          </table:table-cell>
          <table:table-cell office:value-type="float" office:value="24706821" table:formula="of:=RANDBETWEEN(10000000;99999999)" table:style-name="ce2">
            <text:p>2470682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129351" table:formula="of:=RANDBETWEEN(1000000;9999999)" table:style-name="ce2">
            <text:p>1129351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403557" table:formula="of:=RANDBETWEEN(1000000;9999999)" table:style-name="ce2">
            <text:p>4403557</text:p>
          </table:table-cell>
          <table:table-cell office:value-type="float" office:value="28182434" table:formula="of:=RANDBETWEEN(10000000;100000000)" table:style-name="ce2">
            <text:p>28182434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1871912) ,ROW('24706821','Malasia'),ARRAY['inglés','árabe','portugués','francés','null','null']::varchar(50)[], ARRAY[ ROW('Valentin','Fermin','Burgos','Caraballo','1976-01-07','primo',ROW(58,2431129351) ), ROW('Lucrecia','Margarita','Alonzo','Saenz','1976-01-07','primo',ROW(58,2434403557) )]::familiar_ty[], ARRAY[ ROW('28182434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1871912) ,ROW('24706821','Malasia'),ARRAY['inglés','árabe','portugués','francés','null','null']::varchar(50)[], ARRAY[ ROW('Valentin','Fermin','Burgos','Caraballo','1976-01-07','primo',ROW(58,2431129351) ), ROW('Lucrecia','Margarita','Alonzo','Saenz','1976-01-07','primo',ROW(58,2434403557) )]::familiar_ty[], ARRAY[ ROW('28182434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7423093" table:formula="of:=RANDBETWEEN(1000000;9999999)" table:style-name="ce2">
            <text:p>7423093</text:p>
          </table:table-cell>
          <table:table-cell office:value-type="float" office:value="33945167" table:formula="of:=RANDBETWEEN(10000000;99999999)" table:style-name="ce2">
            <text:p>3394516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8077943" table:formula="of:=RANDBETWEEN(1000000;9999999)" table:style-name="ce2">
            <text:p>8077943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5150353" table:formula="of:=RANDBETWEEN(1000000;9999999)" table:style-name="ce2">
            <text:p>5150353</text:p>
          </table:table-cell>
          <table:table-cell office:value-type="float" office:value="26834610" table:formula="of:=RANDBETWEEN(10000000;100000000)" table:style-name="ce2">
            <text:p>26834610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7423093) ,ROW('33945167','Uganda'),ARRAY['español','inglés','hindi','ruso','mandarín','bengalí']::varchar(50)[], ARRAY[ ROW('Jorge',null,'James','Lopez','1937-04-10','abuelo',ROW(58,2348077943) ), ROW('Myriam','Zoe','Serrano','Ochoa','1937-04-10','abuelo',ROW(58,2345150353) )]::familiar_ty[], ARRAY[ ROW('26834610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7423093) ,ROW('33945167','Uganda'),ARRAY['español','inglés','hindi','ruso','mandarín','bengalí']::varchar(50)[], ARRAY[ ROW('Jorge',null,'James','Lopez','1937-04-10','abuelo',ROW(58,2348077943) ), ROW('Myriam','Zoe','Serrano','Ochoa','1937-04-10','abuelo',ROW(58,2345150353) )]::familiar_ty[], ARRAY[ ROW('26834610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630229" table:formula="of:=RANDBETWEEN(1000000;9999999)" table:style-name="ce2">
            <text:p>4630229</text:p>
          </table:table-cell>
          <table:table-cell office:value-type="float" office:value="82222676" table:formula="of:=RANDBETWEEN(10000000;99999999)" table:style-name="ce2">
            <text:p>8222267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2444711" table:formula="of:=RANDBETWEEN(1000000;9999999)" table:style-name="ce2">
            <text:p>244471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5630679" table:formula="of:=RANDBETWEEN(1000000;9999999)" table:style-name="ce2">
            <text:p>5630679</text:p>
          </table:table-cell>
          <table:table-cell office:value-type="float" office:value="62206930" table:formula="of:=RANDBETWEEN(10000000;100000000)" table:style-name="ce2">
            <text:p>62206930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48936261" table:formula="of:=RANDBETWEEN(10000000;100000000)" table:style-name="ce2">
            <text:p>4893626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4630229) ,ROW('82222676','Australia'),ARRAY['español','inglés','portugués','francés','null','null']::varchar(50)[], ARRAY[ ROW('Poncio',null,'Alcala','Falcon','1981-02-02','tío',ROW(58,2122444711) ), ROW('Silvester',null,'Morris','Serrato','1981-02-02','primo',ROW(58,2125630679) )]::familiar_ty[], ARRAY[ ROW('62206930','Taiwán'),row('48936261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4630229) ,ROW('82222676','Australia'),ARRAY['español','inglés','portugués','francés','null','null']::varchar(50)[], ARRAY[ ROW('Poncio',null,'Alcala','Falcon','1981-02-02','tío',ROW(58,2122444711) ), ROW('Silvester',null,'Morris','Serrato','1981-02-02','primo',ROW(58,2125630679) )]::familiar_ty[], ARRAY[ ROW('62206930','Taiwán'),row('48936261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909163" table:formula="of:=RANDBETWEEN(1000000;9999999)" table:style-name="ce2">
            <text:p>4909163</text:p>
          </table:table-cell>
          <table:table-cell office:value-type="float" office:value="31546910" table:formula="of:=RANDBETWEEN(10000000;99999999)" table:style-name="ce2">
            <text:p>3154691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8664650" table:formula="of:=RANDBETWEEN(1000000;9999999)" table:style-name="ce2">
            <text:p>8664650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9197559" table:formula="of:=RANDBETWEEN(1000000;9999999)" table:style-name="ce2">
            <text:p>9197559</text:p>
          </table:table-cell>
          <table:table-cell office:value-type="float" office:value="59892944" table:formula="of:=RANDBETWEEN(10000000;100000000)" table:style-name="ce2">
            <text:p>59892944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4909163) ,ROW('31546910','Holanda'),ARRAY['inglés','árabe','portugués','francés','null','null']::varchar(50)[], ARRAY[ ROW('Julian',null,'Quezada','Badillo','1948-11-18','padre',ROW(58,2878664650) ), ROW('Ophelia','Genesis','Roman','Reza','1948-11-18','primo',ROW(58,2879197559) )]::familiar_ty[], ARRAY[ ROW('59892944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4909163) ,ROW('31546910','Holanda'),ARRAY['inglés','árabe','portugués','francés','null','null']::varchar(50)[], ARRAY[ ROW('Julian',null,'Quezada','Badillo','1948-11-18','padre',ROW(58,2878664650) ), ROW('Ophelia','Genesis','Roman','Reza','1948-11-18','primo',ROW(58,2879197559) )]::familiar_ty[], ARRAY[ ROW('59892944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410696" table:formula="of:=RANDBETWEEN(1000000;9999999)" table:style-name="ce2">
            <text:p>4410696</text:p>
          </table:table-cell>
          <table:table-cell office:value-type="float" office:value="61502687" table:formula="of:=RANDBETWEEN(10000000;99999999)" table:style-name="ce2">
            <text:p>6150268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9910294" table:formula="of:=RANDBETWEEN(1000000;9999999)" table:style-name="ce2">
            <text:p>9910294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476761" table:formula="of:=RANDBETWEEN(1000000;9999999)" table:style-name="ce2">
            <text:p>6476761</text:p>
          </table:table-cell>
          <table:table-cell office:value-type="float" office:value="21593487" table:formula="of:=RANDBETWEEN(10000000;100000000)" table:style-name="ce2">
            <text:p>21593487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4410696) ,ROW('61502687','Malasia'),ARRAY['español','inglés','hindi','ruso','mandarín','null']::varchar(50)[], ARRAY[ ROW('Vicente','Juliano','Bello','Osuna','1978-12-06','tío',ROW(58,2129910294) ), ROW('Ophelia','Isabella','Pabon','Zambrano','1978-12-06','abuelo',ROW(58,2126476761) )]::familiar_ty[], ARRAY[ ROW('21593487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4410696) ,ROW('61502687','Malasia'),ARRAY['español','inglés','hindi','ruso','mandarín','null']::varchar(50)[], ARRAY[ ROW('Vicente','Juliano','Bello','Osuna','1978-12-06','tío',ROW(58,2129910294) ), ROW('Ophelia','Isabella','Pabon','Zambrano','1978-12-06','abuelo',ROW(58,2126476761) )]::familiar_ty[], ARRAY[ ROW('21593487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3445186" table:formula="of:=RANDBETWEEN(1000000;9999999)" table:style-name="ce2">
            <text:p>3445186</text:p>
          </table:table-cell>
          <table:table-cell office:value-type="float" office:value="85528242" table:formula="of:=RANDBETWEEN(10000000;99999999)" table:style-name="ce2">
            <text:p>8552824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7056137" table:formula="of:=RANDBETWEEN(1000000;9999999)" table:style-name="ce2">
            <text:p>7056137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6136545" table:formula="of:=RANDBETWEEN(1000000;9999999)" table:style-name="ce2">
            <text:p>6136545</text:p>
          </table:table-cell>
          <table:table-cell office:value-type="float" office:value="49769194" table:formula="of:=RANDBETWEEN(10000000;100000000)" table:style-name="ce2">
            <text:p>49769194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3445186) ,ROW('85528242','Zimbabue'),ARRAY['español','inglés','portugués','francés','null','null']::varchar(50)[], ARRAY[ ROW('Amada',null,'Rendon','Ochoa','1976-07-16','abuelo',ROW(58,2447056137) ), ROW('Rosalia',null,'Valles','Montes','1976-07-16','hermano',ROW(58,2446136545) )]::familiar_ty[], ARRAY[ ROW('49769194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3445186) ,ROW('85528242','Zimbabue'),ARRAY['español','inglés','portugués','francés','null','null']::varchar(50)[], ARRAY[ ROW('Amada',null,'Rendon','Ochoa','1976-07-16','abuelo',ROW(58,2447056137) ), ROW('Rosalia',null,'Valles','Montes','1976-07-16','hermano',ROW(58,2446136545) )]::familiar_ty[], ARRAY[ ROW('49769194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968793" table:formula="of:=RANDBETWEEN(1000000;9999999)" table:style-name="ce2">
            <text:p>3968793</text:p>
          </table:table-cell>
          <table:table-cell office:value-type="float" office:value="82233149" table:formula="of:=RANDBETWEEN(10000000;99999999)" table:style-name="ce2">
            <text:p>8223314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4246586" table:formula="of:=RANDBETWEEN(1000000;9999999)" table:style-name="ce2">
            <text:p>4246586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4912580" table:formula="of:=RANDBETWEEN(1000000;9999999)" table:style-name="ce2">
            <text:p>4912580</text:p>
          </table:table-cell>
          <table:table-cell office:value-type="float" office:value="62895490" table:formula="of:=RANDBETWEEN(10000000;100000000)" table:style-name="ce2">
            <text:p>62895490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40880572" table:formula="of:=RANDBETWEEN(10000000;100000000)" table:style-name="ce2">
            <text:p>40880572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3968793) ,ROW('82233149','Australia'),ARRAY['español','inglés','portugués','francés','null','null']::varchar(50)[], ARRAY[ ROW('Sebastian',null,'Cabral','Cedillo','1936-02-14','padre',ROW(58,4244246586) ), ROW('Magali',null,'Salmeron','Izquierdo','1936-02-14','tío',ROW(58,4244912580) )]::familiar_ty[], ARRAY[ ROW('62895490','Taiwán'),row('40880572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3968793) ,ROW('82233149','Australia'),ARRAY['español','inglés','portugués','francés','null','null']::varchar(50)[], ARRAY[ ROW('Sebastian',null,'Cabral','Cedillo','1936-02-14','padre',ROW(58,4244246586) ), ROW('Magali',null,'Salmeron','Izquierdo','1936-02-14','tío',ROW(58,4244912580) )]::familiar_ty[], ARRAY[ ROW('62895490','Taiwán'),row('40880572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311884" table:formula="of:=RANDBETWEEN(1000000;9999999)" table:style-name="ce2">
            <text:p>2311884</text:p>
          </table:table-cell>
          <table:table-cell office:value-type="float" office:value="12449257" table:formula="of:=RANDBETWEEN(10000000;99999999)" table:style-name="ce2">
            <text:p>1244925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4786781" table:formula="of:=RANDBETWEEN(1000000;9999999)" table:style-name="ce2">
            <text:p>4786781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8676938" table:formula="of:=RANDBETWEEN(1000000;9999999)" table:style-name="ce2">
            <text:p>8676938</text:p>
          </table:table-cell>
          <table:table-cell office:value-type="float" office:value="27094175" table:formula="of:=RANDBETWEEN(10000000;100000000)" table:style-name="ce2">
            <text:p>27094175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2311884) ,ROW('12449257','Holanda'),ARRAY['inglés','árabe','portugués','francés','null','null']::varchar(50)[], ARRAY[ ROW('Cornelio',null,'Ceja','Jaimes','1949-10-09','madre',ROW(58,2434786781) ), ROW('Gladys','Guadalupe','Nelson','Collazo','1949-10-09','tío',ROW(58,2438676938) )]::familiar_ty[], ARRAY[ ROW('27094175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2311884) ,ROW('12449257','Holanda'),ARRAY['inglés','árabe','portugués','francés','null','null']::varchar(50)[], ARRAY[ ROW('Cornelio',null,'Ceja','Jaimes','1949-10-09','madre',ROW(58,2434786781) ), ROW('Gladys','Guadalupe','Nelson','Collazo','1949-10-09','tío',ROW(58,2438676938) )]::familiar_ty[], ARRAY[ ROW('27094175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207848" table:formula="of:=RANDBETWEEN(1000000;9999999)" table:style-name="ce2">
            <text:p>6207848</text:p>
          </table:table-cell>
          <table:table-cell office:value-type="float" office:value="58435144" table:formula="of:=RANDBETWEEN(10000000;99999999)" table:style-name="ce2">
            <text:p>5843514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9127519" table:formula="of:=RANDBETWEEN(1000000;9999999)" table:style-name="ce2">
            <text:p>9127519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7896748" table:formula="of:=RANDBETWEEN(1000000;9999999)" table:style-name="ce2">
            <text:p>7896748</text:p>
          </table:table-cell>
          <table:table-cell office:value-type="float" office:value="60654194" table:formula="of:=RANDBETWEEN(10000000;100000000)" table:style-name="ce2">
            <text:p>60654194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6207848) ,ROW('58435144','Malasia'),ARRAY['español','inglés','hindi','ruso','mandarín','null']::varchar(50)[], ARRAY[ ROW('Marco','Maximiliano','Valadez','Thompson','1979-04-04','padre',ROW(58,4249127519) ), ROW('Paciano','Jose','Lima','Beltran','1979-04-04','primo',ROW(58,4247896748) )]::familiar_ty[], ARRAY[ ROW('60654194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6207848) ,ROW('58435144','Malasia'),ARRAY['español','inglés','hindi','ruso','mandarín','null']::varchar(50)[], ARRAY[ ROW('Marco','Maximiliano','Valadez','Thompson','1979-04-04','padre',ROW(58,4249127519) ), ROW('Paciano','Jose','Lima','Beltran','1979-04-04','primo',ROW(58,4247896748) )]::familiar_ty[], ARRAY[ ROW('60654194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663978" table:formula="of:=RANDBETWEEN(1000000;9999999)" table:style-name="ce2">
            <text:p>5663978</text:p>
          </table:table-cell>
          <table:table-cell office:value-type="float" office:value="65586315" table:formula="of:=RANDBETWEEN(10000000;99999999)" table:style-name="ce2">
            <text:p>6558631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3754260" table:formula="of:=RANDBETWEEN(1000000;9999999)" table:style-name="ce2">
            <text:p>3754260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8332906" table:formula="of:=RANDBETWEEN(1000000;9999999)" table:style-name="ce2">
            <text:p>8332906</text:p>
          </table:table-cell>
          <table:table-cell office:value-type="float" office:value="28735409" table:formula="of:=RANDBETWEEN(10000000;100000000)" table:style-name="ce2">
            <text:p>28735409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32300588" table:formula="of:=RANDBETWEEN(10000000;100000000)" table:style-name="ce2">
            <text:p>3230058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5663978) ,ROW('65586315','Zimbabue'),ARRAY['español','inglés','portugués','francés','null','null']::varchar(50)[], ARRAY[ ROW('Naomi',null,'Powell','Butler','1979-05-22','abuelo',ROW(58,4143754260) ), ROW('Griselda',null,'Pedraza','Lozano','1979-05-22','abuelo',ROW(58,4148332906) )]::familiar_ty[], ARRAY[ ROW('28735409','Taiwán'),row('32300588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5663978) ,ROW('65586315','Zimbabue'),ARRAY['español','inglés','portugués','francés','null','null']::varchar(50)[], ARRAY[ ROW('Naomi',null,'Powell','Butler','1979-05-22','abuelo',ROW(58,4143754260) ), ROW('Griselda',null,'Pedraza','Lozano','1979-05-22','abuelo',ROW(58,4148332906) )]::familiar_ty[], ARRAY[ ROW('28735409','Taiwán'),row('32300588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203175" table:formula="of:=RANDBETWEEN(1000000;9999999)" table:style-name="ce2">
            <text:p>6203175</text:p>
          </table:table-cell>
          <table:table-cell office:value-type="float" office:value="64771687" table:formula="of:=RANDBETWEEN(10000000;99999999)" table:style-name="ce2">
            <text:p>6477168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3317203" table:formula="of:=RANDBETWEEN(1000000;9999999)" table:style-name="ce2">
            <text:p>3317203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7835049" table:formula="of:=RANDBETWEEN(1000000;9999999)" table:style-name="ce2">
            <text:p>7835049</text:p>
          </table:table-cell>
          <table:table-cell office:value-type="float" office:value="13350133" table:formula="of:=RANDBETWEEN(10000000;100000000)" table:style-name="ce2">
            <text:p>13350133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49443080" table:formula="of:=RANDBETWEEN(10000000;100000000)" table:style-name="ce2">
            <text:p>49443080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6203175) ,ROW('64771687','Australia'),ARRAY['español','inglés','portugués','francés','null','null']::varchar(50)[], ARRAY[ ROW('Marlene',null,'Maravilla','Merino','1938-07-26','madre',ROW(58,4123317203) ), ROW('Emiliana',null,'Mariscal','Lora','1938-07-26','padre',ROW(58,4127835049) )]::familiar_ty[], ARRAY[ ROW('13350133','Taiwán'),row('49443080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6203175) ,ROW('64771687','Australia'),ARRAY['español','inglés','portugués','francés','null','null']::varchar(50)[], ARRAY[ ROW('Marlene',null,'Maravilla','Merino','1938-07-26','madre',ROW(58,4123317203) ), ROW('Emiliana',null,'Mariscal','Lora','1938-07-26','padre',ROW(58,4127835049) )]::familiar_ty[], ARRAY[ ROW('13350133','Taiwán'),row('49443080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790481" table:formula="of:=RANDBETWEEN(1000000;9999999)" table:style-name="ce2">
            <text:p>9790481</text:p>
          </table:table-cell>
          <table:table-cell office:value-type="float" office:value="24141768" table:formula="of:=RANDBETWEEN(10000000;99999999)" table:style-name="ce2">
            <text:p>2414176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874802" table:formula="of:=RANDBETWEEN(1000000;9999999)" table:style-name="ce2">
            <text:p>2874802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4131860" table:formula="of:=RANDBETWEEN(1000000;9999999)" table:style-name="ce2">
            <text:p>4131860</text:p>
          </table:table-cell>
          <table:table-cell office:value-type="float" office:value="65004780" table:formula="of:=RANDBETWEEN(10000000;100000000)" table:style-name="ce2">
            <text:p>65004780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9790481) ,ROW('24141768','Holanda'),ARRAY['inglés','árabe','portugués','francés','null','null']::varchar(50)[], ARRAY[ ROW('Liliana',null,'Cavazos','Coronado','1949-10-16','hermano',ROW(58,2812874802) ), ROW('Dulce','Aleyda','Jacobo','Farias','1949-10-16','padre',ROW(58,2814131860) )]::familiar_ty[], ARRAY[ ROW('65004780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9790481) ,ROW('24141768','Holanda'),ARRAY['inglés','árabe','portugués','francés','null','null']::varchar(50)[], ARRAY[ ROW('Liliana',null,'Cavazos','Coronado','1949-10-16','hermano',ROW(58,2812874802) ), ROW('Dulce','Aleyda','Jacobo','Farias','1949-10-16','padre',ROW(58,2814131860) )]::familiar_ty[], ARRAY[ ROW('65004780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394613" table:formula="of:=RANDBETWEEN(1000000;9999999)" table:style-name="ce2">
            <text:p>4394613</text:p>
          </table:table-cell>
          <table:table-cell office:value-type="float" office:value="87736828" table:formula="of:=RANDBETWEEN(10000000;99999999)" table:style-name="ce2">
            <text:p>8773682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2917187" table:formula="of:=RANDBETWEEN(1000000;9999999)" table:style-name="ce2">
            <text:p>291718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9366485" table:formula="of:=RANDBETWEEN(1000000;9999999)" table:style-name="ce2">
            <text:p>9366485</text:p>
          </table:table-cell>
          <table:table-cell office:value-type="float" office:value="56214277" table:formula="of:=RANDBETWEEN(10000000;100000000)" table:style-name="ce2">
            <text:p>56214277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4394613) ,ROW('87736828','Malasia'),ARRAY['español','inglés','hindi','ruso','mandarín','bengalí']::varchar(50)[], ARRAY[ ROW('Ana','Carola','Olivares','Rubio','1979-08-01','madre',ROW(58,2872917187) ), ROW('Marcelo','Vicente','Montez','Walker','1979-08-01','hermano',ROW(58,2879366485) )]::familiar_ty[], ARRAY[ ROW('56214277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4394613) ,ROW('87736828','Malasia'),ARRAY['español','inglés','hindi','ruso','mandarín','bengalí']::varchar(50)[], ARRAY[ ROW('Ana','Carola','Olivares','Rubio','1979-08-01','madre',ROW(58,2872917187) ), ROW('Marcelo','Vicente','Montez','Walker','1979-08-01','hermano',ROW(58,2879366485) )]::familiar_ty[], ARRAY[ ROW('56214277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129996" table:formula="of:=RANDBETWEEN(1000000;9999999)" table:style-name="ce2">
            <text:p>7129996</text:p>
          </table:table-cell>
          <table:table-cell office:value-type="float" office:value="95482236" table:formula="of:=RANDBETWEEN(10000000;99999999)" table:style-name="ce2">
            <text:p>95482236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589749" table:formula="of:=RANDBETWEEN(1000000;9999999)" table:style-name="ce2">
            <text:p>6589749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6438000" table:formula="of:=RANDBETWEEN(1000000;9999999)" table:style-name="ce2">
            <text:p>6438000</text:p>
          </table:table-cell>
          <table:table-cell office:value-type="float" office:value="16411725" table:formula="of:=RANDBETWEEN(10000000;100000000)" table:style-name="ce2">
            <text:p>16411725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40848642" table:formula="of:=RANDBETWEEN(10000000;100000000)" table:style-name="ce2">
            <text:p>4084864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7129996) ,ROW('95482236','Zimbabue'),ARRAY['español','inglés','portugués','francés','null','null']::varchar(50)[], ARRAY[ ROW('Adrian',null,'Price','Becerra','1981-01-22','primo',ROW(58,4126589749) ), ROW('Daniel',null,'Price','Gallardo','1981-01-22','abuelo',ROW(58,4126438000) )]::familiar_ty[], ARRAY[ ROW('16411725','Taiwán'),row('40848642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7129996) ,ROW('95482236','Zimbabue'),ARRAY['español','inglés','portugués','francés','null','null']::varchar(50)[], ARRAY[ ROW('Adrian',null,'Price','Becerra','1981-01-22','primo',ROW(58,4126589749) ), ROW('Daniel',null,'Price','Gallardo','1981-01-22','abuelo',ROW(58,4126438000) )]::familiar_ty[], ARRAY[ ROW('16411725','Taiwán'),row('40848642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433599" table:formula="of:=RANDBETWEEN(1000000;9999999)" table:style-name="ce2">
            <text:p>4433599</text:p>
          </table:table-cell>
          <table:table-cell office:value-type="float" office:value="97044813" table:formula="of:=RANDBETWEEN(10000000;99999999)" table:style-name="ce2">
            <text:p>9704481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493578" table:formula="of:=RANDBETWEEN(1000000;9999999)" table:style-name="ce2">
            <text:p>249357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1955410" table:formula="of:=RANDBETWEEN(1000000;9999999)" table:style-name="ce2">
            <text:p>1955410</text:p>
          </table:table-cell>
          <table:table-cell office:value-type="float" office:value="50191773" table:formula="of:=RANDBETWEEN(10000000;100000000)" table:style-name="ce2">
            <text:p>50191773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4433599) ,ROW('97044813','Australia'),ARRAY['español','inglés','hindi','ruso','mandarín','bengalí']::varchar(50)[], ARRAY[ ROW('Anunciacion',null,'Osuna','Barcenas','1938-06-18','hermano',ROW(58,4122493578) ), ROW('Juan','Gregorio','Madrid','Larios','1938-06-18','tío',ROW(58,4121955410) )]::familiar_ty[], ARRAY[ ROW('50191773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4433599) ,ROW('97044813','Australia'),ARRAY['español','inglés','hindi','ruso','mandarín','bengalí']::varchar(50)[], ARRAY[ ROW('Anunciacion',null,'Osuna','Barcenas','1938-06-18','hermano',ROW(58,4122493578) ), ROW('Juan','Gregorio','Madrid','Larios','1938-06-18','tío',ROW(58,4121955410) )]::familiar_ty[], ARRAY[ ROW('50191773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970717" table:formula="of:=RANDBETWEEN(1000000;9999999)" table:style-name="ce2">
            <text:p>6970717</text:p>
          </table:table-cell>
          <table:table-cell office:value-type="float" office:value="64974805" table:formula="of:=RANDBETWEEN(10000000;99999999)" table:style-name="ce2">
            <text:p>6497480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459481" table:formula="of:=RANDBETWEEN(1000000;9999999)" table:style-name="ce2">
            <text:p>2459481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6200007" table:formula="of:=RANDBETWEEN(1000000;9999999)" table:style-name="ce2">
            <text:p>6200007</text:p>
          </table:table-cell>
          <table:table-cell office:value-type="float" office:value="13391996" table:formula="of:=RANDBETWEEN(10000000;100000000)" table:style-name="ce2">
            <text:p>13391996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6970717) ,ROW('64974805','Holanda'),ARRAY['español','inglés','hindi','francés','null','null']::varchar(50)[], ARRAY[ ROW('Liliana','Luisa','Carrillo','Cartagena','1956-12-09','hermano',ROW(58,4242459481) ), ROW('Ava','Guadalupe','Suarez','Caballero','1956-12-09','tío',ROW(58,4246200007) )]::familiar_ty[], ARRAY[ ROW('13391996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6970717) ,ROW('64974805','Holanda'),ARRAY['español','inglés','hindi','francés','null','null']::varchar(50)[], ARRAY[ ROW('Liliana','Luisa','Carrillo','Cartagena','1956-12-09','hermano',ROW(58,4242459481) ), ROW('Ava','Guadalupe','Suarez','Caballero','1956-12-09','tío',ROW(58,4246200007) )]::familiar_ty[], ARRAY[ ROW('13391996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236398" table:formula="of:=RANDBETWEEN(1000000;9999999)" table:style-name="ce2">
            <text:p>8236398</text:p>
          </table:table-cell>
          <table:table-cell office:value-type="float" office:value="60401560" table:formula="of:=RANDBETWEEN(10000000;99999999)" table:style-name="ce2">
            <text:p>6040156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3633117" table:formula="of:=RANDBETWEEN(1000000;9999999)" table:style-name="ce2">
            <text:p>3633117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5014718" table:formula="of:=RANDBETWEEN(1000000;9999999)" table:style-name="ce2">
            <text:p>5014718</text:p>
          </table:table-cell>
          <table:table-cell office:value-type="float" office:value="88124521" table:formula="of:=RANDBETWEEN(10000000;100000000)" table:style-name="ce2">
            <text:p>88124521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8236398) ,ROW('60401560','Taiwán'),ARRAY['inglés','árabe','portugués','francés','null','null']::varchar(50)[], ARRAY[ ROW('Santiago',null,'Lozada','Ledesma','1964-03-10','hermano',ROW(58,4243633117) ), ROW('Libertad','Eliana','Garces','Casanova','1964-03-10','tío',ROW(58,4245014718) )]::familiar_ty[], ARRAY[ ROW('88124521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8236398) ,ROW('60401560','Taiwán'),ARRAY['inglés','árabe','portugués','francés','null','null']::varchar(50)[], ARRAY[ ROW('Santiago',null,'Lozada','Ledesma','1964-03-10','hermano',ROW(58,4243633117) ), ROW('Libertad','Eliana','Garces','Casanova','1964-03-10','tío',ROW(58,4245014718) )]::familiar_ty[], ARRAY[ ROW('88124521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623039" table:formula="of:=RANDBETWEEN(1000000;9999999)" table:style-name="ce2">
            <text:p>9623039</text:p>
          </table:table-cell>
          <table:table-cell office:value-type="float" office:value="11545072" table:formula="of:=RANDBETWEEN(10000000;99999999)" table:style-name="ce2">
            <text:p>1154507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7136262" table:formula="of:=RANDBETWEEN(1000000;9999999)" table:style-name="ce2">
            <text:p>7136262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2704319" table:formula="of:=RANDBETWEEN(1000000;9999999)" table:style-name="ce2">
            <text:p>2704319</text:p>
          </table:table-cell>
          <table:table-cell office:value-type="float" office:value="68671865" table:formula="of:=RANDBETWEEN(10000000;100000000)" table:style-name="ce2">
            <text:p>68671865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9623039) ,ROW('11545072','Zimbabue'),ARRAY['español','inglés','hindi','ruso','mandarín','bengalí']::varchar(50)[], ARRAY[ ROW('Emma','Audrey','Verduzco','Gallegos','1980-07-05','tío',ROW(58,2617136262) ), ROW('Flor','Esperanza','Peterson','Sarmiento','1980-07-05','abuelo',ROW(58,2612704319) )]::familiar_ty[], ARRAY[ ROW('68671865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9623039) ,ROW('11545072','Zimbabue'),ARRAY['español','inglés','hindi','ruso','mandarín','bengalí']::varchar(50)[], ARRAY[ ROW('Emma','Audrey','Verduzco','Gallegos','1980-07-05','tío',ROW(58,2617136262) ), ROW('Flor','Esperanza','Peterson','Sarmiento','1980-07-05','abuelo',ROW(58,2612704319) )]::familiar_ty[], ARRAY[ ROW('68671865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1523170" table:formula="of:=RANDBETWEEN(1000000;9999999)" table:style-name="ce2">
            <text:p>1523170</text:p>
          </table:table-cell>
          <table:table-cell office:value-type="float" office:value="50582292" table:formula="of:=RANDBETWEEN(10000000;99999999)" table:style-name="ce2">
            <text:p>5058229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775104" table:formula="of:=RANDBETWEEN(1000000;9999999)" table:style-name="ce2">
            <text:p>777510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2943198" table:formula="of:=RANDBETWEEN(1000000;9999999)" table:style-name="ce2">
            <text:p>2943198</text:p>
          </table:table-cell>
          <table:table-cell office:value-type="float" office:value="36461427" table:formula="of:=RANDBETWEEN(10000000;100000000)" table:style-name="ce2">
            <text:p>36461427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1523170) ,ROW('50582292','Australia'),ARRAY['español','inglés','hindi','ruso','mandarín','null']::varchar(50)[], ARRAY[ ROW('Hilda',null,'Landa','Trejo','1942-09-24','hermano',ROW(58,2127775104) ), ROW('Ivan','Vivaldo','Monge','Orozco','1942-09-24','padre',ROW(58,2122943198) )]::familiar_ty[], ARRAY[ ROW('36461427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1523170) ,ROW('50582292','Australia'),ARRAY['español','inglés','hindi','ruso','mandarín','null']::varchar(50)[], ARRAY[ ROW('Hilda',null,'Landa','Trejo','1942-09-24','hermano',ROW(58,2127775104) ), ROW('Ivan','Vivaldo','Monge','Orozco','1942-09-24','padre',ROW(58,2122943198) )]::familiar_ty[], ARRAY[ ROW('36461427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110571" table:formula="of:=RANDBETWEEN(1000000;9999999)" table:style-name="ce2">
            <text:p>1110571</text:p>
          </table:table-cell>
          <table:table-cell office:value-type="float" office:value="46430721" table:formula="of:=RANDBETWEEN(10000000;99999999)" table:style-name="ce2">
            <text:p>4643072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384963" table:formula="of:=RANDBETWEEN(1000000;9999999)" table:style-name="ce2">
            <text:p>3384963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7142050" table:formula="of:=RANDBETWEEN(1000000;9999999)" table:style-name="ce2">
            <text:p>7142050</text:p>
          </table:table-cell>
          <table:table-cell office:value-type="float" office:value="49894281" table:formula="of:=RANDBETWEEN(10000000;100000000)" table:style-name="ce2">
            <text:p>49894281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1110571) ,ROW('46430721','Holanda'),ARRAY['español','inglés','hindi','ruso','null','null']::varchar(50)[], ARRAY[ ROW('Nadia','Monica','Flores','Correa','1958-01-04','abuelo',ROW(58,2873384963) ), ROW('Victoria','Donatila','Vidal','Gastelum','1958-01-04','padre',ROW(58,2877142050) )]::familiar_ty[], ARRAY[ ROW('49894281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1110571) ,ROW('46430721','Holanda'),ARRAY['español','inglés','hindi','ruso','null','null']::varchar(50)[], ARRAY[ ROW('Nadia','Monica','Flores','Correa','1958-01-04','abuelo',ROW(58,2873384963) ), ROW('Victoria','Donatila','Vidal','Gastelum','1958-01-04','padre',ROW(58,2877142050) )]::familiar_ty[], ARRAY[ ROW('49894281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137631" table:formula="of:=RANDBETWEEN(1000000;9999999)" table:style-name="ce2">
            <text:p>4137631</text:p>
          </table:table-cell>
          <table:table-cell office:value-type="float" office:value="68523218" table:formula="of:=RANDBETWEEN(10000000;99999999)" table:style-name="ce2">
            <text:p>6852321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146269" table:formula="of:=RANDBETWEEN(1000000;9999999)" table:style-name="ce2">
            <text:p>2146269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8696639" table:formula="of:=RANDBETWEEN(1000000;9999999)" table:style-name="ce2">
            <text:p>8696639</text:p>
          </table:table-cell>
          <table:table-cell office:value-type="float" office:value="82123462" table:formula="of:=RANDBETWEEN(10000000;100000000)" table:style-name="ce2">
            <text:p>82123462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4137631) ,ROW('68523218','Taiwán'),ARRAY['inglés','árabe','portugués','francés','null','null']::varchar(50)[], ARRAY[ ROW('Haydee',null,'Solis','Villeda','1965-12-24','hermano',ROW(58,4122146269) ), ROW('Ignacio','Chistopher','Concepcion','Teran','1965-12-24','padre',ROW(58,4128696639) )]::familiar_ty[], ARRAY[ ROW('82123462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4137631) ,ROW('68523218','Taiwán'),ARRAY['inglés','árabe','portugués','francés','null','null']::varchar(50)[], ARRAY[ ROW('Haydee',null,'Solis','Villeda','1965-12-24','hermano',ROW(58,4122146269) ), ROW('Ignacio','Chistopher','Concepcion','Teran','1965-12-24','padre',ROW(58,4128696639) )]::familiar_ty[], ARRAY[ ROW('82123462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415027" table:formula="of:=RANDBETWEEN(1000000;9999999)" table:style-name="ce2">
            <text:p>8415027</text:p>
          </table:table-cell>
          <table:table-cell office:value-type="float" office:value="23833174" table:formula="of:=RANDBETWEEN(10000000;99999999)" table:style-name="ce2">
            <text:p>2383317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9272929" table:formula="of:=RANDBETWEEN(1000000;9999999)" table:style-name="ce2">
            <text:p>9272929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4485298" table:formula="of:=RANDBETWEEN(1000000;9999999)" table:style-name="ce2">
            <text:p>4485298</text:p>
          </table:table-cell>
          <table:table-cell office:value-type="float" office:value="63519676" table:formula="of:=RANDBETWEEN(10000000;100000000)" table:style-name="ce2">
            <text:p>63519676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8415027) ,ROW('23833174','Zimbabue'),ARRAY['español','inglés','hindi','ruso','mandarín','bengalí']::varchar(50)[], ARRAY[ ROW('Ives','Jorge','Narvaez','Tolentino','1980-09-16','padre',ROW(58,2449272929) ), ROW('Nicolas','Abelardo','Tafoya','Peralta','1980-09-16','abuelo',ROW(58,2444485298) )]::familiar_ty[], ARRAY[ ROW('63519676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8415027) ,ROW('23833174','Zimbabue'),ARRAY['español','inglés','hindi','ruso','mandarín','bengalí']::varchar(50)[], ARRAY[ ROW('Ives','Jorge','Narvaez','Tolentino','1980-09-16','padre',ROW(58,2449272929) ), ROW('Nicolas','Abelardo','Tafoya','Peralta','1980-09-16','abuelo',ROW(58,2444485298) )]::familiar_ty[], ARRAY[ ROW('63519676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2847180" table:formula="of:=RANDBETWEEN(1000000;9999999)" table:style-name="ce2">
            <text:p>2847180</text:p>
          </table:table-cell>
          <table:table-cell office:value-type="float" office:value="91447347" table:formula="of:=RANDBETWEEN(10000000;99999999)" table:style-name="ce2">
            <text:p>9144734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791734" table:formula="of:=RANDBETWEEN(1000000;9999999)" table:style-name="ce2">
            <text:p>2791734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6434889" table:formula="of:=RANDBETWEEN(1000000;9999999)" table:style-name="ce2">
            <text:p>6434889</text:p>
          </table:table-cell>
          <table:table-cell office:value-type="float" office:value="14066780" table:formula="of:=RANDBETWEEN(10000000;100000000)" table:style-name="ce2">
            <text:p>14066780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2847180) ,ROW('91447347','Australia'),ARRAY['español','inglés','hindi','ruso','mandarín','null']::varchar(50)[], ARRAY[ ROW('Atenea',null,'Amaya','Patino','1943-03-10','abuelo',ROW(58,4242791734) ), ROW('Andres','Caligula','Salguero','Cantu','1943-03-10','madre',ROW(58,4246434889) )]::familiar_ty[], ARRAY[ ROW('14066780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2847180) ,ROW('91447347','Australia'),ARRAY['español','inglés','hindi','ruso','mandarín','null']::varchar(50)[], ARRAY[ ROW('Atenea',null,'Amaya','Patino','1943-03-10','abuelo',ROW(58,4242791734) ), ROW('Andres','Caligula','Salguero','Cantu','1943-03-10','madre',ROW(58,4246434889) )]::familiar_ty[], ARRAY[ ROW('14066780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113774" table:formula="of:=RANDBETWEEN(1000000;9999999)" table:style-name="ce2">
            <text:p>8113774</text:p>
          </table:table-cell>
          <table:table-cell office:value-type="float" office:value="63397767" table:formula="of:=RANDBETWEEN(10000000;99999999)" table:style-name="ce2">
            <text:p>6339776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7382415" table:formula="of:=RANDBETWEEN(1000000;9999999)" table:style-name="ce2">
            <text:p>7382415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7186141" table:formula="of:=RANDBETWEEN(1000000;9999999)" table:style-name="ce2">
            <text:p>7186141</text:p>
          </table:table-cell>
          <table:table-cell office:value-type="float" office:value="87306151" table:formula="of:=RANDBETWEEN(10000000;100000000)" table:style-name="ce2">
            <text:p>87306151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8113774) ,ROW('63397767','Holanda'),ARRAY['español','inglés','hindi','ruso','null','null']::varchar(50)[], ARRAY[ ROW('Marcos','Venancio','Caldera','Alcantara','1959-04-26','abuelo',ROW(58,2437382415) ), ROW('Michael',null,'Montero','Mora','1959-04-26','madre',ROW(58,2437186141) )]::familiar_ty[], ARRAY[ ROW('87306151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8113774) ,ROW('63397767','Holanda'),ARRAY['español','inglés','hindi','ruso','null','null']::varchar(50)[], ARRAY[ ROW('Marcos','Venancio','Caldera','Alcantara','1959-04-26','abuelo',ROW(58,2437382415) ), ROW('Michael',null,'Montero','Mora','1959-04-26','madre',ROW(58,2437186141) )]::familiar_ty[], ARRAY[ ROW('87306151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267396" table:formula="of:=RANDBETWEEN(1000000;9999999)" table:style-name="ce2">
            <text:p>6267396</text:p>
          </table:table-cell>
          <table:table-cell office:value-type="float" office:value="36925658" table:formula="of:=RANDBETWEEN(10000000;99999999)" table:style-name="ce2">
            <text:p>3692565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8392043" table:formula="of:=RANDBETWEEN(1000000;9999999)" table:style-name="ce2">
            <text:p>8392043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168720" table:formula="of:=RANDBETWEEN(1000000;9999999)" table:style-name="ce2">
            <text:p>9168720</text:p>
          </table:table-cell>
          <table:table-cell office:value-type="float" office:value="22566525" table:formula="of:=RANDBETWEEN(10000000;100000000)" table:style-name="ce2">
            <text:p>22566525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6267396) ,ROW('36925658','Taiwán'),ARRAY['inglés','árabe','portugués','francés','null','null']::varchar(50)[], ARRAY[ ROW('Caligula',null,'Estevez','Cifuentes','1970-06-29','abuelo',ROW(58,2128392043) ), ROW('Fidel','Juan','Regalado','Machuca','1970-06-29','madre',ROW(58,2129168720) )]::familiar_ty[], ARRAY[ ROW('22566525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6267396) ,ROW('36925658','Taiwán'),ARRAY['inglés','árabe','portugués','francés','null','null']::varchar(50)[], ARRAY[ ROW('Caligula',null,'Estevez','Cifuentes','1970-06-29','abuelo',ROW(58,2128392043) ), ROW('Fidel','Juan','Regalado','Machuca','1970-06-29','madre',ROW(58,2129168720) )]::familiar_ty[], ARRAY[ ROW('22566525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034184" table:formula="of:=RANDBETWEEN(1000000;9999999)" table:style-name="ce2">
            <text:p>2034184</text:p>
          </table:table-cell>
          <table:table-cell office:value-type="float" office:value="32798388" table:formula="of:=RANDBETWEEN(10000000;99999999)" table:style-name="ce2">
            <text:p>3279838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1261176" table:formula="of:=RANDBETWEEN(1000000;9999999)" table:style-name="ce2">
            <text:p>1261176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4968647" table:formula="of:=RANDBETWEEN(1000000;9999999)" table:style-name="ce2">
            <text:p>4968647</text:p>
          </table:table-cell>
          <table:table-cell office:value-type="float" office:value="42043786" table:formula="of:=RANDBETWEEN(10000000;100000000)" table:style-name="ce2">
            <text:p>42043786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2034184) ,ROW('32798388','Zimbabue'),ARRAY['español','inglés','hindi','ruso','mandarín','bengalí']::varchar(50)[], ARRAY[ ROW('Arturo',null,'Lovato','Hernandes','1938-03-06','madre',ROW(58,4141261176) ), ROW('Aidana','Consuelo','Hidalgo','Rodrigues','1938-03-06','primo',ROW(58,4144968647) )]::familiar_ty[], ARRAY[ ROW('42043786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2034184) ,ROW('32798388','Zimbabue'),ARRAY['español','inglés','hindi','ruso','mandarín','bengalí']::varchar(50)[], ARRAY[ ROW('Arturo',null,'Lovato','Hernandes','1938-03-06','madre',ROW(58,4141261176) ), ROW('Aidana','Consuelo','Hidalgo','Rodrigues','1938-03-06','primo',ROW(58,4144968647) )]::familiar_ty[], ARRAY[ ROW('42043786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871118" table:formula="of:=RANDBETWEEN(1000000;9999999)" table:style-name="ce2">
            <text:p>9871118</text:p>
          </table:table-cell>
          <table:table-cell office:value-type="float" office:value="33471653" table:formula="of:=RANDBETWEEN(10000000;99999999)" table:style-name="ce2">
            <text:p>3347165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4180981" table:formula="of:=RANDBETWEEN(1000000;9999999)" table:style-name="ce2">
            <text:p>4180981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5976666" table:formula="of:=RANDBETWEEN(1000000;9999999)" table:style-name="ce2">
            <text:p>5976666</text:p>
          </table:table-cell>
          <table:table-cell office:value-type="float" office:value="76418653" table:formula="of:=RANDBETWEEN(10000000;100000000)" table:style-name="ce2">
            <text:p>76418653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9871118) ,ROW('33471653','Australia'),ARRAY['español','inglés','portugués','francés','null','null']::varchar(50)[], ARRAY[ ROW('Eleazar','Cesarino','Pina','Watson','1946-02-25','primo',ROW(58,2124180981) ), ROW('Gloria','Lorena','Valdez','Orozco','1946-02-25','padre',ROW(58,2125976666) )]::familiar_ty[], ARRAY[ ROW('76418653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9871118) ,ROW('33471653','Australia'),ARRAY['español','inglés','portugués','francés','null','null']::varchar(50)[], ARRAY[ ROW('Eleazar','Cesarino','Pina','Watson','1946-02-25','primo',ROW(58,2124180981) ), ROW('Gloria','Lorena','Valdez','Orozco','1946-02-25','padre',ROW(58,2125976666) )]::familiar_ty[], ARRAY[ ROW('76418653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463791" table:formula="of:=RANDBETWEEN(1000000;9999999)" table:style-name="ce2">
            <text:p>9463791</text:p>
          </table:table-cell>
          <table:table-cell office:value-type="float" office:value="13437767" table:formula="of:=RANDBETWEEN(10000000;99999999)" table:style-name="ce2">
            <text:p>1343776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1288845" table:formula="of:=RANDBETWEEN(1000000;9999999)" table:style-name="ce2">
            <text:p>1288845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326160" table:formula="of:=RANDBETWEEN(1000000;9999999)" table:style-name="ce2">
            <text:p>4326160</text:p>
          </table:table-cell>
          <table:table-cell office:value-type="float" office:value="18124718" table:formula="of:=RANDBETWEEN(10000000;100000000)" table:style-name="ce2">
            <text:p>18124718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9463791) ,ROW('13437767','Irlanda'),ARRAY['inglés','árabe','portugués','francés','null','null']::varchar(50)[], ARRAY[ ROW('Irma','Nieves','Roque','Urias','1940-04-13','primo',ROW(58,4121288845) ), ROW('Celeste','Soledad','Chacon','Machado','1940-04-13','hermano',ROW(58,4124326160) )]::familiar_ty[], ARRAY[ ROW('18124718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9463791) ,ROW('13437767','Irlanda'),ARRAY['inglés','árabe','portugués','francés','null','null']::varchar(50)[], ARRAY[ ROW('Irma','Nieves','Roque','Urias','1940-04-13','primo',ROW(58,4121288845) ), ROW('Celeste','Soledad','Chacon','Machado','1940-04-13','hermano',ROW(58,4124326160) )]::familiar_ty[], ARRAY[ ROW('18124718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764002" table:formula="of:=RANDBETWEEN(1000000;9999999)" table:style-name="ce2">
            <text:p>4764002</text:p>
          </table:table-cell>
          <table:table-cell office:value-type="float" office:value="93311036" table:formula="of:=RANDBETWEEN(10000000;99999999)" table:style-name="ce2">
            <text:p>9331103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3668220" table:formula="of:=RANDBETWEEN(1000000;9999999)" table:style-name="ce2">
            <text:p>3668220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212439" table:formula="of:=RANDBETWEEN(1000000;9999999)" table:style-name="ce2">
            <text:p>6212439</text:p>
          </table:table-cell>
          <table:table-cell office:value-type="float" office:value="16924284" table:formula="of:=RANDBETWEEN(10000000;100000000)" table:style-name="ce2">
            <text:p>16924284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37516073" table:formula="of:=RANDBETWEEN(10000000;100000000)" table:style-name="ce2">
            <text:p>3751607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4764002) ,ROW('93311036','Taiwán'),ARRAY['español','inglés','hindi','ruso','mandarín','null']::varchar(50)[], ARRAY[ ROW('Mario','Marcelo','Alexander','Roberts','1960-08-26','primo',ROW(58,4123668220) ), ROW('Cayetano','Fulgencio','Marquez','Infante','1960-08-26','primo',ROW(58,4126212439) )]::familiar_ty[], ARRAY[ ROW('16924284','Uganda'),row('37516073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4764002) ,ROW('93311036','Taiwán'),ARRAY['español','inglés','hindi','ruso','mandarín','null']::varchar(50)[], ARRAY[ ROW('Mario','Marcelo','Alexander','Roberts','1960-08-26','primo',ROW(58,4123668220) ), ROW('Cayetano','Fulgencio','Marquez','Infante','1960-08-26','primo',ROW(58,4126212439) )]::familiar_ty[], ARRAY[ ROW('16924284','Uganda'),row('37516073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757604" table:formula="of:=RANDBETWEEN(1000000;9999999)" table:style-name="ce2">
            <text:p>5757604</text:p>
          </table:table-cell>
          <table:table-cell office:value-type="float" office:value="49965034" table:formula="of:=RANDBETWEEN(10000000;99999999)" table:style-name="ce2">
            <text:p>4996503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4389707" table:formula="of:=RANDBETWEEN(1000000;9999999)" table:style-name="ce2">
            <text:p>4389707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3211298" table:formula="of:=RANDBETWEEN(1000000;9999999)" table:style-name="ce2">
            <text:p>3211298</text:p>
          </table:table-cell>
          <table:table-cell office:value-type="float" office:value="94943955" table:formula="of:=RANDBETWEEN(10000000;100000000)" table:style-name="ce2">
            <text:p>94943955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5757604) ,ROW('49965034','Zimbabue'),ARRAY['español','inglés','portugués','francés','null','null']::varchar(50)[], ARRAY[ ROW('Italo','Florindo','Barragan','Salinas','1936-11-09','hermano',ROW(58,2444389707) ), ROW('Genesis','Ana','Davis','Vicente','1936-11-09','abuelo',ROW(58,2443211298) )]::familiar_ty[], ARRAY[ ROW('94943955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5757604) ,ROW('49965034','Zimbabue'),ARRAY['español','inglés','portugués','francés','null','null']::varchar(50)[], ARRAY[ ROW('Italo','Florindo','Barragan','Salinas','1936-11-09','hermano',ROW(58,2444389707) ), ROW('Genesis','Ana','Davis','Vicente','1936-11-09','abuelo',ROW(58,2443211298) )]::familiar_ty[], ARRAY[ ROW('94943955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3171822" table:formula="of:=RANDBETWEEN(1000000;9999999)" table:style-name="ce2">
            <text:p>3171822</text:p>
          </table:table-cell>
          <table:table-cell office:value-type="float" office:value="26658033" table:formula="of:=RANDBETWEEN(10000000;99999999)" table:style-name="ce2">
            <text:p>2665803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3544755" table:formula="of:=RANDBETWEEN(1000000;9999999)" table:style-name="ce2">
            <text:p>3544755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168717" table:formula="of:=RANDBETWEEN(1000000;9999999)" table:style-name="ce2">
            <text:p>1168717</text:p>
          </table:table-cell>
          <table:table-cell office:value-type="float" office:value="22236172" table:formula="of:=RANDBETWEEN(10000000;100000000)" table:style-name="ce2">
            <text:p>22236172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3171822) ,ROW('26658033','Australia'),ARRAY['español','inglés','portugués','francés','null','null']::varchar(50)[], ARRAY[ ROW('Felix','Petronilo','Abarca','Melo','1946-05-22','primo',ROW(58,4243544755) ), ROW('Inocencia','Carolina','Menendez','Saldana','1946-05-22','madre',ROW(58,4241168717) )]::familiar_ty[], ARRAY[ ROW('22236172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3171822) ,ROW('26658033','Australia'),ARRAY['español','inglés','portugués','francés','null','null']::varchar(50)[], ARRAY[ ROW('Felix','Petronilo','Abarca','Melo','1946-05-22','primo',ROW(58,4243544755) ), ROW('Inocencia','Carolina','Menendez','Saldana','1946-05-22','madre',ROW(58,4241168717) )]::familiar_ty[], ARRAY[ ROW('22236172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022892" table:formula="of:=RANDBETWEEN(1000000;9999999)" table:style-name="ce2">
            <text:p>3022892</text:p>
          </table:table-cell>
          <table:table-cell office:value-type="float" office:value="23564637" table:formula="of:=RANDBETWEEN(10000000;99999999)" table:style-name="ce2">
            <text:p>2356463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2075534" table:formula="of:=RANDBETWEEN(1000000;9999999)" table:style-name="ce2">
            <text:p>2075534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2930701" table:formula="of:=RANDBETWEEN(1000000;9999999)" table:style-name="ce2">
            <text:p>2930701</text:p>
          </table:table-cell>
          <table:table-cell office:value-type="float" office:value="64680417" table:formula="of:=RANDBETWEEN(10000000;100000000)" table:style-name="ce2">
            <text:p>64680417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3022892) ,ROW('23564637','Irlanda'),ARRAY['inglés','árabe','portugués','francés','null','null']::varchar(50)[], ARRAY[ ROW('Teodora','Libertad','Montero','Aparicio','1940-09-24','tío',ROW(58,2122075534) ), ROW('Marlene','Donatila','Rosa','Almazan','1940-09-24','hermano',ROW(58,2122930701) )]::familiar_ty[], ARRAY[ ROW('64680417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3022892) ,ROW('23564637','Irlanda'),ARRAY['inglés','árabe','portugués','francés','null','null']::varchar(50)[], ARRAY[ ROW('Teodora','Libertad','Montero','Aparicio','1940-09-24','tío',ROW(58,2122075534) ), ROW('Marlene','Donatila','Rosa','Almazan','1940-09-24','hermano',ROW(58,2122930701) )]::familiar_ty[], ARRAY[ ROW('64680417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326629" table:formula="of:=RANDBETWEEN(1000000;9999999)" table:style-name="ce2">
            <text:p>3326629</text:p>
          </table:table-cell>
          <table:table-cell office:value-type="float" office:value="29607484" table:formula="of:=RANDBETWEEN(10000000;99999999)" table:style-name="ce2">
            <text:p>29607484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7054495" table:formula="of:=RANDBETWEEN(1000000;9999999)" table:style-name="ce2">
            <text:p>7054495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2542988" table:formula="of:=RANDBETWEEN(1000000;9999999)" table:style-name="ce2">
            <text:p>2542988</text:p>
          </table:table-cell>
          <table:table-cell office:value-type="float" office:value="96963961" table:formula="of:=RANDBETWEEN(10000000;100000000)" table:style-name="ce2">
            <text:p>96963961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99233333" table:formula="of:=RANDBETWEEN(10000000;100000000)" table:style-name="ce2">
            <text:p>9923333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3326629) ,ROW('29607484','Taiwán'),ARRAY['español','inglés','hindi','ruso','mandarín','null']::varchar(50)[], ARRAY[ ROW('Javier','Breno','Benitez','Zayas','1963-01-23','tío',ROW(58,2127054495) ), ROW('Jhoan','Dante','Lucero','Orona','1963-01-23','madre',ROW(58,2122542988) )]::familiar_ty[], ARRAY[ ROW('96963961','Uganda'),row('99233333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3326629) ,ROW('29607484','Taiwán'),ARRAY['español','inglés','hindi','ruso','mandarín','null']::varchar(50)[], ARRAY[ ROW('Javier','Breno','Benitez','Zayas','1963-01-23','tío',ROW(58,2127054495) ), ROW('Jhoan','Dante','Lucero','Orona','1963-01-23','madre',ROW(58,2122542988) )]::familiar_ty[], ARRAY[ ROW('96963961','Uganda'),row('99233333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086163" table:formula="of:=RANDBETWEEN(1000000;9999999)" table:style-name="ce2">
            <text:p>6086163</text:p>
          </table:table-cell>
          <table:table-cell office:value-type="float" office:value="26935168" table:formula="of:=RANDBETWEEN(10000000;99999999)" table:style-name="ce2">
            <text:p>2693516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3215874" table:formula="of:=RANDBETWEEN(1000000;9999999)" table:style-name="ce2">
            <text:p>321587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2322213" table:formula="of:=RANDBETWEEN(1000000;9999999)" table:style-name="ce2">
            <text:p>2322213</text:p>
          </table:table-cell>
          <table:table-cell office:value-type="float" office:value="93428164" table:formula="of:=RANDBETWEEN(10000000;100000000)" table:style-name="ce2">
            <text:p>93428164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6086163) ,ROW('26935168','Zimbabue'),ARRAY['español','inglés','portugués','francés','null','null']::varchar(50)[], ARRAY[ ROW('Maricruz','Viviana','Moore','Zamora','1936-12-24','hermano',ROW(58,4143215874) ), ROW('Ignacio','Maximo','Wright','Resendez','1936-12-24','primo',ROW(58,4142322213) )]::familiar_ty[], ARRAY[ ROW('93428164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6086163) ,ROW('26935168','Zimbabue'),ARRAY['español','inglés','portugués','francés','null','null']::varchar(50)[], ARRAY[ ROW('Maricruz','Viviana','Moore','Zamora','1936-12-24','hermano',ROW(58,4143215874) ), ROW('Ignacio','Maximo','Wright','Resendez','1936-12-24','primo',ROW(58,4142322213) )]::familiar_ty[], ARRAY[ ROW('93428164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408859" table:formula="of:=RANDBETWEEN(1000000;9999999)" table:style-name="ce2">
            <text:p>4408859</text:p>
          </table:table-cell>
          <table:table-cell office:value-type="float" office:value="16914359" table:formula="of:=RANDBETWEEN(10000000;99999999)" table:style-name="ce2">
            <text:p>1691435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6289410" table:formula="of:=RANDBETWEEN(1000000;9999999)" table:style-name="ce2">
            <text:p>6289410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902533" table:formula="of:=RANDBETWEEN(1000000;9999999)" table:style-name="ce2">
            <text:p>8902533</text:p>
          </table:table-cell>
          <table:table-cell office:value-type="float" office:value="87178278" table:formula="of:=RANDBETWEEN(10000000;100000000)" table:style-name="ce2">
            <text:p>87178278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4408859) ,ROW('16914359','Australia'),ARRAY['español','inglés','portugués','francés','null','null']::varchar(50)[], ARRAY[ ROW('Celina','Mafalda','Smith','Alcantar','1948-02-28','tío',ROW(58,4126289410) ), ROW('Hermione','Mariluz','Manzanares','Chavez','1948-02-28','hermano',ROW(58,4128902533) )]::familiar_ty[], ARRAY[ ROW('87178278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4408859) ,ROW('16914359','Australia'),ARRAY['español','inglés','portugués','francés','null','null']::varchar(50)[], ARRAY[ ROW('Celina','Mafalda','Smith','Alcantar','1948-02-28','tío',ROW(58,4126289410) ), ROW('Hermione','Mariluz','Manzanares','Chavez','1948-02-28','hermano',ROW(58,4128902533) )]::familiar_ty[], ARRAY[ ROW('87178278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124081" table:formula="of:=RANDBETWEEN(1000000;9999999)" table:style-name="ce2">
            <text:p>8124081</text:p>
          </table:table-cell>
          <table:table-cell office:value-type="float" office:value="87539089" table:formula="of:=RANDBETWEEN(10000000;99999999)" table:style-name="ce2">
            <text:p>8753908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9241715" table:formula="of:=RANDBETWEEN(1000000;9999999)" table:style-name="ce2">
            <text:p>9241715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010519" table:formula="of:=RANDBETWEEN(1000000;9999999)" table:style-name="ce2">
            <text:p>2010519</text:p>
          </table:table-cell>
          <table:table-cell office:value-type="float" office:value="20327802" table:formula="of:=RANDBETWEEN(10000000;100000000)" table:style-name="ce2">
            <text:p>20327802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8124081) ,ROW('87539089','Irlanda'),ARRAY['inglés','árabe','portugués','francés','null','null']::varchar(50)[], ARRAY[ ROW('Marcelo','Tulio','Paredes','Heredia','1943-12-14','padre',ROW(58,4249241715) ), ROW('Fabiano','Tarsicio','Santamaria','Jaquez','1943-12-14','abuelo',ROW(58,4242010519) )]::familiar_ty[], ARRAY[ ROW('20327802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8124081) ,ROW('87539089','Irlanda'),ARRAY['inglés','árabe','portugués','francés','null','null']::varchar(50)[], ARRAY[ ROW('Marcelo','Tulio','Paredes','Heredia','1943-12-14','padre',ROW(58,4249241715) ), ROW('Fabiano','Tarsicio','Santamaria','Jaquez','1943-12-14','abuelo',ROW(58,4242010519) )]::familiar_ty[], ARRAY[ ROW('20327802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254732" table:formula="of:=RANDBETWEEN(1000000;9999999)" table:style-name="ce2">
            <text:p>8254732</text:p>
          </table:table-cell>
          <table:table-cell office:value-type="float" office:value="96904143" table:formula="of:=RANDBETWEEN(10000000;99999999)" table:style-name="ce2">
            <text:p>96904143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4867775" table:formula="of:=RANDBETWEEN(1000000;9999999)" table:style-name="ce2">
            <text:p>4867775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221788" table:formula="of:=RANDBETWEEN(1000000;9999999)" table:style-name="ce2">
            <text:p>2221788</text:p>
          </table:table-cell>
          <table:table-cell office:value-type="float" office:value="34945246" table:formula="of:=RANDBETWEEN(10000000;100000000)" table:style-name="ce2">
            <text:p>34945246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94086604" table:formula="of:=RANDBETWEEN(10000000;100000000)" table:style-name="ce2">
            <text:p>9408660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8254732) ,ROW('96904143','Taiwán'),ARRAY['español','inglés','hindi','ruso','mandarín','null']::varchar(50)[], ARRAY[ ROW('Patricia','Maricruz','Miller','Amador','1965-03-19','padre',ROW(58,4124867775) ), ROW('Elidio','Jonathan','Puentes','Ozuna','1965-03-19','hermano',ROW(58,4122221788) )]::familiar_ty[], ARRAY[ ROW('34945246','Uganda'),row('94086604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8254732) ,ROW('96904143','Taiwán'),ARRAY['español','inglés','hindi','ruso','mandarín','null']::varchar(50)[], ARRAY[ ROW('Patricia','Maricruz','Miller','Amador','1965-03-19','padre',ROW(58,4124867775) ), ROW('Elidio','Jonathan','Puentes','Ozuna','1965-03-19','hermano',ROW(58,4122221788) )]::familiar_ty[], ARRAY[ ROW('34945246','Uganda'),row('94086604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169368" table:formula="of:=RANDBETWEEN(1000000;9999999)" table:style-name="ce2">
            <text:p>9169368</text:p>
          </table:table-cell>
          <table:table-cell office:value-type="float" office:value="43268045" table:formula="of:=RANDBETWEEN(10000000;99999999)" table:style-name="ce2">
            <text:p>4326804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2366978" table:formula="of:=RANDBETWEEN(1000000;9999999)" table:style-name="ce2">
            <text:p>2366978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1189794" table:formula="of:=RANDBETWEEN(1000000;9999999)" table:style-name="ce2">
            <text:p>1189794</text:p>
          </table:table-cell>
          <table:table-cell office:value-type="float" office:value="88944942" table:formula="of:=RANDBETWEEN(10000000;100000000)" table:style-name="ce2">
            <text:p>88944942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9169368) ,ROW('43268045','Zimbabue'),ARRAY['español','inglés','portugués','francés','null','null']::varchar(50)[], ARRAY[ ROW('Cristiano','Fabiano','Toledo','Bustos','1941-01-27','abuelo',ROW(58,4122366978) ), ROW('Eduardo','Juan','Roybal','Escamilla','1941-01-27','tío',ROW(58,4121189794) )]::familiar_ty[], ARRAY[ ROW('88944942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9169368) ,ROW('43268045','Zimbabue'),ARRAY['español','inglés','portugués','francés','null','null']::varchar(50)[], ARRAY[ ROW('Cristiano','Fabiano','Toledo','Bustos','1941-01-27','abuelo',ROW(58,4122366978) ), ROW('Eduardo','Juan','Roybal','Escamilla','1941-01-27','tío',ROW(58,4121189794) )]::familiar_ty[], ARRAY[ ROW('88944942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7060180" table:formula="of:=RANDBETWEEN(1000000;9999999)" table:style-name="ce2">
            <text:p>7060180</text:p>
          </table:table-cell>
          <table:table-cell office:value-type="float" office:value="81303412" table:formula="of:=RANDBETWEEN(10000000;99999999)" table:style-name="ce2">
            <text:p>8130341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4372279" table:formula="of:=RANDBETWEEN(1000000;9999999)" table:style-name="ce2">
            <text:p>4372279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1448676" table:formula="of:=RANDBETWEEN(1000000;9999999)" table:style-name="ce2">
            <text:p>1448676</text:p>
          </table:table-cell>
          <table:table-cell office:value-type="float" office:value="47091511" table:formula="of:=RANDBETWEEN(10000000;100000000)" table:style-name="ce2">
            <text:p>47091511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7060180) ,ROW('81303412','Groenlandia'),ARRAY['inglés','árabe','portugués','francés','null','null']::varchar(50)[], ARRAY[ ROW('Hilda','Bernarda','Tamez','Cuellar','1954-08-20','abuelo',ROW(58,2344372279) ), ROW('Mirella','Zamira','Machuca','Magallon','1954-08-20','padre',ROW(58,2341448676) )]::familiar_ty[], ARRAY[ ROW('47091511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7060180) ,ROW('81303412','Groenlandia'),ARRAY['inglés','árabe','portugués','francés','null','null']::varchar(50)[], ARRAY[ ROW('Hilda','Bernarda','Tamez','Cuellar','1954-08-20','abuelo',ROW(58,2344372279) ), ROW('Mirella','Zamira','Machuca','Magallon','1954-08-20','padre',ROW(58,2341448676) )]::familiar_ty[], ARRAY[ ROW('47091511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282748" table:formula="of:=RANDBETWEEN(1000000;9999999)" table:style-name="ce2">
            <text:p>9282748</text:p>
          </table:table-cell>
          <table:table-cell office:value-type="float" office:value="76174919" table:formula="of:=RANDBETWEEN(10000000;99999999)" table:style-name="ce2">
            <text:p>7617491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056180" table:formula="of:=RANDBETWEEN(1000000;9999999)" table:style-name="ce2">
            <text:p>8056180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1172792" table:formula="of:=RANDBETWEEN(1000000;9999999)" table:style-name="ce2">
            <text:p>1172792</text:p>
          </table:table-cell>
          <table:table-cell office:value-type="float" office:value="83648725" table:formula="of:=RANDBETWEEN(10000000;100000000)" table:style-name="ce2">
            <text:p>83648725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46265795" table:formula="of:=RANDBETWEEN(10000000;100000000)" table:style-name="ce2">
            <text:p>4626579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9282748) ,ROW('76174919','Irlanda'),ARRAY['español','inglés','portugués','francés','null','null']::varchar(50)[], ARRAY[ ROW('Aleyda','Donatila','Nolasco','Salgado','1938-11-18','hermano',ROW(58,2128056180) ), ROW('Pamela',null,'Guevara','Zapata','1938-11-18','madre',ROW(58,2121172792) )]::familiar_ty[], ARRAY[ ROW('83648725','Zimbabue'),row('46265795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9282748) ,ROW('76174919','Irlanda'),ARRAY['español','inglés','portugués','francés','null','null']::varchar(50)[], ARRAY[ ROW('Aleyda','Donatila','Nolasco','Salgado','1938-11-18','hermano',ROW(58,2128056180) ), ROW('Pamela',null,'Guevara','Zapata','1938-11-18','madre',ROW(58,2121172792) )]::familiar_ty[], ARRAY[ ROW('83648725','Zimbabue'),row('46265795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750525" table:formula="of:=RANDBETWEEN(1000000;9999999)" table:style-name="ce2">
            <text:p>7750525</text:p>
          </table:table-cell>
          <table:table-cell office:value-type="float" office:value="38395560" table:formula="of:=RANDBETWEEN(10000000;99999999)" table:style-name="ce2">
            <text:p>3839556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156637" table:formula="of:=RANDBETWEEN(1000000;9999999)" table:style-name="ce2">
            <text:p>115663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736402" table:formula="of:=RANDBETWEEN(1000000;9999999)" table:style-name="ce2">
            <text:p>5736402</text:p>
          </table:table-cell>
          <table:table-cell office:value-type="float" office:value="87102380" table:formula="of:=RANDBETWEEN(10000000;100000000)" table:style-name="ce2">
            <text:p>87102380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7750525) ,ROW('38395560','Taiwán'),ARRAY['inglés','árabe','portugués','francés','null','null']::varchar(50)[], ARRAY[ ROW('Agustin','Hugo','Maldonado','Estrella','1965-09-12','madre',ROW(58,4241156637) ), ROW('Silvio','Maximiliano','Granados','Cordova','1965-09-12','madre',ROW(58,4245736402) )]::familiar_ty[], ARRAY[ ROW('87102380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7750525) ,ROW('38395560','Taiwán'),ARRAY['inglés','árabe','portugués','francés','null','null']::varchar(50)[], ARRAY[ ROW('Agustin','Hugo','Maldonado','Estrella','1965-09-12','madre',ROW(58,4241156637) ), ROW('Silvio','Maximiliano','Granados','Cordova','1965-09-12','madre',ROW(58,4245736402) )]::familiar_ty[], ARRAY[ ROW('87102380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2445197" table:formula="of:=RANDBETWEEN(1000000;9999999)" table:style-name="ce2">
            <text:p>2445197</text:p>
          </table:table-cell>
          <table:table-cell office:value-type="float" office:value="92059688" table:formula="of:=RANDBETWEEN(10000000;99999999)" table:style-name="ce2">
            <text:p>9205968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6268199" table:formula="of:=RANDBETWEEN(1000000;9999999)" table:style-name="ce2">
            <text:p>6268199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1497229" table:formula="of:=RANDBETWEEN(1000000;9999999)" table:style-name="ce2">
            <text:p>1497229</text:p>
          </table:table-cell>
          <table:table-cell office:value-type="float" office:value="48823328" table:formula="of:=RANDBETWEEN(10000000;100000000)" table:style-name="ce2">
            <text:p>48823328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2445197) ,ROW('92059688','Groenlandia'),ARRAY['inglés','árabe','portugués','francés','null','null']::varchar(50)[], ARRAY[ ROW('Octavio',null,'Villanueva','Valles','1955-07-02','abuelo',ROW(58,2616268199) ), ROW('Vicente','Agustin','Rosas','Arguello','1955-07-02','madre',ROW(58,2611497229) )]::familiar_ty[], ARRAY[ ROW('48823328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2445197) ,ROW('92059688','Groenlandia'),ARRAY['inglés','árabe','portugués','francés','null','null']::varchar(50)[], ARRAY[ ROW('Octavio',null,'Villanueva','Valles','1955-07-02','abuelo',ROW(58,2616268199) ), ROW('Vicente','Agustin','Rosas','Arguello','1955-07-02','madre',ROW(58,2611497229) )]::familiar_ty[], ARRAY[ ROW('48823328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509571" table:formula="of:=RANDBETWEEN(1000000;9999999)" table:style-name="ce2">
            <text:p>3509571</text:p>
          </table:table-cell>
          <table:table-cell office:value-type="float" office:value="51578898" table:formula="of:=RANDBETWEEN(10000000;99999999)" table:style-name="ce2">
            <text:p>5157889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915069" table:formula="of:=RANDBETWEEN(1000000;9999999)" table:style-name="ce2">
            <text:p>9915069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6617248" table:formula="of:=RANDBETWEEN(1000000;9999999)" table:style-name="ce2">
            <text:p>6617248</text:p>
          </table:table-cell>
          <table:table-cell office:value-type="float" office:value="36029316" table:formula="of:=RANDBETWEEN(10000000;100000000)" table:style-name="ce2">
            <text:p>36029316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24975202" table:formula="of:=RANDBETWEEN(10000000;100000000)" table:style-name="ce2">
            <text:p>2497520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3509571) ,ROW('51578898','Irlanda'),ARRAY['español','inglés','hindi','francés','null','null']::varchar(50)[], ARRAY[ ROW('Lionel','Vivaldo','Martinez','Elias','1940-07-21','hermano',ROW(58,4249915069) ), ROW('Feliciano',null,'Hurtado','Baca','1940-07-21','hermano',ROW(58,4246617248) )]::familiar_ty[], ARRAY[ ROW('36029316','Zimbabue'),row('24975202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3509571) ,ROW('51578898','Irlanda'),ARRAY['español','inglés','hindi','francés','null','null']::varchar(50)[], ARRAY[ ROW('Lionel','Vivaldo','Martinez','Elias','1940-07-21','hermano',ROW(58,4249915069) ), ROW('Feliciano',null,'Hurtado','Baca','1940-07-21','hermano',ROW(58,4246617248) )]::familiar_ty[], ARRAY[ ROW('36029316','Zimbabue'),row('24975202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816802" table:formula="of:=RANDBETWEEN(1000000;9999999)" table:style-name="ce2">
            <text:p>4816802</text:p>
          </table:table-cell>
          <table:table-cell office:value-type="float" office:value="15996236" table:formula="of:=RANDBETWEEN(10000000;99999999)" table:style-name="ce2">
            <text:p>1599623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753038" table:formula="of:=RANDBETWEEN(1000000;9999999)" table:style-name="ce2">
            <text:p>9753038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032746" table:formula="of:=RANDBETWEEN(1000000;9999999)" table:style-name="ce2">
            <text:p>2032746</text:p>
          </table:table-cell>
          <table:table-cell office:value-type="float" office:value="21334270" table:formula="of:=RANDBETWEEN(10000000;100000000)" table:style-name="ce2">
            <text:p>21334270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4816802) ,ROW('15996236','Taiwán'),ARRAY['inglés','árabe','portugués','francés','null','null']::varchar(50)[], ARRAY[ ROW('Yovanni','Ivan','Barbosa','Orosco','1965-11-26','hermano',ROW(58,4129753038) ), ROW('Ayala','Adria','Arriaga','Cota','1965-11-26','hermano',ROW(58,4122032746) )]::familiar_ty[], ARRAY[ ROW('21334270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4816802) ,ROW('15996236','Taiwán'),ARRAY['inglés','árabe','portugués','francés','null','null']::varchar(50)[], ARRAY[ ROW('Yovanni','Ivan','Barbosa','Orosco','1965-11-26','hermano',ROW(58,4129753038) ), ROW('Ayala','Adria','Arriaga','Cota','1965-11-26','hermano',ROW(58,4122032746) )]::familiar_ty[], ARRAY[ ROW('21334270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881230" table:formula="of:=RANDBETWEEN(1000000;9999999)" table:style-name="ce2">
            <text:p>4881230</text:p>
          </table:table-cell>
          <table:table-cell office:value-type="float" office:value="62718125" table:formula="of:=RANDBETWEEN(10000000;99999999)" table:style-name="ce2">
            <text:p>6271812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5788749" table:formula="of:=RANDBETWEEN(1000000;9999999)" table:style-name="ce2">
            <text:p>5788749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6870050" table:formula="of:=RANDBETWEEN(1000000;9999999)" table:style-name="ce2">
            <text:p>6870050</text:p>
          </table:table-cell>
          <table:table-cell office:value-type="float" office:value="93520761" table:formula="of:=RANDBETWEEN(10000000;100000000)" table:style-name="ce2">
            <text:p>93520761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4881230) ,ROW('62718125','Groenlandia'),ARRAY['inglés','árabe','portugués','francés','null','null']::varchar(50)[], ARRAY[ ROW('Julio',null,'Avelar','Conde','1955-12-31','primo',ROW(58,2445788749) ), ROW('Octavia','Eduviges','Mena','Alcantara','1955-12-31','hermano',ROW(58,2446870050) )]::familiar_ty[], ARRAY[ ROW('93520761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4881230) ,ROW('62718125','Groenlandia'),ARRAY['inglés','árabe','portugués','francés','null','null']::varchar(50)[], ARRAY[ ROW('Julio',null,'Avelar','Conde','1955-12-31','primo',ROW(58,2445788749) ), ROW('Octavia','Eduviges','Mena','Alcantara','1955-12-31','hermano',ROW(58,2446870050) )]::familiar_ty[], ARRAY[ ROW('93520761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639114" table:formula="of:=RANDBETWEEN(1000000;9999999)" table:style-name="ce2">
            <text:p>5639114</text:p>
          </table:table-cell>
          <table:table-cell office:value-type="float" office:value="52556733" table:formula="of:=RANDBETWEEN(10000000;99999999)" table:style-name="ce2">
            <text:p>5255673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280601" table:formula="of:=RANDBETWEEN(1000000;9999999)" table:style-name="ce2">
            <text:p>3280601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336947" table:formula="of:=RANDBETWEEN(1000000;9999999)" table:style-name="ce2">
            <text:p>1336947</text:p>
          </table:table-cell>
          <table:table-cell office:value-type="float" office:value="46922358" table:formula="of:=RANDBETWEEN(10000000;100000000)" table:style-name="ce2">
            <text:p>46922358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21994315" table:formula="of:=RANDBETWEEN(10000000;100000000)" table:style-name="ce2">
            <text:p>2199431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5639114) ,ROW('52556733','Irlanda'),ARRAY['español','inglés','hindi','ruso','null','null']::varchar(50)[], ARRAY[ ROW('Valerio','Carmona','Solis','Sarabia','1942-07-22','abuelo',ROW(58,2873280601) ), ROW('Eloisa',null,'Nolasco','White','1942-07-22','hermano',ROW(58,2871336947) )]::familiar_ty[], ARRAY[ ROW('46922358','Zimbabue'),row('21994315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5639114) ,ROW('52556733','Irlanda'),ARRAY['español','inglés','hindi','ruso','null','null']::varchar(50)[], ARRAY[ ROW('Valerio','Carmona','Solis','Sarabia','1942-07-22','abuelo',ROW(58,2873280601) ), ROW('Eloisa',null,'Nolasco','White','1942-07-22','hermano',ROW(58,2871336947) )]::familiar_ty[], ARRAY[ ROW('46922358','Zimbabue'),row('21994315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8121754" table:formula="of:=RANDBETWEEN(1000000;9999999)" table:style-name="ce2">
            <text:p>8121754</text:p>
          </table:table-cell>
          <table:table-cell office:value-type="float" office:value="38883142" table:formula="of:=RANDBETWEEN(10000000;99999999)" table:style-name="ce2">
            <text:p>3888314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582893" table:formula="of:=RANDBETWEEN(1000000;9999999)" table:style-name="ce2">
            <text:p>8582893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2747655" table:formula="of:=RANDBETWEEN(1000000;9999999)" table:style-name="ce2">
            <text:p>2747655</text:p>
          </table:table-cell>
          <table:table-cell office:value-type="float" office:value="39680293" table:formula="of:=RANDBETWEEN(10000000;100000000)" table:style-name="ce2">
            <text:p>39680293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8121754) ,ROW('38883142','Taiwán'),ARRAY['inglés','árabe','portugués','francés','null','null']::varchar(50)[], ARRAY[ ROW('Celeste','Jessica','Maravilla','Quiroga','1969-05-14','hermano',ROW(58,2128582893) ), ROW('Perla','Gloria','Lima','Valentin','1969-05-14','hermano',ROW(58,2122747655) )]::familiar_ty[], ARRAY[ ROW('39680293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8121754) ,ROW('38883142','Taiwán'),ARRAY['inglés','árabe','portugués','francés','null','null']::varchar(50)[], ARRAY[ ROW('Celeste','Jessica','Maravilla','Quiroga','1969-05-14','hermano',ROW(58,2128582893) ), ROW('Perla','Gloria','Lima','Valentin','1969-05-14','hermano',ROW(58,2122747655) )]::familiar_ty[], ARRAY[ ROW('39680293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292775" table:formula="of:=RANDBETWEEN(1000000;9999999)" table:style-name="ce2">
            <text:p>8292775</text:p>
          </table:table-cell>
          <table:table-cell office:value-type="float" office:value="59526095" table:formula="of:=RANDBETWEEN(10000000;99999999)" table:style-name="ce2">
            <text:p>5952609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6985700" table:formula="of:=RANDBETWEEN(1000000;9999999)" table:style-name="ce2">
            <text:p>6985700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5297590" table:formula="of:=RANDBETWEEN(1000000;9999999)" table:style-name="ce2">
            <text:p>5297590</text:p>
          </table:table-cell>
          <table:table-cell office:value-type="float" office:value="43548224" table:formula="of:=RANDBETWEEN(10000000;100000000)" table:style-name="ce2">
            <text:p>43548224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11792947" table:formula="of:=RANDBETWEEN(10000000;100000000)" table:style-name="ce2">
            <text:p>1179294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8292775) ,ROW('59526095','Groenlandia'),ARRAY['español','inglés','hindi','ruso','mandarín','null']::varchar(50)[], ARRAY[ ROW('Javier','Valentin','Aguirre','Covarrubias','1954-01-12','padre',ROW(58,2616985700) ), ROW('Dulcinea',null,'Pizarro','Santiago','1954-01-12','padre',ROW(58,2615297590) )]::familiar_ty[], ARRAY[ ROW('43548224','Australia'),row('11792947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8292775) ,ROW('59526095','Groenlandia'),ARRAY['español','inglés','hindi','ruso','mandarín','null']::varchar(50)[], ARRAY[ ROW('Javier','Valentin','Aguirre','Covarrubias','1954-01-12','padre',ROW(58,2616985700) ), ROW('Dulcinea',null,'Pizarro','Santiago','1954-01-12','padre',ROW(58,2615297590) )]::familiar_ty[], ARRAY[ ROW('43548224','Australia'),row('11792947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8212661" table:formula="of:=RANDBETWEEN(1000000;9999999)" table:style-name="ce2">
            <text:p>8212661</text:p>
          </table:table-cell>
          <table:table-cell office:value-type="float" office:value="81962265" table:formula="of:=RANDBETWEEN(10000000;99999999)" table:style-name="ce2">
            <text:p>8196226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936393" table:formula="of:=RANDBETWEEN(1000000;9999999)" table:style-name="ce2">
            <text:p>4936393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738584" table:formula="of:=RANDBETWEEN(1000000;9999999)" table:style-name="ce2">
            <text:p>7738584</text:p>
          </table:table-cell>
          <table:table-cell office:value-type="float" office:value="12926144" table:formula="of:=RANDBETWEEN(10000000;100000000)" table:style-name="ce2">
            <text:p>12926144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8212661) ,ROW('81962265','Irlanda'),ARRAY['español','inglés','hindi','ruso','mandarín','null']::varchar(50)[], ARRAY[ ROW('Arturo',null,'Villa','Tejeda','1945-07-24','abuelo',ROW(58,4124936393) ), ROW('Mia','Caridad','Avalos','Castaneda','1945-07-24','hermano',ROW(58,4127738584) )]::familiar_ty[], ARRAY[ ROW('12926144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8212661) ,ROW('81962265','Irlanda'),ARRAY['español','inglés','hindi','ruso','mandarín','null']::varchar(50)[], ARRAY[ ROW('Arturo',null,'Villa','Tejeda','1945-07-24','abuelo',ROW(58,4124936393) ), ROW('Mia','Caridad','Avalos','Castaneda','1945-07-24','hermano',ROW(58,4127738584) )]::familiar_ty[], ARRAY[ ROW('12926144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886597" table:formula="of:=RANDBETWEEN(1000000;9999999)" table:style-name="ce2">
            <text:p>1886597</text:p>
          </table:table-cell>
          <table:table-cell office:value-type="float" office:value="35326273" table:formula="of:=RANDBETWEEN(10000000;99999999)" table:style-name="ce2">
            <text:p>35326273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2926769" table:formula="of:=RANDBETWEEN(1000000;9999999)" table:style-name="ce2">
            <text:p>292676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220416" table:formula="of:=RANDBETWEEN(1000000;9999999)" table:style-name="ce2">
            <text:p>6220416</text:p>
          </table:table-cell>
          <table:table-cell office:value-type="float" office:value="41841931" table:formula="of:=RANDBETWEEN(10000000;100000000)" table:style-name="ce2">
            <text:p>41841931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1886597) ,ROW('35326273','Taiwán'),ARRAY['español','inglés','hindi','ruso','mandarín','null']::varchar(50)[], ARRAY[ ROW('Gabriel','Caligula','Batista','Moreno','1967-09-29','abuelo',ROW(58,2122926769) ), ROW('Benicio','Victor','Morris','Gray','1967-09-29','hermano',ROW(58,2126220416) )]::familiar_ty[], ARRAY[ ROW('41841931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1886597) ,ROW('35326273','Taiwán'),ARRAY['español','inglés','hindi','ruso','mandarín','null']::varchar(50)[], ARRAY[ ROW('Gabriel','Caligula','Batista','Moreno','1967-09-29','abuelo',ROW(58,2122926769) ), ROW('Benicio','Victor','Morris','Gray','1967-09-29','hermano',ROW(58,2126220416) )]::familiar_ty[], ARRAY[ ROW('41841931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193261" table:formula="of:=RANDBETWEEN(1000000;9999999)" table:style-name="ce2">
            <text:p>4193261</text:p>
          </table:table-cell>
          <table:table-cell office:value-type="float" office:value="77240210" table:formula="of:=RANDBETWEEN(10000000;99999999)" table:style-name="ce2">
            <text:p>7724021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2156812" table:formula="of:=RANDBETWEEN(1000000;9999999)" table:style-name="ce2">
            <text:p>2156812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3577684" table:formula="of:=RANDBETWEEN(1000000;9999999)" table:style-name="ce2">
            <text:p>3577684</text:p>
          </table:table-cell>
          <table:table-cell office:value-type="float" office:value="52192326" table:formula="of:=RANDBETWEEN(10000000;100000000)" table:style-name="ce2">
            <text:p>52192326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55495782" table:formula="of:=RANDBETWEEN(10000000;100000000)" table:style-name="ce2">
            <text:p>5549578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4193261) ,ROW('77240210','Groenlandia'),ARRAY['español','inglés','hindi','ruso','mandarín','null']::varchar(50)[], ARRAY[ ROW('Amelia','Veronica','Huerta','Quesada','1955-01-04','madre',ROW(58,2442156812) ), ROW('Marsello',null,'Carpio','Thomas','1955-01-04','madre',ROW(58,2443577684) )]::familiar_ty[], ARRAY[ ROW('52192326','Australia'),row('55495782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4193261) ,ROW('77240210','Groenlandia'),ARRAY['español','inglés','hindi','ruso','mandarín','null']::varchar(50)[], ARRAY[ ROW('Amelia','Veronica','Huerta','Quesada','1955-01-04','madre',ROW(58,2442156812) ), ROW('Marsello',null,'Carpio','Thomas','1955-01-04','madre',ROW(58,2443577684) )]::familiar_ty[], ARRAY[ ROW('52192326','Australia'),row('55495782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036442" table:formula="of:=RANDBETWEEN(1000000;9999999)" table:style-name="ce2">
            <text:p>1036442</text:p>
          </table:table-cell>
          <table:table-cell office:value-type="float" office:value="74863890" table:formula="of:=RANDBETWEEN(10000000;99999999)" table:style-name="ce2">
            <text:p>7486389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014341" table:formula="of:=RANDBETWEEN(1000000;9999999)" table:style-name="ce2">
            <text:p>901434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011721" table:formula="of:=RANDBETWEEN(1000000;9999999)" table:style-name="ce2">
            <text:p>6011721</text:p>
          </table:table-cell>
          <table:table-cell office:value-type="float" office:value="18996472" table:formula="of:=RANDBETWEEN(10000000;100000000)" table:style-name="ce2">
            <text:p>18996472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1036442) ,ROW('74863890','Irlanda'),ARRAY['español','inglés','hindi','ruso','mandarín','null']::varchar(50)[], ARRAY[ ROW('Johanna',null,'Ayala','Bocanegra','1946-05-25','primo',ROW(58,2129014341) ), ROW('Camilo','Breno','Larios','Irizarry','1946-05-25','hermano',ROW(58,2126011721) )]::familiar_ty[], ARRAY[ ROW('18996472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1036442) ,ROW('74863890','Irlanda'),ARRAY['español','inglés','hindi','ruso','mandarín','null']::varchar(50)[], ARRAY[ ROW('Johanna',null,'Ayala','Bocanegra','1946-05-25','primo',ROW(58,2129014341) ), ROW('Camilo','Breno','Larios','Irizarry','1946-05-25','hermano',ROW(58,2126011721) )]::familiar_ty[], ARRAY[ ROW('18996472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587302" table:formula="of:=RANDBETWEEN(1000000;9999999)" table:style-name="ce2">
            <text:p>9587302</text:p>
          </table:table-cell>
          <table:table-cell office:value-type="float" office:value="65939769" table:formula="of:=RANDBETWEEN(10000000;99999999)" table:style-name="ce2">
            <text:p>6593976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4292166" table:formula="of:=RANDBETWEEN(1000000;9999999)" table:style-name="ce2">
            <text:p>4292166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099875" table:formula="of:=RANDBETWEEN(1000000;9999999)" table:style-name="ce2">
            <text:p>2099875</text:p>
          </table:table-cell>
          <table:table-cell office:value-type="float" office:value="96918439" table:formula="of:=RANDBETWEEN(10000000;100000000)" table:style-name="ce2">
            <text:p>96918439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9587302) ,ROW('65939769','Taiwán'),ARRAY['español','inglés','hindi','ruso','mandarín','null']::varchar(50)[], ARRAY[ ROW('Ciceron','Regulo','Luevano','Samaniego','1967-10-01','primo',ROW(58,4244292166) ), ROW('Santiago','Angel','Magallanes','Catalan','1967-10-01','hermano',ROW(58,4242099875) )]::familiar_ty[], ARRAY[ ROW('96918439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9587302) ,ROW('65939769','Taiwán'),ARRAY['español','inglés','hindi','ruso','mandarín','null']::varchar(50)[], ARRAY[ ROW('Ciceron','Regulo','Luevano','Samaniego','1967-10-01','primo',ROW(58,4244292166) ), ROW('Santiago','Angel','Magallanes','Catalan','1967-10-01','hermano',ROW(58,4242099875) )]::familiar_ty[], ARRAY[ ROW('96918439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382302" table:formula="of:=RANDBETWEEN(1000000;9999999)" table:style-name="ce2">
            <text:p>3382302</text:p>
          </table:table-cell>
          <table:table-cell office:value-type="float" office:value="23952859" table:formula="of:=RANDBETWEEN(10000000;99999999)" table:style-name="ce2">
            <text:p>2395285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2264718" table:formula="of:=RANDBETWEEN(1000000;9999999)" table:style-name="ce2">
            <text:p>2264718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2843377" table:formula="of:=RANDBETWEEN(1000000;9999999)" table:style-name="ce2">
            <text:p>2843377</text:p>
          </table:table-cell>
          <table:table-cell office:value-type="float" office:value="13611060" table:formula="of:=RANDBETWEEN(10000000;100000000)" table:style-name="ce2">
            <text:p>13611060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97474319" table:formula="of:=RANDBETWEEN(10000000;100000000)" table:style-name="ce2">
            <text:p>97474319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3382302) ,ROW('23952859','Groenlandia'),ARRAY['español','inglés','hindi','ruso','mandarín','null']::varchar(50)[], ARRAY[ ROW('Rafael','Amador','Solis','Garcia','1955-09-08','hermano',ROW(58,4142264718) ), ROW('Antonio',null,'Recinos','Santacruz','1955-09-08','hermano',ROW(58,4142843377) )]::familiar_ty[], ARRAY[ ROW('13611060','Australia'),row('97474319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3382302) ,ROW('23952859','Groenlandia'),ARRAY['español','inglés','hindi','ruso','mandarín','null']::varchar(50)[], ARRAY[ ROW('Rafael','Amador','Solis','Garcia','1955-09-08','hermano',ROW(58,4142264718) ), ROW('Antonio',null,'Recinos','Santacruz','1955-09-08','hermano',ROW(58,4142843377) )]::familiar_ty[], ARRAY[ ROW('13611060','Australia'),row('97474319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119163" table:formula="of:=RANDBETWEEN(1000000;9999999)" table:style-name="ce2">
            <text:p>7119163</text:p>
          </table:table-cell>
          <table:table-cell office:value-type="float" office:value="20559760" table:formula="of:=RANDBETWEEN(10000000;99999999)" table:style-name="ce2">
            <text:p>2055976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9778583" table:formula="of:=RANDBETWEEN(1000000;9999999)" table:style-name="ce2">
            <text:p>977858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009313" table:formula="of:=RANDBETWEEN(1000000;9999999)" table:style-name="ce2">
            <text:p>8009313</text:p>
          </table:table-cell>
          <table:table-cell office:value-type="float" office:value="16570573" table:formula="of:=RANDBETWEEN(10000000;100000000)" table:style-name="ce2">
            <text:p>16570573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7119163) ,ROW('20559760','Irlanda'),ARRAY['inglés','árabe','portugués','francés','null','null']::varchar(50)[], ARRAY[ ROW('Ignacio',null,'Gallardo','Corrales','1947-09-12','tío',ROW(58,4249778583) ), ROW('Foster','Hercules','Palma','Palomino','1947-09-12','abuelo',ROW(58,4248009313) )]::familiar_ty[], ARRAY[ ROW('16570573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7119163) ,ROW('20559760','Irlanda'),ARRAY['inglés','árabe','portugués','francés','null','null']::varchar(50)[], ARRAY[ ROW('Ignacio',null,'Gallardo','Corrales','1947-09-12','tío',ROW(58,4249778583) ), ROW('Foster','Hercules','Palma','Palomino','1947-09-12','abuelo',ROW(58,4248009313) )]::familiar_ty[], ARRAY[ ROW('16570573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8">
            <text:p>Gold Coast</text:p>
          </table:table-cell>
          <table:table-cell office:value-type="string" table:style-name="ce19">
            <text:p>Australia</text:p>
          </table:table-cell>
          <table:table-cell office:value-type="float" office:value="102" table:style-name="ce20">
            <text:p>102</text:p>
          </table:table-cell>
          <table:table-cell office:value-type="string" table:style-name="ce21">
            <text:p>analista</text:p>
          </table:table-cell>
          <table:table-cell table:style-name="ce21"/>
          <table:table-cell office:value-type="string" table:style-name="ce21">
            <text:p>'Marcelo'</text:p>
          </table:table-cell>
          <table:table-cell office:value-type="string" table:style-name="ce21">
            <text:p>null</text:p>
          </table:table-cell>
          <table:table-cell office:value-type="string" table:style-name="ce21">
            <text:p>'Parada'</text:p>
          </table:table-cell>
          <table:table-cell office:value-type="string" table:style-name="ce21">
            <text:p>'Alcantar'</text:p>
          </table:table-cell>
          <table:table-cell office:value-type="string" table:style-name="ce22">
            <text:p>1984-12-24</text:p>
          </table:table-cell>
          <table:table-cell office:value-type="float" office:value="163" table:style-name="ce23">
            <text:p>163</text:p>
          </table:table-cell>
          <table:table-cell office:value-type="float" office:value="83" table:style-name="ce23">
            <text:p>83</text:p>
          </table:table-cell>
          <table:table-cell office:value-type="string" table:style-name="ce21">
            <text:p>azul oscuro</text:p>
          </table:table-cell>
          <table:table-cell office:value-type="string" table:style-name="ce24">
            <text:p>20/100</text:p>
          </table:table-cell>
          <table:table-cell office:value-type="string" table:style-name="ce21">
            <text:p>no_clasificado</text:p>
          </table:table-cell>
          <table:table-cell office:value-type="string" table:style-name="ce21">
            <text:p>'personal_inteligencia_data/foto.png'</text:p>
          </table:table-cell>
          <table:table-cell office:value-type="string" table:style-name="ce21">
            <text:p>'personal_inteligencia_data/huella_digital.png'</text:p>
          </table:table-cell>
          <table:table-cell office:value-type="string" table:style-name="ce21">
            <text:p>'personal_inteligencia_data/huella_retina.png'</text:p>
          </table:table-cell>
          <table:table-cell office:value-type="float" office:value="287" table:style-name="ce25">
            <text:p>287</text:p>
          </table:table-cell>
          <table:table-cell office:value-type="float" office:value="4588388" table:formula="of:=RANDBETWEEN(1000000;9999999)" table:style-name="ce26">
            <text:p>4588388</text:p>
          </table:table-cell>
          <table:table-cell office:value-type="float" office:value="14275362" table:formula="of:=RANDBETWEEN(10000000;99999999)" table:style-name="ce26">
            <text:p>14275362</text:p>
          </table:table-cell>
          <table:table-cell office:value-type="string" table:style-name="ce21">
            <text:p>Taiwán</text:p>
          </table:table-cell>
          <table:table-cell office:value-type="string" table:style-name="ce21">
            <text:p>español</text:p>
          </table:table-cell>
          <table:table-cell office:value-type="string" table:style-name="ce21">
            <text:p>inglés</text:p>
          </table:table-cell>
          <table:table-cell office:value-type="string" table:style-name="ce21">
            <text:p>hindi</text:p>
          </table:table-cell>
          <table:table-cell office:value-type="string" table:style-name="ce21">
            <text:p>ruso</text:p>
          </table:table-cell>
          <table:table-cell office:value-type="string" table:style-name="ce25">
            <text:p>mandarín</text:p>
          </table:table-cell>
          <table:table-cell office:value-type="string" table:style-name="ce21">
            <text:p>null</text:p>
          </table:table-cell>
          <table:table-cell office:value-type="string" table:style-name="ce21">
            <text:p>'Irma'</text:p>
          </table:table-cell>
          <table:table-cell office:value-type="string" table:style-name="ce21">
            <text:p>'Natividad'</text:p>
          </table:table-cell>
          <table:table-cell office:value-type="string" table:style-name="ce21">
            <text:p>'Cordova'</text:p>
          </table:table-cell>
          <table:table-cell office:value-type="string" table:style-name="ce21">
            <text:p>'Torrez'</text:p>
          </table:table-cell>
          <table:table-cell office:value-type="string" table:style-name="ce22">
            <text:p>1971-01-05</text:p>
          </table:table-cell>
          <table:table-cell office:value-type="string" table:style-name="ce21">
            <text:p>primo</text:p>
          </table:table-cell>
          <table:table-cell office:value-type="float" office:value="412" table:style-name="ce21">
            <text:p>412</text:p>
          </table:table-cell>
          <table:table-cell office:value-type="float" office:value="8235749" table:formula="of:=RANDBETWEEN(1000000;9999999)" table:style-name="ce26">
            <text:p>8235749</text:p>
          </table:table-cell>
          <table:table-cell office:value-type="string" table:style-name="ce21">
            <text:p>'Samuel'</text:p>
          </table:table-cell>
          <table:table-cell office:value-type="string" table:style-name="ce21">
            <text:p>'Tulio'</text:p>
          </table:table-cell>
          <table:table-cell office:value-type="string" table:style-name="ce21">
            <text:p>'Rolon'</text:p>
          </table:table-cell>
          <table:table-cell office:value-type="string" table:style-name="ce21">
            <text:p>'Henderson'</text:p>
          </table:table-cell>
          <table:table-cell office:value-type="string" table:style-name="ce22">
            <text:p>1971-01-05</text:p>
          </table:table-cell>
          <table:table-cell office:value-type="string" table:style-name="ce21">
            <text:p>abuelo</text:p>
          </table:table-cell>
          <table:table-cell office:value-type="float" office:value="412" table:style-name="ce21">
            <text:p>412</text:p>
          </table:table-cell>
          <table:table-cell office:value-type="float" office:value="6816103" table:formula="of:=RANDBETWEEN(1000000;9999999)" table:style-name="ce26">
            <text:p>6816103</text:p>
          </table:table-cell>
          <table:table-cell office:value-type="float" office:value="78194373" table:formula="of:=RANDBETWEEN(10000000;100000000)" table:style-name="ce26">
            <text:p>78194373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5">
            <text:p>Psicología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float" office:value="36" table:formula="of:=[.D105]" table:style-name="ce21">
            <text:p>36</text:p>
          </table:table-cell>
          <table:table-cell table:style-name="ce21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4588388) ,ROW('14275362','Taiwán'),ARRAY['español','inglés','hindi','ruso','mandarín','null']::varchar(50)[], ARRAY[ ROW('Irma','Natividad','Cordova','Torrez','1971-01-05','primo',ROW(58,4128235749) ), ROW('Samuel','Tulio','Rolon','Henderson','1971-01-05','abuelo',ROW(58,4126816103) )]::familiar_ty[], ARRAY[ ROW('78194373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7">
            <text:p>('Marcelo',null,'Parada','Alcantar','1984-12-24',163,83,'azul oscuro','20/100','no_clasificado','personal_inteligencia_data/foto.png','personal_inteligencia_data/huella_digital.png','personal_inteligencia_data/huella_retina.png',ROW(58,2874588388) ,ROW('14275362','Taiwán'),ARRAY['español','inglés','hindi','ruso','mandarín','null']::varchar(50)[], ARRAY[ ROW('Irma','Natividad','Cordova','Torrez','1971-01-05','primo',ROW(58,4128235749) ), ROW('Samuel','Tulio','Rolon','Henderson','1971-01-05','abuelo',ROW(58,4126816103) )]::familiar_ty[], ARRAY[ ROW('78194373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7"/>
          <table:table-cell table:style-name="ce10"/>
          <table:table-cell table:style-name="ce28"/>
          <table:table-cell table:style-name="ce29"/>
          <table:table-cell table:style-name="ce1"/>
          <table:table-cell table:number-columns-repeated="14" table:style-name="ce29"/>
          <table:table-cell table:number-columns-repeated="2" table:style-name="ce30"/>
          <table:table-cell table:number-columns-repeated="5" table:style-name="ce29"/>
          <table:table-cell table:number-columns-repeated="2" table:style-name="ce31"/>
          <table:table-cell table:number-columns-repeated="4" table:style-name="ce29"/>
          <table:table-cell table:style-name="ce32"/>
          <table:table-cell table:style-name="ce29"/>
          <table:table-cell table:style-name="ce31"/>
          <table:table-cell table:style-name="ce30"/>
          <table:table-cell table:number-columns-repeated="4" table:style-name="ce29"/>
          <table:table-cell table:style-name="ce32"/>
          <table:table-cell table:style-name="ce29"/>
          <table:table-cell table:style-name="ce31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29"/>
          <table:table-cell table:number-columns-repeated="5" table:style-name="ce30"/>
          <table:table-cell table:number-columns-repeated="2" table:style-name="ce29"/>
          <table:table-cell table:style-name="ce33"/>
          <table:table-cell table:number-columns-repeated="956" table:style-name="ce29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2" table:style-name="ce1"/>
          <table:table-cell table:style-name="ce16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6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6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6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6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6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6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6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6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6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6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6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6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6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6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6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6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6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6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6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6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6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6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6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6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6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6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6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6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6"/>
          <table:table-cell office:value-type="string" table:style-name="ce1">
            <text:p>&lt;--Termina</text:p>
          </table:table-cell>
          <table:table-cell table:style-name="ce1"/>
          <table:table-cell table:style-name="ce36"/>
          <table:table-cell table:number-columns-repeated="16380" table:style-name="ce1"/>
        </table:table-row>
        <table:table-row table:number-rows-repeated="7" table:style-name="ro4">
          <table:table-cell table:style-name="ce16"/>
          <table:table-cell table:number-columns-repeated="2" table:style-name="ce1"/>
          <table:table-cell table:style-name="ce36"/>
          <table:table-cell table:number-columns-repeated="16380" table:style-name="ce1"/>
        </table:table-row>
        <table:table-row table:style-name="ro1">
          <table:table-cell table:style-name="ce16"/>
          <table:table-cell table:number-columns-repeated="16383" table:style-name="ce1"/>
        </table:table-row>
        <table:table-row table:number-rows-repeated="3" table:style-name="ro1">
          <table:table-cell table:style-name="ce37"/>
          <table:table-cell table:number-columns-repeated="16383" table:style-name="ce1"/>
        </table:table-row>
        <table:table-row table:number-rows-repeated="3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8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8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6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59240762" table:formula="of:=RANDBETWEEN(10000000;100000000)" table:style-name="ce2">
            <text:p>5924076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59240762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59240762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9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36779637" table:formula="of:=RANDBETWEEN(10000000;100000000)" table:style-name="ce2">
            <text:p>3677963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36779637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36779637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9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75588122" table:formula="of:=RANDBETWEEN(10000000;100000000)" table:style-name="ce2">
            <text:p>7558812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75588122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75588122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9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66986962" table:formula="of:=RANDBETWEEN(10000000;100000000)" table:style-name="ce2">
            <text:p>6698696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66986962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66986962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9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83671200" table:formula="of:=RANDBETWEEN(10000000;100000000)" table:style-name="ce2">
            <text:p>8367120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83671200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83671200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9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54245740" table:formula="of:=RANDBETWEEN(10000000;100000000)" table:style-name="ce2">
            <text:p>5424574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54245740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54245740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9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99739311" table:formula="of:=RANDBETWEEN(10000000;100000000)" table:style-name="ce2">
            <text:p>9973931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99739311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99739311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9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35275642" table:formula="of:=RANDBETWEEN(10000000;100000000)" table:style-name="ce2">
            <text:p>3527564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35275642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35275642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9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16726408" table:formula="of:=RANDBETWEEN(10000000;100000000)" table:style-name="ce2">
            <text:p>1672640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16726408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16726408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9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45632313" table:formula="of:=RANDBETWEEN(10000000;100000000)" table:style-name="ce2">
            <text:p>4563231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45632313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45632313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9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75135188" table:formula="of:=RANDBETWEEN(10000000;100000000)" table:style-name="ce2">
            <text:p>7513518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75135188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75135188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9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79995121" table:formula="of:=RANDBETWEEN(10000000;100000000)" table:style-name="ce2">
            <text:p>7999512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79995121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79995121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9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65899503" table:formula="of:=RANDBETWEEN(10000000;100000000)" table:style-name="ce2">
            <text:p>6589950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65899503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65899503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9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80354929" table:formula="of:=RANDBETWEEN(10000000;100000000)" table:style-name="ce2">
            <text:p>80354929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80354929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80354929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9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73830309" table:formula="of:=RANDBETWEEN(10000000;100000000)" table:style-name="ce2">
            <text:p>7383030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73830309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73830309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9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83022592" table:formula="of:=RANDBETWEEN(10000000;100000000)" table:style-name="ce2">
            <text:p>8302259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83022592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83022592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9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37615691" table:formula="of:=RANDBETWEEN(10000000;100000000)" table:style-name="ce2">
            <text:p>3761569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37615691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37615691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9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86665327" table:formula="of:=RANDBETWEEN(10000000;100000000)" table:style-name="ce2">
            <text:p>86665327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86665327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86665327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9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90977085" table:formula="of:=RANDBETWEEN(10000000;100000000)" table:style-name="ce2">
            <text:p>9097708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90977085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90977085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9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39404938" table:formula="of:=RANDBETWEEN(10000000;100000000)" table:style-name="ce2">
            <text:p>3940493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39404938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39404938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9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34415903" table:formula="of:=RANDBETWEEN(10000000;100000000)" table:style-name="ce2">
            <text:p>3441590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34415903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34415903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9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79321346" table:formula="of:=RANDBETWEEN(10000000;100000000)" table:style-name="ce2">
            <text:p>79321346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79321346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79321346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9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66933687" table:formula="of:=RANDBETWEEN(10000000;100000000)" table:style-name="ce2">
            <text:p>6693368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66933687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66933687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9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73010427" table:formula="of:=RANDBETWEEN(10000000;100000000)" table:style-name="ce2">
            <text:p>73010427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73010427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73010427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9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60490883" table:formula="of:=RANDBETWEEN(10000000;100000000)" table:style-name="ce2">
            <text:p>6049088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60490883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60490883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9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34346767" table:formula="of:=RANDBETWEEN(10000000;100000000)" table:style-name="ce2">
            <text:p>34346767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34346767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34346767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9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89427609" table:formula="of:=RANDBETWEEN(10000000;100000000)" table:style-name="ce2">
            <text:p>8942760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89427609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89427609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9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98806602" table:formula="of:=RANDBETWEEN(10000000;100000000)" table:style-name="ce2">
            <text:p>9880660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98806602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98806602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9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38283829" table:formula="of:=RANDBETWEEN(10000000;100000000)" table:style-name="ce2">
            <text:p>3828382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38283829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38283829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9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99861147" table:formula="of:=RANDBETWEEN(10000000;100000000)" table:style-name="ce2">
            <text:p>9986114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99861147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99861147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9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38300789" table:formula="of:=RANDBETWEEN(10000000;100000000)" table:style-name="ce2">
            <text:p>3830078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38300789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38300789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9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98574621" table:formula="of:=RANDBETWEEN(10000000;100000000)" table:style-name="ce2">
            <text:p>9857462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98574621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98574621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9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27185537" table:formula="of:=RANDBETWEEN(10000000;100000000)" table:style-name="ce2">
            <text:p>2718553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27185537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27185537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9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61619013" table:formula="of:=RANDBETWEEN(10000000;100000000)" table:style-name="ce2">
            <text:p>6161901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61619013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61619013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9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53029379" table:formula="of:=RANDBETWEEN(10000000;100000000)" table:style-name="ce2">
            <text:p>5302937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53029379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53029379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9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75677581" table:formula="of:=RANDBETWEEN(10000000;100000000)" table:style-name="ce2">
            <text:p>7567758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75677581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75677581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9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96066701" table:formula="of:=RANDBETWEEN(10000000;100000000)" table:style-name="ce2">
            <text:p>9606670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96066701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96066701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9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99627638" table:formula="of:=RANDBETWEEN(10000000;100000000)" table:style-name="ce2">
            <text:p>9962763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99627638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99627638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9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73889193" table:formula="of:=RANDBETWEEN(10000000;100000000)" table:style-name="ce2">
            <text:p>738891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73889193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73889193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9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51953111" table:formula="of:=RANDBETWEEN(10000000;100000000)" table:style-name="ce2">
            <text:p>5195311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51953111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51953111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9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55674402" table:formula="of:=RANDBETWEEN(10000000;100000000)" table:style-name="ce2">
            <text:p>5567440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55674402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55674402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9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31694786" table:formula="of:=RANDBETWEEN(10000000;100000000)" table:style-name="ce2">
            <text:p>31694786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31694786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31694786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9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31277085" table:formula="of:=RANDBETWEEN(10000000;100000000)" table:style-name="ce2">
            <text:p>3127708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31277085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31277085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9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21887526" table:formula="of:=RANDBETWEEN(10000000;100000000)" table:style-name="ce2">
            <text:p>2188752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21887526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21887526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38781878" table:formula="of:=RANDBETWEEN(10000000;100000000)" table:style-name="ce2">
            <text:p>3878187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38781878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38781878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9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25666281" table:formula="of:=RANDBETWEEN(10000000;100000000)" table:style-name="ce2">
            <text:p>2566628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25666281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25666281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9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95262038" table:formula="of:=RANDBETWEEN(10000000;100000000)" table:style-name="ce2">
            <text:p>9526203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95262038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95262038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9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46262133" table:formula="of:=RANDBETWEEN(10000000;100000000)" table:style-name="ce2">
            <text:p>4626213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46262133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46262133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9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50307836" table:formula="of:=RANDBETWEEN(10000000;100000000)" table:style-name="ce2">
            <text:p>5030783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50307836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50307836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9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92030661" table:formula="of:=RANDBETWEEN(10000000;100000000)" table:style-name="ce2">
            <text:p>9203066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92030661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92030661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1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70566512" table:formula="of:=RANDBETWEEN(10000000;100000000)" table:style-name="ce2">
            <text:p>7056651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70566512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70566512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48842236" table:formula="of:=RANDBETWEEN(10000000;100000000)" table:style-name="ce2">
            <text:p>4884223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48842236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48842236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9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15274621" table:formula="of:=RANDBETWEEN(10000000;100000000)" table:style-name="ce2">
            <text:p>1527462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15274621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15274621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9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60662448" table:formula="of:=RANDBETWEEN(10000000;100000000)" table:style-name="ce2">
            <text:p>6066244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60662448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60662448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9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53190846" table:formula="of:=RANDBETWEEN(10000000;100000000)" table:style-name="ce2">
            <text:p>5319084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53190846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53190846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9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17524138" table:formula="of:=RANDBETWEEN(10000000;100000000)" table:style-name="ce2">
            <text:p>17524138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17524138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17524138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9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92436700" table:formula="of:=RANDBETWEEN(10000000;100000000)" table:style-name="ce2">
            <text:p>9243670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92436700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92436700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9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62872659" table:formula="of:=RANDBETWEEN(10000000;100000000)" table:style-name="ce2">
            <text:p>6287265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62872659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62872659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9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97339245" table:formula="of:=RANDBETWEEN(10000000;100000000)" table:style-name="ce2">
            <text:p>9733924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97339245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97339245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9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60049618" table:formula="of:=RANDBETWEEN(10000000;100000000)" table:style-name="ce2">
            <text:p>6004961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60049618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60049618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9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88153391" table:formula="of:=RANDBETWEEN(10000000;100000000)" table:style-name="ce2">
            <text:p>8815339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88153391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88153391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9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51774802" table:formula="of:=RANDBETWEEN(10000000;100000000)" table:style-name="ce2">
            <text:p>5177480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51774802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51774802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9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88781746" table:formula="of:=RANDBETWEEN(10000000;100000000)" table:style-name="ce2">
            <text:p>88781746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88781746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88781746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9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91312211" table:formula="of:=RANDBETWEEN(10000000;100000000)" table:style-name="ce2">
            <text:p>9131221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91312211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91312211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9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37968639" table:formula="of:=RANDBETWEEN(10000000;100000000)" table:style-name="ce2">
            <text:p>3796863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37968639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37968639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9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70586771" table:formula="of:=RANDBETWEEN(10000000;100000000)" table:style-name="ce2">
            <text:p>7058677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70586771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70586771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9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52107959" table:formula="of:=RANDBETWEEN(10000000;100000000)" table:style-name="ce2">
            <text:p>5210795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52107959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52107959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9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62657884" table:formula="of:=RANDBETWEEN(10000000;100000000)" table:style-name="ce2">
            <text:p>62657884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62657884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62657884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9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67970849" table:formula="of:=RANDBETWEEN(10000000;100000000)" table:style-name="ce2">
            <text:p>6797084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67970849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67970849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9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83661649" table:formula="of:=RANDBETWEEN(10000000;100000000)" table:style-name="ce2">
            <text:p>83661649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83661649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83661649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9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35222108" table:formula="of:=RANDBETWEEN(10000000;100000000)" table:style-name="ce2">
            <text:p>3522210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35222108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35222108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9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30713195" table:formula="of:=RANDBETWEEN(10000000;100000000)" table:style-name="ce2">
            <text:p>3071319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30713195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30713195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9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71947428" table:formula="of:=RANDBETWEEN(10000000;100000000)" table:style-name="ce2">
            <text:p>7194742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71947428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71947428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9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91175225" table:formula="of:=RANDBETWEEN(10000000;100000000)" table:style-name="ce2">
            <text:p>9117522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91175225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91175225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9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83407349" table:formula="of:=RANDBETWEEN(10000000;100000000)" table:style-name="ce2">
            <text:p>8340734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83407349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83407349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9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90979425" table:formula="of:=RANDBETWEEN(10000000;100000000)" table:style-name="ce2">
            <text:p>9097942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90979425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90979425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9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11031873" table:formula="of:=RANDBETWEEN(10000000;100000000)" table:style-name="ce2">
            <text:p>1103187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11031873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11031873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9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18444420" table:formula="of:=RANDBETWEEN(10000000;100000000)" table:style-name="ce2">
            <text:p>18444420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18444420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18444420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9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93931735" table:formula="of:=RANDBETWEEN(10000000;100000000)" table:style-name="ce2">
            <text:p>9393173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93931735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93931735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9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46178945" table:formula="of:=RANDBETWEEN(10000000;100000000)" table:style-name="ce2">
            <text:p>4617894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46178945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46178945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9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70456776" table:formula="of:=RANDBETWEEN(10000000;100000000)" table:style-name="ce2">
            <text:p>7045677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70456776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70456776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9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37532238" table:formula="of:=RANDBETWEEN(10000000;100000000)" table:style-name="ce2">
            <text:p>3753223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37532238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37532238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9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72062173" table:formula="of:=RANDBETWEEN(10000000;100000000)" table:style-name="ce2">
            <text:p>7206217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72062173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72062173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9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14622049" table:formula="of:=RANDBETWEEN(10000000;100000000)" table:style-name="ce2">
            <text:p>1462204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14622049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14622049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9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46659114" table:formula="of:=RANDBETWEEN(10000000;100000000)" table:style-name="ce2">
            <text:p>4665911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46659114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46659114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9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44005659" table:formula="of:=RANDBETWEEN(10000000;100000000)" table:style-name="ce2">
            <text:p>4400565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44005659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44005659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9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19525358" table:formula="of:=RANDBETWEEN(10000000;100000000)" table:style-name="ce2">
            <text:p>1952535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19525358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19525358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9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51406225" table:formula="of:=RANDBETWEEN(10000000;100000000)" table:style-name="ce2">
            <text:p>5140622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51406225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51406225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9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29819334" table:formula="of:=RANDBETWEEN(10000000;100000000)" table:style-name="ce2">
            <text:p>2981933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29819334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29819334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9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34067115" table:formula="of:=RANDBETWEEN(10000000;100000000)" table:style-name="ce2">
            <text:p>3406711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34067115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34067115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9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85030054" table:formula="of:=RANDBETWEEN(10000000;100000000)" table:style-name="ce2">
            <text:p>8503005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85030054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85030054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9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85446907" table:formula="of:=RANDBETWEEN(10000000;100000000)" table:style-name="ce2">
            <text:p>8544690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85446907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85446907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9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95322346" table:formula="of:=RANDBETWEEN(10000000;100000000)" table:style-name="ce2">
            <text:p>95322346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95322346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95322346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9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57848538" table:formula="of:=RANDBETWEEN(10000000;100000000)" table:style-name="ce2">
            <text:p>5784853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57848538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57848538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9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82580661" table:formula="of:=RANDBETWEEN(10000000;100000000)" table:style-name="ce2">
            <text:p>8258066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82580661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82580661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21657540" table:formula="of:=RANDBETWEEN(10000000;100000000)" table:style-name="ce2">
            <text:p>21657540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21657540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21657540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9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77466370" table:formula="of:=RANDBETWEEN(10000000;100000000)" table:style-name="ce2">
            <text:p>7746637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77466370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77466370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9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57338500" table:formula="of:=RANDBETWEEN(10000000;100000000)" table:style-name="ce2">
            <text:p>5733850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57338500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57338500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9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91604924" table:formula="of:=RANDBETWEEN(10000000;100000000)" table:style-name="ce2">
            <text:p>9160492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91604924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91604924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9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98846040" table:formula="of:=RANDBETWEEN(10000000;100000000)" table:style-name="ce2">
            <text:p>9884604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98846040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98846040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9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20356093" table:formula="of:=RANDBETWEEN(10000000;100000000)" table:style-name="ce2">
            <text:p>203560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20356093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20356093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1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44984004" table:formula="of:=RANDBETWEEN(10000000;100000000)" table:style-name="ce2">
            <text:p>44984004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44984004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44984004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2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2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8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3"/>
        <table:table-column table:style-name="co61" table:default-cell-style-name="ce1"/>
        <table:table-column table:style-name="co62" table:default-cell-style-name="ce1"/>
        <table:table-column table:style-name="co59" table:default-cell-style-name="ce44"/>
        <table:table-column table:style-name="co63" table:default-cell-style-name="ce44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5">
            <text:p>primer_nombre</text:p>
          </table:table-cell>
          <table:table-cell office:value-type="string" table:style-name="ce45">
            <text:p>primer_apellido</text:p>
          </table:table-cell>
          <table:table-cell office:value-type="string" table:style-name="ce45">
            <text:p>fecha_nacimiento</text:p>
          </table:table-cell>
          <table:table-cell office:value-type="string" table:style-name="ce45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5">
            <text:p>Columna3</text:p>
          </table:table-cell>
          <table:table-cell office:value-type="string" table:style-name="ce46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6">
            <text:p>fk_estacion</text:p>
          </table:table-cell>
          <table:table-cell office:value-type="string" table:style-name="ce46">
            <text:p>fk_oficina_principal</text:p>
          </table:table-cell>
          <table:table-cell office:value-type="string" table:style-name="ce47">
            <text:p>fk_empleado_jefe</text:p>
          </table:table-cell>
          <table:table-cell office:value-type="string" table:style-name="ce39">
            <text:p>fecha_inicio</text:p>
          </table:table-cell>
          <table:table-cell office:value-type="string" table:style-name="ce39">
            <text:p>fecha_fin</text:p>
          </table:table-cell>
          <table:table-cell office:value-type="string" table:style-name="ce39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40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3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40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3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40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3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40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3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40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3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40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3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40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3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40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3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40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3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40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3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40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3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40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3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40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3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40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3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40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3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40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3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40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3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40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3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40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3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40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3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40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3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40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3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40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3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40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3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40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3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40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3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40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3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40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3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40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3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40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3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40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3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40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3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40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3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40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3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40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3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40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3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40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3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40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3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40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3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40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3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40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3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40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3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40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3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40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3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40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3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40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3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4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40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3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4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40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3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4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40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3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4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40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3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4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40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3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3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3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3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3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3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3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3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3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3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3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3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3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3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3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3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3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3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3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3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3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3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3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3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3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3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3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3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3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3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3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3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3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3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3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3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3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3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3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3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3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3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3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3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3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3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3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3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3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3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3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3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3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3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3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3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3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3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3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9"/>
          <table:table-cell table:number-columns-repeated="3" table:style-name="ce21"/>
          <table:table-cell table:style-name="ce49"/>
          <table:table-cell office:value-type="float" office:value="204" table:style-name="ce50">
            <text:p>204</text:p>
          </table:table-cell>
          <table:table-cell office:value-type="float" office:value="102" table:style-name="ce21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3">
            <text:p>27</text:p>
          </table:table-cell>
          <table:table-cell office:value-type="float" office:value="9" table:style-name="ce51">
            <text:p>9</text:p>
          </table:table-cell>
          <table:table-cell office:value-type="float" office:value="37" table:style-name="ce18">
            <text:p>3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40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3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9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40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3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40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3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40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3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40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3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40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3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40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3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40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3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40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3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40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3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40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3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40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3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40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3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40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3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40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3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40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3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40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3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40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3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40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3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40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3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40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3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40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3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40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3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40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3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40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3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40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3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40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3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40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3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40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3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40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3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40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3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40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3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40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3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40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3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40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3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40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3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40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3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40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3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40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3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40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3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40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3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40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3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40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3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40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3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40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3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40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3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4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40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3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4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40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3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4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40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3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4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40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3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9">
            <text:p>'Marcelo'</text:p>
          </table:table-cell>
          <table:table-cell office:value-type="string" table:style-name="ce49">
            <text:p>'Parada'</text:p>
          </table:table-cell>
          <table:table-cell office:value-type="string" table:style-name="ce52">
            <text:p>1984-12-24</text:p>
          </table:table-cell>
          <table:table-cell office:value-type="string" table:style-name="ce49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8">
            <text:p>Gold Coast</text:p>
          </table:table-cell>
          <table:table-cell office:value-type="string" table:style-name="ce19">
            <text:p>Australia</text:p>
          </table:table-cell>
          <table:table-cell table:style-name="ce49"/>
          <table:table-cell office:value-type="float" office:value="102" table:style-name="ce43">
            <text:p>102</text:p>
          </table:table-cell>
          <table:table-cell office:value-type="float" office:value="102" table:style-name="ce20">
            <text:p>102</text:p>
          </table:table-cell>
          <table:table-cell office:value-type="string" table:style-name="ce21">
            <text:p>analista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3"/>
          <table:table-cell table:number-columns-repeated="3" table:style-name="ce29"/>
          <table:table-cell table:style-name="ce53"/>
          <table:table-cell office:value-type="float" office:value="103" table:style-name="ce54">
            <text:p>103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analista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6">
            <text:p>11</text:p>
          </table:table-cell>
          <table:table-cell office:value-type="string" table:style-name="ce48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3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3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3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3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3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3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3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3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3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3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3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3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3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3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3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3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3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3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3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3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3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3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3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3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3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3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3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3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3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3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3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3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3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3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3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3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3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3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3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3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3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3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3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3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3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3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3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3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3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3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3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3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3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3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3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3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3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3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3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1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3"/>
          <table:table-cell table:number-columns-repeated="2" table:style-name="ce1"/>
          <table:table-cell table:style-name="ce50"/>
          <table:table-cell table:style-name="ce44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1-12-25T03:25:29Z</dc:date>
    <meta:editing-cycles>16</meta:editing-cycles>
    <meta:editing-duration>PT7969S</meta:editing-duration>
    <meta:user-defined meta:name="AppVersion">15.0000</meta:user-defined>
  </office:meta>
</office:document-meta>
</file>